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449in" svg:x="8in" svg:y="0.3555in">
            <draw:object draw:notify-on-update-of-ranges="Sheet1.B2:Sheet1.B237 Sheet1.C1:Sheet1.C1 Sheet1.C2:Sheet1.C2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4.2669in">
            <draw:object draw:notify-on-update-of-ranges="Sheet1.C2:Sheet1.C237 Sheet1.D1:Sheet1.D1 Sheet1.D2:Sheet1.D2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0004in" svg:y="8.0004in">
            <draw:object draw:notify-on-update-of-ranges="Sheet1.E2:Sheet1.E237 Sheet1.F1:Sheet1.F1 Sheet1.F2:Sheet1.F2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8.0004in" svg:y="11.7339in">
            <draw:object draw:notify-on-update-of-ranges="Sheet1.F2:Sheet1.F237 Sheet1.G1:Sheet1.G1 Sheet1.G2:Sheet1.G2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5"/>
        <table:table-column table:style-name="co2" table:default-cell-style-name="ce9"/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mm</text:p>
          </table:table-cell>
          <table:table-cell table:style-name="ce4" office:value-type="string" calcext:value-type="string">
            <text:p>lmm</text:p>
          </table:table-cell>
          <table:table-cell table:style-name="ce4" office:value-type="string" calcext:value-type="string">
            <text:p>hl</text:p>
          </table:table-cell>
          <table:table-cell table:style-name="ce4" office:value-type="string" calcext:value-type="string">
            <text:p>lw</text:p>
          </table:table-cell>
          <table:table-cell table:style-name="ce8" office:value-type="string" calcext:value-type="string">
            <text:p>wh</text:p>
          </table:table-cell>
        </table:table-row>
        <table:table-row table:style-name="ro2">
          <table:table-cell office:value-type="string" calcext:value-type="string">
            <text:p><text:a xlink:href="http://dbpedia.org/resource/Fiat_Seicento" xlink:type="simple">http://dbpedia.org/resource/Fiat_Seicento</text:a></text:p>
          </table:table-cell>
          <table:table-cell office:value-type="float" office:value="1508" calcext:value-type="float">
            <text:p>1508</text:p>
          </table:table-cell>
          <table:table-cell office:value-type="float" office:value="1420" calcext:value-type="float">
            <text:p>1420</text:p>
          </table:table-cell>
          <table:table-cell office:value-type="float" office:value="3337" calcext:value-type="float">
            <text:p>3337</text:p>
          </table:table-cell>
          <table:table-cell office:value-type="float" office:value="0.425532" calcext:value-type="float">
            <text:p>0.425532</text:p>
          </table:table-cell>
          <table:table-cell office:value-type="float" office:value="2.21286" calcext:value-type="float">
            <text:p>2.21286</text:p>
          </table:table-cell>
          <table:table-cell office:value-type="float" office:value="1.06197" calcext:value-type="float">
            <text:p>1.06197</text:p>
          </table:table-cell>
        </table:table-row>
        <table:table-row table:style-name="ro1">
          <table:table-cell office:value-type="string" calcext:value-type="string">
            <text:p><text:a xlink:href="http://dbpedia.org/resource/Hyundai_Eon" xlink:type="simple">http://dbpedia.org/resource/Hyundai_Eon</text:a>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3495" calcext:value-type="float">
            <text:p>3495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2.25484" calcext:value-type="float">
            <text:p>2.25484</text:p>
          </table:table-cell>
          <table:table-cell office:value-type="float" office:value="1.03333" calcext:value-type="float">
            <text:p>1.03333</text:p>
          </table:table-cell>
        </table:table-row>
        <table:table-row table:style-name="ro1">
          <table:table-cell office:value-type="string" calcext:value-type="string">
            <text:p><text:a xlink:href="http://dbpedia.org/resource/Hyundai_i10" xlink:type="simple">http://dbpedia.org/resource/Hyundai_i10</text:a></text:p>
          </table:table-cell>
          <table:table-cell office:value-type="float" office:value="1595" calcext:value-type="float">
            <text:p>1595</text:p>
          </table:table-cell>
          <table:table-cell office:value-type="float" office:value="1550" calcext:value-type="float">
            <text:p>1550</text:p>
          </table:table-cell>
          <table:table-cell office:value-type="float" office:value="3565" calcext:value-type="float">
            <text:p>3565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2.23511" calcext:value-type="float">
            <text:p>2.23511</text:p>
          </table:table-cell>
          <table:table-cell office:value-type="float" office:value="1.02903" calcext:value-type="float">
            <text:p>1.02903</text:p>
          </table:table-cell>
        </table:table-row>
        <table:table-row table:style-name="ro1">
          <table:table-cell office:value-type="string" calcext:value-type="string">
            <text:p><text:a xlink:href="http://dbpedia.org/resource/Fiat_Siena" xlink:type="simple">http://dbpedia.org/resource/Fiat_Siena</text:a></text:p>
          </table:table-cell>
          <table:table-cell office:value-type="float" office:value="1614" calcext:value-type="float">
            <text:p>1614</text:p>
          </table:table-cell>
          <table:table-cell office:value-type="float" office:value="1445" calcext:value-type="float">
            <text:p>1445</text:p>
          </table:table-cell>
          <table:table-cell office:value-type="float" office:value="4100" calcext:value-type="float">
            <text:p>4100</text:p>
          </table:table-cell>
          <table:table-cell office:value-type="float" office:value="0.352439" calcext:value-type="float">
            <text:p>0.352439</text:p>
          </table:table-cell>
          <table:table-cell office:value-type="float" office:value="2.54027" calcext:value-type="float">
            <text:p>2.54027</text:p>
          </table:table-cell>
          <table:table-cell office:value-type="float" office:value="1.11696" calcext:value-type="float">
            <text:p>1.11696</text:p>
          </table:table-cell>
        </table:table-row>
        <table:table-row table:style-name="ro1">
          <table:table-cell office:value-type="string" calcext:value-type="string">
            <text:p><text:a xlink:href="http://dbpedia.org/resource/Lada_Riva" xlink:type="simple">http://dbpedia.org/resource/Lada_Riva</text:a></text:p>
          </table:table-cell>
          <table:table-cell office:value-type="float" office:value="1617" calcext:value-type="float">
            <text:p>1617</text:p>
          </table:table-cell>
          <table:table-cell office:value-type="float" office:value="1442" calcext:value-type="float">
            <text:p>1442</text:p>
          </table:table-cell>
          <table:table-cell office:value-type="float" office:value="4120" calcext:value-type="float">
            <text:p>4120</text:p>
          </table:table-cell>
          <table:table-cell office:value-type="float" office:value="0.35" calcext:value-type="float">
            <text:p>0.35</text:p>
          </table:table-cell>
          <table:table-cell office:value-type="float" office:value="2.54793" calcext:value-type="float">
            <text:p>2.54793</text:p>
          </table:table-cell>
          <table:table-cell office:value-type="float" office:value="1.12136" calcext:value-type="float">
            <text:p>1.12136</text:p>
          </table:table-cell>
        </table:table-row>
        <table:table-row table:style-name="ro1">
          <table:table-cell office:value-type="string" calcext:value-type="string">
            <text:p><text:a xlink:href="http://dbpedia.org/resource/Fiat_500_(2007)" xlink:type="simple">http://dbpedia.org/resource/Fiat_500_(2007)</text:a></text:p>
          </table:table-cell>
          <table:table-cell office:value-type="float" office:value="1627" calcext:value-type="float">
            <text:p>1627</text:p>
          </table:table-cell>
          <table:table-cell office:value-type="float" office:value="1488" calcext:value-type="float">
            <text:p>1488</text:p>
          </table:table-cell>
          <table:table-cell office:value-type="float" office:value="3546" calcext:value-type="float">
            <text:p>3546</text:p>
          </table:table-cell>
          <table:table-cell office:value-type="float" office:value="0.419628" calcext:value-type="float">
            <text:p>0.419628</text:p>
          </table:table-cell>
          <table:table-cell office:value-type="float" office:value="2.17947" calcext:value-type="float">
            <text:p>2.17947</text:p>
          </table:table-cell>
          <table:table-cell office:value-type="float" office:value="1.09341" calcext:value-type="float">
            <text:p>1.09341</text:p>
          </table:table-cell>
        </table:table-row>
        <table:table-row table:style-name="ro1">
          <table:table-cell office:value-type="string" calcext:value-type="string">
            <text:p><text:a xlink:href="http://dbpedia.org/resource/Peugeot_107" xlink:type="simple">http://dbpedia.org/resource/Peugeot_107</text:a></text:p>
          </table:table-cell>
          <table:table-cell office:value-type="float" office:value="1630" calcext:value-type="float">
            <text:p>1630</text:p>
          </table:table-cell>
          <table:table-cell office:value-type="float" office:value="1470" calcext:value-type="float">
            <text:p>1470</text:p>
          </table:table-cell>
          <table:table-cell office:value-type="float" office:value="3430" calcext:value-type="float">
            <text:p>3430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2.10429" calcext:value-type="float">
            <text:p>2.10429</text:p>
          </table:table-cell>
          <table:table-cell office:value-type="float" office:value="1.10884" calcext:value-type="float">
            <text:p>1.10884</text:p>
          </table:table-cell>
        </table:table-row>
        <table:table-row table:style-name="ro1">
          <table:table-cell office:value-type="string" calcext:value-type="string">
            <text:p><text:a xlink:href="http://dbpedia.org/resource/Citroën_C1" xlink:type="simple">http://dbpedia.org/resource/Citro%C3%ABn_C1</text:a></text:p>
          </table:table-cell>
          <table:table-cell office:value-type="float" office:value="1630" calcext:value-type="float">
            <text:p>1630</text:p>
          </table:table-cell>
          <table:table-cell office:value-type="float" office:value="1468" calcext:value-type="float">
            <text:p>1468</text:p>
          </table:table-cell>
          <table:table-cell office:value-type="float" office:value="3435" calcext:value-type="float">
            <text:p>3435</text:p>
          </table:table-cell>
          <table:table-cell office:value-type="float" office:value="0.427365" calcext:value-type="float">
            <text:p>0.427365</text:p>
          </table:table-cell>
          <table:table-cell office:value-type="float" office:value="2.10736" calcext:value-type="float">
            <text:p>2.10736</text:p>
          </table:table-cell>
          <table:table-cell office:value-type="float" office:value="1.11035" calcext:value-type="float">
            <text:p>1.11035</text:p>
          </table:table-cell>
        </table:table-row>
        <table:table-row table:style-name="ro1">
          <table:table-cell office:value-type="string" calcext:value-type="string">
            <text:p><text:a xlink:href="http://dbpedia.org/resource/Volkswagen_Up" xlink:type="simple">http://dbpedia.org/resource/Volkswagen_Up</text:a></text:p>
          </table:table-cell>
          <table:table-cell office:value-type="float" office:value="1641" calcext:value-type="float">
            <text:p>1641</text:p>
          </table:table-cell>
          <table:table-cell office:value-type="float" office:value="1489" calcext:value-type="float">
            <text:p>1489</text:p>
          </table:table-cell>
          <table:table-cell office:value-type="float" office:value="3540" calcext:value-type="float">
            <text:p>3540</text:p>
          </table:table-cell>
          <table:table-cell office:value-type="float" office:value="0.420621" calcext:value-type="float">
            <text:p>0.420621</text:p>
          </table:table-cell>
          <table:table-cell office:value-type="float" office:value="2.15722" calcext:value-type="float">
            <text:p>2.15722</text:p>
          </table:table-cell>
          <table:table-cell office:value-type="float" office:value="1.10208" calcext:value-type="float">
            <text:p>1.10208</text:p>
          </table:table-cell>
        </table:table-row>
        <table:table-row table:style-name="ro1">
          <table:table-cell office:value-type="string" calcext:value-type="string">
            <text:p><text:a xlink:href="http://dbpedia.org/resource/Proton_Savvy" xlink:type="simple">http://dbpedia.org/resource/Proton_Savvy</text:a></text:p>
          </table:table-cell>
          <table:table-cell office:value-type="float" office:value="1643" calcext:value-type="float">
            <text:p>1643</text:p>
          </table:table-cell>
          <table:table-cell office:value-type="float" office:value="1480" calcext:value-type="float">
            <text:p>1480</text:p>
          </table:table-cell>
          <table:table-cell office:value-type="float" office:value="3710" calcext:value-type="float">
            <text:p>3710</text:p>
          </table:table-cell>
          <table:table-cell office:value-type="float" office:value="0.398922" calcext:value-type="float">
            <text:p>0.398922</text:p>
          </table:table-cell>
          <table:table-cell office:value-type="float" office:value="2.25806" calcext:value-type="float">
            <text:p>2.25806</text:p>
          </table:table-cell>
          <table:table-cell office:value-type="float" office:value="1.11014" calcext:value-type="float">
            <text:p>1.11014</text:p>
          </table:table-cell>
        </table:table-row>
        <table:table-row table:style-name="ro1">
          <table:table-cell office:value-type="string" calcext:value-type="string">
            <text:p><text:a xlink:href="http://dbpedia.org/resource/Fiat_Strada" xlink:type="simple">http://dbpedia.org/resource/Fiat_Strada</text:a></text:p>
          </table:table-cell>
          <table:table-cell office:value-type="float" office:value="1644" calcext:value-type="float">
            <text:p>1644</text:p>
          </table:table-cell>
          <table:table-cell office:value-type="float" office:value="1230" calcext:value-type="float">
            <text:p>1230</text:p>
          </table:table-cell>
          <table:table-cell office:value-type="float" office:value="4444" calcext:value-type="float">
            <text:p>4444</text:p>
          </table:table-cell>
          <table:table-cell office:value-type="float" office:value="0.276778" calcext:value-type="float">
            <text:p>0.276778</text:p>
          </table:table-cell>
          <table:table-cell office:value-type="float" office:value="2.70316" calcext:value-type="float">
            <text:p>2.70316</text:p>
          </table:table-cell>
          <table:table-cell office:value-type="float" office:value="1.33659" calcext:value-type="float">
            <text:p>1.33659</text:p>
          </table:table-cell>
        </table:table-row>
        <table:table-row table:style-name="ro1">
          <table:table-cell office:value-type="string" calcext:value-type="string">
            <text:p><text:a xlink:href="http://dbpedia.org/resource/Hyundai_Getz" xlink:type="simple">http://dbpedia.org/resource/Hyundai_Getz</text:a></text:p>
          </table:table-cell>
          <table:table-cell office:value-type="float" office:value="1665" calcext:value-type="float">
            <text:p>1665</text:p>
          </table:table-cell>
          <table:table-cell office:value-type="float" office:value="1490" calcext:value-type="float">
            <text:p>1490</text:p>
          </table:table-cell>
          <table:table-cell office:value-type="float" office:value="3810" calcext:value-type="float">
            <text:p>3810</text:p>
          </table:table-cell>
          <table:table-cell office:value-type="float" office:value="0.391076" calcext:value-type="float">
            <text:p>0.391076</text:p>
          </table:table-cell>
          <table:table-cell office:value-type="float" office:value="2.28829" calcext:value-type="float">
            <text:p>2.28829</text:p>
          </table:table-cell>
          <table:table-cell office:value-type="float" office:value="1.11745" calcext:value-type="float">
            <text:p>1.11745</text:p>
          </table:table-cell>
        </table:table-row>
        <table:table-row table:style-name="ro1">
          <table:table-cell office:value-type="string" calcext:value-type="string">
            <text:p><text:a xlink:href="http://dbpedia.org/resource/Audi_A2" xlink:type="simple">http://dbpedia.org/resource/Audi_A2</text:a></text:p>
          </table:table-cell>
          <table:table-cell office:value-type="float" office:value="1673" calcext:value-type="float">
            <text:p>1673</text:p>
          </table:table-cell>
          <table:table-cell office:value-type="float" office:value="1553" calcext:value-type="float">
            <text:p>1553</text:p>
          </table:table-cell>
          <table:table-cell office:value-type="float" office:value="3826" calcext:value-type="float">
            <text:p>3826</text:p>
          </table:table-cell>
          <table:table-cell office:value-type="float" office:value="0.405907" calcext:value-type="float">
            <text:p>0.405907</text:p>
          </table:table-cell>
          <table:table-cell office:value-type="float" office:value="2.28691" calcext:value-type="float">
            <text:p>2.28691</text:p>
          </table:table-cell>
          <table:table-cell office:value-type="float" office:value="1.07727" calcext:value-type="float">
            <text:p>1.07727</text:p>
          </table:table-cell>
        </table:table-row>
        <table:table-row table:style-name="ro1">
          <table:table-cell office:value-type="string" calcext:value-type="string">
            <text:p><text:a xlink:href="http://dbpedia.org/resource/Audi_A2" xlink:type="simple">http://dbpedia.org/resource/Audi_A2</text:a></text:p>
          </table:table-cell>
          <table:table-cell office:value-type="float" office:value="1673" calcext:value-type="float">
            <text:p>1673</text:p>
          </table:table-cell>
          <table:table-cell office:value-type="float" office:value="1553" calcext:value-type="float">
            <text:p>1553</text:p>
          </table:table-cell>
          <table:table-cell office:value-type="float" office:value="3826" calcext:value-type="float">
            <text:p>3826</text:p>
          </table:table-cell>
          <table:table-cell office:value-type="float" office:value="0.405907" calcext:value-type="float">
            <text:p>0.405907</text:p>
          </table:table-cell>
          <table:table-cell office:value-type="float" office:value="2.28691" calcext:value-type="float">
            <text:p>2.28691</text:p>
          </table:table-cell>
          <table:table-cell office:value-type="float" office:value="1.07727" calcext:value-type="float">
            <text:p>1.07727</text:p>
          </table:table-cell>
        </table:table-row>
        <table:table-row table:style-name="ro1">
          <table:table-cell office:value-type="string" calcext:value-type="string">
            <text:p><text:a xlink:href="http://dbpedia.org/resource/Ford_Figo" xlink:type="simple">http://dbpedia.org/resource/Ford_Figo</text:a></text:p>
          </table:table-cell>
          <table:table-cell office:value-type="float" office:value="1680" calcext:value-type="float">
            <text:p>1680</text:p>
          </table:table-cell>
          <table:table-cell office:value-type="float" office:value="1427" calcext:value-type="float">
            <text:p>1427</text:p>
          </table:table-cell>
          <table:table-cell office:value-type="float" office:value="3795" calcext:value-type="float">
            <text:p>3795</text:p>
          </table:table-cell>
          <table:table-cell office:value-type="float" office:value="0.376021" calcext:value-type="float">
            <text:p>0.376021</text:p>
          </table:table-cell>
          <table:table-cell office:value-type="float" office:value="2.25893" calcext:value-type="float">
            <text:p>2.25893</text:p>
          </table:table-cell>
          <table:table-cell office:value-type="float" office:value="1.17729" calcext:value-type="float">
            <text:p>1.17729</text:p>
          </table:table-cell>
        </table:table-row>
        <table:table-row table:style-name="ro2">
          <table:table-cell office:value-type="string" calcext:value-type="string">
            <text:p><text:a xlink:href="http://dbpedia.org/resource/Lada_Priora" xlink:type="simple">http://dbpedia.org/resource/Lada_Priora</text:a></text:p>
          </table:table-cell>
          <table:table-cell office:value-type="float" office:value="1680" calcext:value-type="float">
            <text:p>1680</text:p>
          </table:table-cell>
          <table:table-cell office:value-type="float" office:value="1420" calcext:value-type="float">
            <text:p>1420</text:p>
          </table:table-cell>
          <table:table-cell office:value-type="float" office:value="4350" calcext:value-type="float">
            <text:p>4350</text:p>
          </table:table-cell>
          <table:table-cell office:value-type="float" office:value="0.326437" calcext:value-type="float">
            <text:p>0.326437</text:p>
          </table:table-cell>
          <table:table-cell office:value-type="float" office:value="2.58929" calcext:value-type="float">
            <text:p>2.58929</text:p>
          </table:table-cell>
          <table:table-cell office:value-type="float" office:value="1.1831" calcext:value-type="float">
            <text:p>1.1831</text:p>
          </table:table-cell>
        </table:table-row>
        <table:table-row table:style-name="ro1">
          <table:table-cell office:value-type="string" calcext:value-type="string">
            <text:p><text:a xlink:href="http://dbpedia.org/resource/Volkswagen_Polo_Mk5" xlink:type="simple">http://dbpedia.org/resource/Volkswagen_Polo_Mk5</text:a></text:p>
          </table:table-cell>
          <table:table-cell office:value-type="float" office:value="1682" calcext:value-type="float">
            <text:p>1682</text:p>
          </table:table-cell>
          <table:table-cell office:value-type="float" office:value="1454" calcext:value-type="float">
            <text:p>1454</text:p>
          </table:table-cell>
          <table:table-cell office:value-type="float" office:value="3952" calcext:value-type="float">
            <text:p>3952</text:p>
          </table:table-cell>
          <table:table-cell office:value-type="float" office:value="0.367915" calcext:value-type="float">
            <text:p>0.367915</text:p>
          </table:table-cell>
          <table:table-cell office:value-type="float" office:value="2.34958" calcext:value-type="float">
            <text:p>2.34958</text:p>
          </table:table-cell>
          <table:table-cell office:value-type="float" office:value="1.15681" calcext:value-type="float">
            <text:p>1.15681</text:p>
          </table:table-cell>
        </table:table-row>
        <table:table-row table:style-name="ro1">
          <table:table-cell office:value-type="string" calcext:value-type="string">
            <text:p><text:a xlink:href="http://dbpedia.org/resource/Škoda_Roomster" xlink:type="simple">http://dbpedia.org/resource/%C5%A0koda_Roomster</text:a></text:p>
          </table:table-cell>
          <table:table-cell office:value-type="float" office:value="1684" calcext:value-type="float">
            <text:p>1684</text:p>
          </table:table-cell>
          <table:table-cell office:value-type="float" office:value="1607" calcext:value-type="float">
            <text:p>1607</text:p>
          </table:table-cell>
          <table:table-cell office:value-type="float" office:value="4205" calcext:value-type="float">
            <text:p>4205</text:p>
          </table:table-cell>
          <table:table-cell office:value-type="float" office:value="0.382164" calcext:value-type="float">
            <text:p>0.382164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04792" calcext:value-type="float">
            <text:p>1.04792</text:p>
          </table:table-cell>
        </table:table-row>
        <table:table-row table:style-name="ro1">
          <table:table-cell office:value-type="string" calcext:value-type="string">
            <text:p><text:a xlink:href="http://dbpedia.org/resource/Škoda_Roomster" xlink:type="simple">http://dbpedia.org/resource/%C5%A0koda_Roomster</text:a></text:p>
          </table:table-cell>
          <table:table-cell office:value-type="float" office:value="1684" calcext:value-type="float">
            <text:p>1684</text:p>
          </table:table-cell>
          <table:table-cell office:value-type="float" office:value="1607" calcext:value-type="float">
            <text:p>1607</text:p>
          </table:table-cell>
          <table:table-cell office:value-type="float" office:value="4205" calcext:value-type="float">
            <text:p>4205</text:p>
          </table:table-cell>
          <table:table-cell office:value-type="float" office:value="0.382164" calcext:value-type="float">
            <text:p>0.382164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04792" calcext:value-type="float">
            <text:p>1.04792</text:p>
          </table:table-cell>
        </table:table-row>
        <table:table-row table:style-name="ro1">
          <table:table-cell office:value-type="string" calcext:value-type="string">
            <text:p><text:a xlink:href="http://dbpedia.org/resource/Mini_Coupé" xlink:type="simple">http://dbpedia.org/resource/Mini_Coup%C3%A9</text:a></text:p>
          </table:table-cell>
          <table:table-cell office:value-type="float" office:value="1684.02" calcext:value-type="float">
            <text:p>1684.02</text:p>
          </table:table-cell>
          <table:table-cell office:value-type="float" office:value="1384.3" calcext:value-type="float">
            <text:p>1384.3</text:p>
          </table:table-cell>
          <table:table-cell office:value-type="float" office:value="3728.72" calcext:value-type="float">
            <text:p>3728.72</text:p>
          </table:table-cell>
          <table:table-cell office:value-type="float" office:value="0.371253" calcext:value-type="float">
            <text:p>0.371253</text:p>
          </table:table-cell>
          <table:table-cell office:value-type="float" office:value="2.21418" calcext:value-type="float">
            <text:p>2.21418</text:p>
          </table:table-cell>
          <table:table-cell office:value-type="float" office:value="1.21651" calcext:value-type="float">
            <text:p>1.21651</text:p>
          </table:table-cell>
        </table:table-row>
        <table:table-row table:style-name="ro1">
          <table:table-cell office:value-type="string" calcext:value-type="string">
            <text:p><text:a xlink:href="http://dbpedia.org/resource/Fiat_Grande_Punto" xlink:type="simple">http://dbpedia.org/resource/Fiat_Grande_Punto</text:a></text:p>
          </table:table-cell>
          <table:table-cell office:value-type="float" office:value="1687" calcext:value-type="float">
            <text:p>1687</text:p>
          </table:table-cell>
          <table:table-cell office:value-type="float" office:value="1490" calcext:value-type="float">
            <text:p>1490</text:p>
          </table:table-cell>
          <table:table-cell office:value-type="float" office:value="4030" calcext:value-type="float">
            <text:p>4030</text:p>
          </table:table-cell>
          <table:table-cell office:value-type="float" office:value="0.369727" calcext:value-type="float">
            <text:p>0.369727</text:p>
          </table:table-cell>
          <table:table-cell office:value-type="float" office:value="2.38886" calcext:value-type="float">
            <text:p>2.38886</text:p>
          </table:table-cell>
          <table:table-cell office:value-type="float" office:value="1.13221" calcext:value-type="float">
            <text:p>1.13221</text:p>
          </table:table-cell>
        </table:table-row>
        <table:table-row table:style-name="ro1">
          <table:table-cell office:value-type="string" calcext:value-type="string">
            <text:p><text:a xlink:href="http://dbpedia.org/resource/Proton_Arena" xlink:type="simple">http://dbpedia.org/resource/Proton_Arena</text:a></text:p>
          </table:table-cell>
          <table:table-cell office:value-type="float" office:value="1690" calcext:value-type="float">
            <text:p>1690</text:p>
          </table:table-cell>
          <table:table-cell office:value-type="float" office:value="1420" calcext:value-type="float">
            <text:p>1420</text:p>
          </table:table-cell>
          <table:table-cell office:value-type="float" office:value="4455" calcext:value-type="float">
            <text:p>4455</text:p>
          </table:table-cell>
          <table:table-cell office:value-type="float" office:value="0.318743" calcext:value-type="float">
            <text:p>0.318743</text:p>
          </table:table-cell>
          <table:table-cell office:value-type="float" office:value="2.63609" calcext:value-type="float">
            <text:p>2.63609</text:p>
          </table:table-cell>
          <table:table-cell office:value-type="float" office:value="1.19014" calcext:value-type="float">
            <text:p>1.19014</text:p>
          </table:table-cell>
        </table:table-row>
        <table:table-row table:style-name="ro1">
          <table:table-cell office:value-type="string" calcext:value-type="string">
            <text:p><text:a xlink:href="http://dbpedia.org/resource/Toyota_Prius_c" xlink:type="simple">http://dbpedia.org/resource/Toyota_Prius_c</text:a></text:p>
          </table:table-cell>
          <table:table-cell office:value-type="float" office:value="1694.18" calcext:value-type="float">
            <text:p>1694.18</text:p>
          </table:table-cell>
          <table:table-cell office:value-type="float" office:value="1445.26" calcext:value-type="float">
            <text:p>1445.26</text:p>
          </table:table-cell>
          <table:table-cell office:value-type="float" office:value="3995.42" calcext:value-type="float">
            <text:p>3995.42</text:p>
          </table:table-cell>
          <table:table-cell office:value-type="float" office:value="0.361729" calcext:value-type="float">
            <text:p>0.361729</text:p>
          </table:table-cell>
          <table:table-cell office:value-type="float" office:value="2.35832" calcext:value-type="float">
            <text:p>2.35832</text:p>
          </table:table-cell>
          <table:table-cell office:value-type="float" office:value="1.17223" calcext:value-type="float">
            <text:p>1.17223</text:p>
          </table:table-cell>
        </table:table-row>
        <table:table-row table:style-name="ro1">
          <table:table-cell office:value-type="string" calcext:value-type="string">
            <text:p><text:a xlink:href="http://dbpedia.org/resource/Renault_Modus" xlink:type="simple">http://dbpedia.org/resource/Renault_Modus</text:a></text:p>
          </table:table-cell>
          <table:table-cell office:value-type="float" office:value="1695" calcext:value-type="float">
            <text:p>1695</text:p>
          </table:table-cell>
          <table:table-cell office:value-type="float" office:value="1590" calcext:value-type="float">
            <text:p>1590</text:p>
          </table:table-cell>
          <table:table-cell office:value-type="float" office:value="3790" calcext:value-type="float">
            <text:p>3790</text:p>
          </table:table-cell>
          <table:table-cell office:value-type="float" office:value="0.419525" calcext:value-type="float">
            <text:p>0.419525</text:p>
          </table:table-cell>
          <table:table-cell office:value-type="float" office:value="2.23599" calcext:value-type="float">
            <text:p>2.23599</text:p>
          </table:table-cell>
          <table:table-cell office:value-type="float" office:value="1.06604" calcext:value-type="float">
            <text:p>1.06604</text:p>
          </table:table-cell>
        </table:table-row>
        <table:table-row table:style-name="ro1">
          <table:table-cell office:value-type="string" calcext:value-type="string">
            <text:p><text:a xlink:href="http://dbpedia.org/resource/Renault_Wind" xlink:type="simple">http://dbpedia.org/resource/Renault_Wind</text:a></text:p>
          </table:table-cell>
          <table:table-cell office:value-type="float" office:value="1698" calcext:value-type="float">
            <text:p>1698</text:p>
          </table:table-cell>
          <table:table-cell office:value-type="float" office:value="1415" calcext:value-type="float">
            <text:p>1415</text:p>
          </table:table-cell>
          <table:table-cell office:value-type="float" office:value="3822" calcext:value-type="float">
            <text:p>3822</text:p>
          </table:table-cell>
          <table:table-cell office:value-type="float" office:value="0.370225" calcext:value-type="float">
            <text:p>0.370225</text:p>
          </table:table-cell>
          <table:table-cell office:value-type="float" office:value="2.25088" calcext:value-type="float">
            <text:p>2.2508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<text:a xlink:href="http://dbpedia.org/resource/Fiat_Idea" xlink:type="simple">http://dbpedia.org/resource/Fiat_Idea</text:a></text:p>
          </table:table-cell>
          <table:table-cell office:value-type="float" office:value="1700" calcext:value-type="float">
            <text:p>1700</text:p>
          </table:table-cell>
          <table:table-cell office:value-type="float" office:value="1660" calcext:value-type="float">
            <text:p>1660</text:p>
          </table:table-cell>
          <table:table-cell office:value-type="float" office:value="3930" calcext:value-type="float">
            <text:p>3930</text:p>
          </table:table-cell>
          <table:table-cell office:value-type="float" office:value="0.422392" calcext:value-type="float">
            <text:p>0.422392</text:p>
          </table:table-cell>
          <table:table-cell office:value-type="float" office:value="2.31176" calcext:value-type="float">
            <text:p>2.31176</text:p>
          </table:table-cell>
          <table:table-cell office:value-type="float" office:value="1.0241" calcext:value-type="float">
            <text:p>1.0241</text:p>
          </table:table-cell>
        </table:table-row>
        <table:table-row table:style-name="ro2">
          <table:table-cell office:value-type="string" calcext:value-type="string">
            <text:p><text:a xlink:href="http://dbpedia.org/resource/Lada_Granta" xlink:type="simple">http://dbpedia.org/resource/Lada_Granta</text:a>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4260" calcext:value-type="float">
            <text:p>4260</text:p>
          </table:table-cell>
          <table:table-cell office:value-type="float" office:value="0.352113" calcext:value-type="float">
            <text:p>0.352113</text:p>
          </table:table-cell>
          <table:table-cell office:value-type="float" office:value="2.50588" calcext:value-type="float">
            <text:p>2.50588</text:p>
          </table:table-cell>
          <table:table-cell office:value-type="float" office:value="1.13333" calcext:value-type="float">
            <text:p>1.13333</text:p>
          </table:table-cell>
        </table:table-row>
        <table:table-row table:style-name="ro1">
          <table:table-cell office:value-type="string" calcext:value-type="string">
            <text:p><text:a xlink:href="http://dbpedia.org/resource/Lada_Granta" xlink:type="simple">http://dbpedia.org/resource/Lada_Granta</text:a>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4260" calcext:value-type="float">
            <text:p>4260</text:p>
          </table:table-cell>
          <table:table-cell office:value-type="float" office:value="0.352113" calcext:value-type="float">
            <text:p>0.352113</text:p>
          </table:table-cell>
          <table:table-cell office:value-type="float" office:value="2.50588" calcext:value-type="float">
            <text:p>2.50588</text:p>
          </table:table-cell>
          <table:table-cell office:value-type="float" office:value="1.13333" calcext:value-type="float">
            <text:p>1.13333</text:p>
          </table:table-cell>
        </table:table-row>
        <table:table-row table:style-name="ro1">
          <table:table-cell office:value-type="string" calcext:value-type="string">
            <text:p><text:a xlink:href="http://dbpedia.org/resource/Lancia_Musa" xlink:type="simple">http://dbpedia.org/resource/Lancia_Musa</text:a></text:p>
          </table:table-cell>
          <table:table-cell office:value-type="float" office:value="1700" calcext:value-type="float">
            <text:p>1700</text:p>
          </table:table-cell>
          <table:table-cell office:value-type="float" office:value="1660" calcext:value-type="float">
            <text:p>1660</text:p>
          </table:table-cell>
          <table:table-cell office:value-type="float" office:value="3990" calcext:value-type="float">
            <text:p>3990</text:p>
          </table:table-cell>
          <table:table-cell office:value-type="float" office:value="0.41604" calcext:value-type="float">
            <text:p>0.41604</text:p>
          </table:table-cell>
          <table:table-cell office:value-type="float" office:value="2.34706" calcext:value-type="float">
            <text:p>2.34706</text:p>
          </table:table-cell>
          <table:table-cell office:value-type="float" office:value="1.0241" calcext:value-type="float">
            <text:p>1.0241</text:p>
          </table:table-cell>
        </table:table-row>
        <table:table-row table:style-name="ro1">
          <table:table-cell office:value-type="string" calcext:value-type="string">
            <text:p><text:a xlink:href="http://dbpedia.org/resource/Chrysler_PT_Cruiser" xlink:type="simple">http://dbpedia.org/resource/Chrysler_PT_Cruiser</text:a></text:p>
          </table:table-cell>
          <table:table-cell office:value-type="float" office:value="1704.34" calcext:value-type="float">
            <text:p>1704.34</text:p>
          </table:table-cell>
          <table:table-cell office:value-type="float" office:value="1600.2" calcext:value-type="float">
            <text:p>1600.2</text:p>
          </table:table-cell>
          <table:table-cell office:value-type="float" office:value="4287.52" calcext:value-type="float">
            <text:p>4287.52</text:p>
          </table:table-cell>
          <table:table-cell office:value-type="float" office:value="0.373223" calcext:value-type="float">
            <text:p>0.373223</text:p>
          </table:table-cell>
          <table:table-cell office:value-type="float" office:value="2.51565" calcext:value-type="float">
            <text:p>2.51565</text:p>
          </table:table-cell>
          <table:table-cell office:value-type="float" office:value="1.06508" calcext:value-type="float">
            <text:p>1.06508</text:p>
          </table:table-cell>
        </table:table-row>
        <table:table-row table:style-name="ro1">
          <table:table-cell office:value-type="string" calcext:value-type="string">
            <text:p><text:a xlink:href="http://dbpedia.org/resource/Citroën_DS3" xlink:type="simple">http://dbpedia.org/resource/Citro%C3%ABn_DS3</text:a></text:p>
          </table:table-cell>
          <table:table-cell office:value-type="float" office:value="1710" calcext:value-type="float">
            <text:p>1710</text:p>
          </table:table-cell>
          <table:table-cell office:value-type="float" office:value="1460" calcext:value-type="float">
            <text:p>1460</text:p>
          </table:table-cell>
          <table:table-cell office:value-type="float" office:value="3950" calcext:value-type="float">
            <text:p>3950</text:p>
          </table:table-cell>
          <table:table-cell office:value-type="float" office:value="0.36962" calcext:value-type="float">
            <text:p>0.36962</text:p>
          </table:table-cell>
          <table:table-cell office:value-type="float" office:value="2.30994" calcext:value-type="float">
            <text:p>2.30994</text:p>
          </table:table-cell>
          <table:table-cell office:value-type="float" office:value="1.17123" calcext:value-type="float">
            <text:p>1.17123</text:p>
          </table:table-cell>
        </table:table-row>
        <table:table-row table:style-name="ro1">
          <table:table-cell office:value-type="string" calcext:value-type="string">
            <text:p><text:a xlink:href="http://dbpedia.org/resource/Hyundai_i20" xlink:type="simple">http://dbpedia.org/resource/Hyundai_i20</text:a></text:p>
          </table:table-cell>
          <table:table-cell office:value-type="float" office:value="1710" calcext:value-type="float">
            <text:p>1710</text:p>
          </table:table-cell>
          <table:table-cell office:value-type="float" office:value="1490" calcext:value-type="float">
            <text:p>1490</text:p>
          </table:table-cell>
          <table:table-cell office:value-type="float" office:value="3940" calcext:value-type="float">
            <text:p>3940</text:p>
          </table:table-cell>
          <table:table-cell office:value-type="float" office:value="0.378173" calcext:value-type="float">
            <text:p>0.378173</text:p>
          </table:table-cell>
          <table:table-cell office:value-type="float" office:value="2.30409" calcext:value-type="float">
            <text:p>2.30409</text:p>
          </table:table-cell>
          <table:table-cell office:value-type="float" office:value="1.14765" calcext:value-type="float">
            <text:p>1.14765</text:p>
          </table:table-cell>
        </table:table-row>
        <table:table-row table:style-name="ro1">
          <table:table-cell office:value-type="string" calcext:value-type="string">
            <text:p><text:a xlink:href="http://dbpedia.org/resource/Opel_Adam" xlink:type="simple">http://dbpedia.org/resource/Opel_Adam</text:a></text:p>
          </table:table-cell>
          <table:table-cell office:value-type="float" office:value="1720" calcext:value-type="float">
            <text:p>1720</text:p>
          </table:table-cell>
          <table:table-cell office:value-type="float" office:value="1484" calcext:value-type="float">
            <text:p>1484</text:p>
          </table:table-cell>
          <table:table-cell office:value-type="float" office:value="3698" calcext:value-type="float">
            <text:p>3698</text:p>
          </table:table-cell>
          <table:table-cell office:value-type="float" office:value="0.401298" calcext:value-type="float">
            <text:p>0.401298</text:p>
          </table:table-cell>
          <table:table-cell office:value-type="float" office:value="2.15" calcext:value-type="float">
            <text:p>2.15</text:p>
          </table:table-cell>
          <table:table-cell office:value-type="float" office:value="1.15903" calcext:value-type="float">
            <text:p>1.15903</text:p>
          </table:table-cell>
        </table:table-row>
        <table:table-row table:style-name="ro1">
          <table:table-cell office:value-type="string" calcext:value-type="string">
            <text:p><text:a xlink:href="http://dbpedia.org/resource/Alfa_Romeo_MiTo" xlink:type="simple">http://dbpedia.org/resource/Alfa_Romeo_MiTo</text:a></text:p>
          </table:table-cell>
          <table:table-cell office:value-type="float" office:value="1721" calcext:value-type="float">
            <text:p>1721</text:p>
          </table:table-cell>
          <table:table-cell office:value-type="float" office:value="1446" calcext:value-type="float">
            <text:p>1446</text:p>
          </table:table-cell>
          <table:table-cell office:value-type="float" office:value="4063" calcext:value-type="float">
            <text:p>4063</text:p>
          </table:table-cell>
          <table:table-cell office:value-type="float" office:value="0.355895" calcext:value-type="float">
            <text:p>0.355895</text:p>
          </table:table-cell>
          <table:table-cell office:value-type="float" office:value="2.36084" calcext:value-type="float">
            <text:p>2.36084</text:p>
          </table:table-cell>
          <table:table-cell office:value-type="float" office:value="1.19018" calcext:value-type="float">
            <text:p>1.19018</text:p>
          </table:table-cell>
        </table:table-row>
        <table:table-row table:style-name="ro1">
          <table:table-cell office:value-type="string" calcext:value-type="string">
            <text:p><text:a xlink:href="http://dbpedia.org/resource/Volkswagen_New_Beetle" xlink:type="simple">http://dbpedia.org/resource/Volkswagen_New_Beetle</text:a></text:p>
          </table:table-cell>
          <table:table-cell office:value-type="float" office:value="1721" calcext:value-type="float">
            <text:p>1721</text:p>
          </table:table-cell>
          <table:table-cell office:value-type="float" office:value="1511.3" calcext:value-type="float">
            <text:p>1511.3</text:p>
          </table:table-cell>
          <table:table-cell office:value-type="float" office:value="4129" calcext:value-type="float">
            <text:p>4129</text:p>
          </table:table-cell>
          <table:table-cell office:value-type="float" office:value="0.366021" calcext:value-type="float">
            <text:p>0.366021</text:p>
          </table:table-cell>
          <table:table-cell office:value-type="float" office:value="2.39919" calcext:value-type="float">
            <text:p>2.39919</text:p>
          </table:table-cell>
          <table:table-cell office:value-type="float" office:value="1.13875" calcext:value-type="float">
            <text:p>1.13875</text:p>
          </table:table-cell>
        </table:table-row>
        <table:table-row table:style-name="ro1">
          <table:table-cell office:value-type="string" calcext:value-type="string">
            <text:p><text:a xlink:href="http://dbpedia.org/resource/Citroën_C3_Aircross" xlink:type="simple">http://dbpedia.org/resource/Citro%C3%ABn_C3_Aircross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697" calcext:value-type="float">
            <text:p>1697</text:p>
          </table:table-cell>
          <table:table-cell office:value-type="float" office:value="4279" calcext:value-type="float">
            <text:p>4279</text:p>
          </table:table-cell>
          <table:table-cell office:value-type="float" office:value="0.396588" calcext:value-type="float">
            <text:p>0.396588</text:p>
          </table:table-cell>
          <table:table-cell office:value-type="float" office:value="2.48346" calcext:value-type="float">
            <text:p>2.48346</text:p>
          </table:table-cell>
          <table:table-cell office:value-type="float" office:value="1.01532" calcext:value-type="float">
            <text:p>1.01532</text:p>
          </table:table-cell>
        </table:table-row>
        <table:table-row table:style-name="ro1">
          <table:table-cell office:value-type="string" calcext:value-type="string">
            <text:p><text:a xlink:href="http://dbpedia.org/resource/Proton_Gen-2" xlink:type="simple">http://dbpedia.org/resource/Proton_Gen-2</text:a></text:p>
          </table:table-cell>
          <table:table-cell office:value-type="float" office:value="1725" calcext:value-type="float">
            <text:p>1725</text:p>
          </table:table-cell>
          <table:table-cell office:value-type="float" office:value="1435" calcext:value-type="float">
            <text:p>1435</text:p>
          </table:table-cell>
          <table:table-cell office:value-type="float" office:value="4310" calcext:value-type="float">
            <text:p>4310</text:p>
          </table:table-cell>
          <table:table-cell office:value-type="float" office:value="0.332947" calcext:value-type="float">
            <text:p>0.332947</text:p>
          </table:table-cell>
          <table:table-cell office:value-type="float" office:value="2.49855" calcext:value-type="float">
            <text:p>2.49855</text:p>
          </table:table-cell>
          <table:table-cell office:value-type="float" office:value="1.20209" calcext:value-type="float">
            <text:p>1.20209</text:p>
          </table:table-cell>
        </table:table-row>
        <table:table-row table:style-name="ro1">
          <table:table-cell office:value-type="string" calcext:value-type="string">
            <text:p><text:a xlink:href="http://dbpedia.org/resource/Proton_Gen-2" xlink:type="simple">http://dbpedia.org/resource/Proton_Gen-2</text:a></text:p>
          </table:table-cell>
          <table:table-cell office:value-type="float" office:value="1725" calcext:value-type="float">
            <text:p>1725</text:p>
          </table:table-cell>
          <table:table-cell office:value-type="float" office:value="1435" calcext:value-type="float">
            <text:p>1435</text:p>
          </table:table-cell>
          <table:table-cell office:value-type="float" office:value="4310" calcext:value-type="float">
            <text:p>4310</text:p>
          </table:table-cell>
          <table:table-cell office:value-type="float" office:value="0.332947" calcext:value-type="float">
            <text:p>0.332947</text:p>
          </table:table-cell>
          <table:table-cell office:value-type="float" office:value="2.49855" calcext:value-type="float">
            <text:p>2.49855</text:p>
          </table:table-cell>
          <table:table-cell office:value-type="float" office:value="1.20209" calcext:value-type="float">
            <text:p>1.20209</text:p>
          </table:table-cell>
        </table:table-row>
        <table:table-row table:style-name="ro1">
          <table:table-cell office:value-type="string" calcext:value-type="string">
            <text:p><text:a xlink:href="http://dbpedia.org/resource/Proton_Persona" xlink:type="simple">http://dbpedia.org/resource/Proton_Persona</text:a></text:p>
          </table:table-cell>
          <table:table-cell office:value-type="float" office:value="1725" calcext:value-type="float">
            <text:p>1725</text:p>
          </table:table-cell>
          <table:table-cell office:value-type="float" office:value="1438" calcext:value-type="float">
            <text:p>1438</text:p>
          </table:table-cell>
          <table:table-cell office:value-type="float" office:value="4477" calcext:value-type="float">
            <text:p>4477</text:p>
          </table:table-cell>
          <table:table-cell office:value-type="float" office:value="0.321197" calcext:value-type="float">
            <text:p>0.321197</text:p>
          </table:table-cell>
          <table:table-cell office:value-type="float" office:value="2.59536" calcext:value-type="float">
            <text:p>2.59536</text:p>
          </table:table-cell>
          <table:table-cell office:value-type="float" office:value="1.19958" calcext:value-type="float">
            <text:p>1.19958</text:p>
          </table:table-cell>
        </table:table-row>
        <table:table-row table:style-name="ro1">
          <table:table-cell office:value-type="string" calcext:value-type="string">
            <text:p><text:a xlink:href="http://dbpedia.org/resource/Lotus_Exige" xlink:type="simple">http://dbpedia.org/resource/Lotus_Exige</text:a></text:p>
          </table:table-cell>
          <table:table-cell office:value-type="float" office:value="1727.2" calcext:value-type="float">
            <text:p>1727.2</text:p>
          </table:table-cell>
          <table:table-cell office:value-type="float" office:value="1158.24" calcext:value-type="float">
            <text:p>1158.24</text:p>
          </table:table-cell>
          <table:table-cell office:value-type="float" office:value="3797.3" calcext:value-type="float">
            <text:p>3797.3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2.19853" calcext:value-type="float">
            <text:p>2.19853</text:p>
          </table:table-cell>
          <table:table-cell office:value-type="float" office:value="1.49123" calcext:value-type="float">
            <text:p>1.49123</text:p>
          </table:table-cell>
        </table:table-row>
        <table:table-row table:style-name="ro1">
          <table:table-cell office:value-type="string" calcext:value-type="string">
            <text:p><text:a xlink:href="http://dbpedia.org/resource/Volkswagen_Taigun" xlink:type="simple">http://dbpedia.org/resource/Volkswagen_Taigun</text:a></text:p>
          </table:table-cell>
          <table:table-cell office:value-type="float" office:value="1727.2" calcext:value-type="float">
            <text:p>1727.2</text:p>
          </table:table-cell>
          <table:table-cell office:value-type="float" office:value="1569.72" calcext:value-type="float">
            <text:p>1569.72</text:p>
          </table:table-cell>
          <table:table-cell office:value-type="float" office:value="3858.26" calcext:value-type="float">
            <text:p>3858.26</text:p>
          </table:table-cell>
          <table:table-cell office:value-type="float" office:value="0.406847" calcext:value-type="float">
            <text:p>0.406847</text:p>
          </table:table-cell>
          <table:table-cell office:value-type="float" office:value="2.23382" calcext:value-type="float">
            <text:p>2.23382</text:p>
          </table:table-cell>
          <table:table-cell office:value-type="float" office:value="1.10032" calcext:value-type="float">
            <text:p>1.10032</text:p>
          </table:table-cell>
        </table:table-row>
        <table:table-row table:style-name="ro1">
          <table:table-cell office:value-type="string" calcext:value-type="string">
            <text:p><text:a xlink:href="http://dbpedia.org/resource/Fiat_Linea" xlink:type="simple">http://dbpedia.org/resource/Fiat_Linea</text:a></text:p>
          </table:table-cell>
          <table:table-cell office:value-type="float" office:value="1730" calcext:value-type="float">
            <text:p>1730</text:p>
          </table:table-cell>
          <table:table-cell office:value-type="float" office:value="1494" calcext:value-type="float">
            <text:p>1494</text:p>
          </table:table-cell>
          <table:table-cell office:value-type="float" office:value="4560" calcext:value-type="float">
            <text:p>4560</text:p>
          </table:table-cell>
          <table:table-cell office:value-type="float" office:value="0.327632" calcext:value-type="float">
            <text:p>0.327632</text:p>
          </table:table-cell>
          <table:table-cell office:value-type="float" office:value="2.63584" calcext:value-type="float">
            <text:p>2.63584</text:p>
          </table:table-cell>
          <table:table-cell office:value-type="float" office:value="1.15797" calcext:value-type="float">
            <text:p>1.15797</text:p>
          </table:table-cell>
        </table:table-row>
        <table:table-row table:style-name="ro1">
          <table:table-cell office:value-type="string" calcext:value-type="string">
            <text:p><text:a xlink:href="http://dbpedia.org/resource/Suzuki_SX4" xlink:type="simple">http://dbpedia.org/resource/Suzuki_SX4</text:a></text:p>
          </table:table-cell>
          <table:table-cell office:value-type="float" office:value="1730" calcext:value-type="float">
            <text:p>1730</text:p>
          </table:table-cell>
          <table:table-cell office:value-type="float" office:value="1574.8" calcext:value-type="float">
            <text:p>1574.8</text:p>
          </table:table-cell>
          <table:table-cell office:value-type="float" office:value="4114.8" calcext:value-type="float">
            <text:p>4114.8</text:p>
          </table:table-cell>
          <table:table-cell office:value-type="float" office:value="0.382716" calcext:value-type="float">
            <text:p>0.382716</text:p>
          </table:table-cell>
          <table:table-cell office:value-type="float" office:value="2.3785" calcext:value-type="float">
            <text:p>2.3785</text:p>
          </table:table-cell>
          <table:table-cell office:value-type="float" office:value="1.09855" calcext:value-type="float">
            <text:p>1.09855</text:p>
          </table:table-cell>
        </table:table-row>
        <table:table-row table:style-name="ro1">
          <table:table-cell office:value-type="string" calcext:value-type="string">
            <text:p><text:a xlink:href="http://dbpedia.org/resource/Fiat_Sedici" xlink:type="simple">http://dbpedia.org/resource/Fiat_Sedici</text:a></text:p>
          </table:table-cell>
          <table:table-cell office:value-type="float" office:value="1730" calcext:value-type="float">
            <text:p>1730</text:p>
          </table:table-cell>
          <table:table-cell office:value-type="float" office:value="1575" calcext:value-type="float">
            <text:p>1575</text:p>
          </table:table-cell>
          <table:table-cell office:value-type="float" office:value="4115" calcext:value-type="float">
            <text:p>4115</text:p>
          </table:table-cell>
          <table:table-cell office:value-type="float" office:value="0.382746" calcext:value-type="float">
            <text:p>0.382746</text:p>
          </table:table-cell>
          <table:table-cell office:value-type="float" office:value="2.37861" calcext:value-type="float">
            <text:p>2.37861</text:p>
          </table:table-cell>
          <table:table-cell office:value-type="float" office:value="1.09841" calcext:value-type="float">
            <text:p>1.09841</text:p>
          </table:table-cell>
        </table:table-row>
        <table:table-row table:style-name="ro2">
          <table:table-cell office:value-type="string" calcext:value-type="string">
            <text:p><text:a xlink:href="http://dbpedia.org/resource/Chevrolet_Spin" xlink:type="simple">http://dbpedia.org/resource/Chevrolet_Spin</text:a></text:p>
          </table:table-cell>
          <table:table-cell office:value-type="float" office:value="1735" calcext:value-type="float">
            <text:p>1735</text:p>
          </table:table-cell>
          <table:table-cell office:value-type="float" office:value="1664" calcext:value-type="float">
            <text:p>1664</text:p>
          </table:table-cell>
          <table:table-cell office:value-type="float" office:value="4360" calcext:value-type="float">
            <text:p>4360</text:p>
          </table:table-cell>
          <table:table-cell office:value-type="float" office:value="0.381651" calcext:value-type="float">
            <text:p>0.381651</text:p>
          </table:table-cell>
          <table:table-cell office:value-type="float" office:value="2.51297" calcext:value-type="float">
            <text:p>2.51297</text:p>
          </table:table-cell>
          <table:table-cell office:value-type="float" office:value="1.04267" calcext:value-type="float">
            <text:p>1.04267</text:p>
          </table:table-cell>
        </table:table-row>
        <table:table-row table:style-name="ro1">
          <table:table-cell office:value-type="string" calcext:value-type="string">
            <text:p><text:a xlink:href="http://dbpedia.org/resource/Peugeot_208" xlink:type="simple">http://dbpedia.org/resource/Peugeot_208</text:a></text:p>
          </table:table-cell>
          <table:table-cell office:value-type="float" office:value="1739" calcext:value-type="float">
            <text:p>1739</text:p>
          </table:table-cell>
          <table:table-cell office:value-type="float" office:value="1460" calcext:value-type="float">
            <text:p>1460</text:p>
          </table:table-cell>
          <table:table-cell office:value-type="float" office:value="3962" calcext:value-type="float">
            <text:p>3962</text:p>
          </table:table-cell>
          <table:table-cell office:value-type="float" office:value="0.368501" calcext:value-type="float">
            <text:p>0.368501</text:p>
          </table:table-cell>
          <table:table-cell office:value-type="float" office:value="2.27832" calcext:value-type="float">
            <text:p>2.27832</text:p>
          </table:table-cell>
          <table:table-cell office:value-type="float" office:value="1.1911" calcext:value-type="float">
            <text:p>1.1911</text:p>
          </table:table-cell>
        </table:table-row>
        <table:table-row table:style-name="ro1">
          <table:table-cell office:value-type="string" calcext:value-type="string">
            <text:p><text:a xlink:href="http://dbpedia.org/resource/Honda_CR-Z" xlink:type="simple">http://dbpedia.org/resource/Honda_CR-Z</text:a></text:p>
          </table:table-cell>
          <table:table-cell office:value-type="float" office:value="1740" calcext:value-type="float">
            <text:p>1740</text:p>
          </table:table-cell>
          <table:table-cell office:value-type="float" office:value="1395" calcext:value-type="float">
            <text:p>1395</text:p>
          </table:table-cell>
          <table:table-cell office:value-type="float" office:value="4080" calcext:value-type="float">
            <text:p>4080</text:p>
          </table:table-cell>
          <table:table-cell office:value-type="float" office:value="0.341912" calcext:value-type="float">
            <text:p>0.341912</text:p>
          </table:table-cell>
          <table:table-cell office:value-type="float" office:value="2.34483" calcext:value-type="float">
            <text:p>2.34483</text:p>
          </table:table-cell>
          <table:table-cell office:value-type="float" office:value="1.24731" calcext:value-type="float">
            <text:p>1.24731</text:p>
          </table:table-cell>
        </table:table-row>
        <table:table-row table:style-name="ro1">
          <table:table-cell office:value-type="string" calcext:value-type="string">
            <text:p><text:a xlink:href="http://dbpedia.org/resource/Audi_A1" xlink:type="simple">http://dbpedia.org/resource/Audi_A1</text:a></text:p>
          </table:table-cell>
          <table:table-cell office:value-type="float" office:value="1740" calcext:value-type="float">
            <text:p>1740</text:p>
          </table:table-cell>
          <table:table-cell office:value-type="float" office:value="1416" calcext:value-type="float">
            <text:p>1416</text:p>
          </table:table-cell>
          <table:table-cell office:value-type="float" office:value="3954" calcext:value-type="float">
            <text:p>3954</text:p>
          </table:table-cell>
          <table:table-cell office:value-type="float" office:value="0.358118" calcext:value-type="float">
            <text:p>0.358118</text:p>
          </table:table-cell>
          <table:table-cell office:value-type="float" office:value="2.27241" calcext:value-type="float">
            <text:p>2.27241</text:p>
          </table:table-cell>
          <table:table-cell office:value-type="float" office:value="1.22881" calcext:value-type="float">
            <text:p>1.22881</text:p>
          </table:table-cell>
        </table:table-row>
        <table:table-row table:style-name="ro1">
          <table:table-cell office:value-type="string" calcext:value-type="string">
            <text:p><text:a xlink:href="http://dbpedia.org/resource/Toyota_Prius_(XW30)" xlink:type="simple">http://dbpedia.org/resource/Toyota_Prius_(XW30)</text:a></text:p>
          </table:table-cell>
          <table:table-cell office:value-type="float" office:value="1745" calcext:value-type="float">
            <text:p>1745</text:p>
          </table:table-cell>
          <table:table-cell office:value-type="float" office:value="1480" calcext:value-type="float">
            <text:p>1480</text:p>
          </table:table-cell>
          <table:table-cell office:value-type="float" office:value="4460" calcext:value-type="float">
            <text:p>4460</text:p>
          </table:table-cell>
          <table:table-cell office:value-type="float" office:value="0.331839" calcext:value-type="float">
            <text:p>0.331839</text:p>
          </table:table-cell>
          <table:table-cell office:value-type="float" office:value="2.55587" calcext:value-type="float">
            <text:p>2.55587</text:p>
          </table:table-cell>
          <table:table-cell office:value-type="float" office:value="1.17905" calcext:value-type="float">
            <text:p>1.17905</text:p>
          </table:table-cell>
        </table:table-row>
        <table:table-row table:style-name="ro1">
          <table:table-cell office:value-type="string" calcext:value-type="string">
            <text:p><text:a xlink:href="http://dbpedia.org/resource/Dodge_Caliber" xlink:type="simple">http://dbpedia.org/resource/Dodge_Caliber</text:a></text:p>
          </table:table-cell>
          <table:table-cell office:value-type="float" office:value="1747.52" calcext:value-type="float">
            <text:p>1747.52</text:p>
          </table:table-cell>
          <table:table-cell office:value-type="float" office:value="1534.16" calcext:value-type="float">
            <text:p>1534.16</text:p>
          </table:table-cell>
          <table:table-cell office:value-type="float" office:value="4414.52" calcext:value-type="float">
            <text:p>4414.52</text:p>
          </table:table-cell>
          <table:table-cell office:value-type="float" office:value="0.347526" calcext:value-type="float">
            <text:p>0.347526</text:p>
          </table:table-cell>
          <table:table-cell office:value-type="float" office:value="2.52616" calcext:value-type="float">
            <text:p>2.52616</text:p>
          </table:table-cell>
          <table:table-cell office:value-type="float" office:value="1.13907" calcext:value-type="float">
            <text:p>1.13907</text:p>
          </table:table-cell>
        </table:table-row>
        <table:table-row table:style-name="ro1">
          <table:table-cell office:value-type="string" calcext:value-type="string">
            <text:p><text:a xlink:href="http://dbpedia.org/resource/Peugeot_207" xlink:type="simple">http://dbpedia.org/resource/Peugeot_207</text:a></text:p>
          </table:table-cell>
          <table:table-cell office:value-type="float" office:value="1748" calcext:value-type="float">
            <text:p>1748</text:p>
          </table:table-cell>
          <table:table-cell office:value-type="float" office:value="1472" calcext:value-type="float">
            <text:p>1472</text:p>
          </table:table-cell>
          <table:table-cell office:value-type="float" office:value="4030" calcext:value-type="float">
            <text:p>4030</text:p>
          </table:table-cell>
          <table:table-cell office:value-type="float" office:value="0.365261" calcext:value-type="float">
            <text:p>0.365261</text:p>
          </table:table-cell>
          <table:table-cell office:value-type="float" office:value="2.30549" calcext:value-type="float">
            <text:p>2.30549</text:p>
          </table:table-cell>
          <table:table-cell office:value-type="float" office:value="1.1875" calcext:value-type="float">
            <text:p>1.1875</text:p>
          </table:table-cell>
        </table:table-row>
        <table:table-row table:style-name="ro1">
          <table:table-cell office:value-type="string" calcext:value-type="string">
            <text:p><text:a xlink:href="http://dbpedia.org/resource/Ford_B-Max" xlink:type="simple">http://dbpedia.org/resource/Ford_B-Max</text:a></text:p>
          </table:table-cell>
          <table:table-cell office:value-type="float" office:value="1751" calcext:value-type="float">
            <text:p>1751</text:p>
          </table:table-cell>
          <table:table-cell office:value-type="float" office:value="1604" calcext:value-type="float">
            <text:p>1604</text:p>
          </table:table-cell>
          <table:table-cell office:value-type="float" office:value="4077" calcext:value-type="float">
            <text:p>4077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2.32838" calcext:value-type="float">
            <text:p>2.32838</text:p>
          </table:table-cell>
          <table:table-cell office:value-type="float" office:value="1.09165" calcext:value-type="float">
            <text:p>1.09165</text:p>
          </table:table-cell>
        </table:table-row>
        <table:table-row table:style-name="ro1">
          <table:table-cell office:value-type="string" calcext:value-type="string">
            <text:p><text:a xlink:href="http://dbpedia.org/resource/Dacia_Lodgy" xlink:type="simple">http://dbpedia.org/resource/Dacia_Lodgy</text:a></text:p>
          </table:table-cell>
          <table:table-cell office:value-type="float" office:value="1751" calcext:value-type="float">
            <text:p>1751</text:p>
          </table:table-cell>
          <table:table-cell office:value-type="float" office:value="1680" calcext:value-type="float">
            <text:p>1680</text:p>
          </table:table-cell>
          <table:table-cell office:value-type="float" office:value="4498" calcext:value-type="float">
            <text:p>4498</text:p>
          </table:table-cell>
          <table:table-cell office:value-type="float" office:value="0.373499" calcext:value-type="float">
            <text:p>0.373499</text:p>
          </table:table-cell>
          <table:table-cell office:value-type="float" office:value="2.56882" calcext:value-type="float">
            <text:p>2.56882</text:p>
          </table:table-cell>
          <table:table-cell office:value-type="float" office:value="1.04226" calcext:value-type="float">
            <text:p>1.04226</text:p>
          </table:table-cell>
        </table:table-row>
        <table:table-row table:style-name="ro1">
          <table:table-cell office:value-type="string" calcext:value-type="string">
            <text:p><text:a xlink:href="http://dbpedia.org/resource/Dacia_Dokker" xlink:type="simple">http://dbpedia.org/resource/Dacia_Dokker</text:a></text:p>
          </table:table-cell>
          <table:table-cell office:value-type="float" office:value="1751" calcext:value-type="float">
            <text:p>1751</text:p>
          </table:table-cell>
          <table:table-cell office:value-type="float" office:value="1814" calcext:value-type="float">
            <text:p>1814</text:p>
          </table:table-cell>
          <table:table-cell office:value-type="float" office:value="4363" calcext:value-type="float">
            <text:p>4363</text:p>
          </table:table-cell>
          <table:table-cell office:value-type="float" office:value="0.415769" calcext:value-type="float">
            <text:p>0.415769</text:p>
          </table:table-cell>
          <table:table-cell office:value-type="float" office:value="2.49172" calcext:value-type="float">
            <text:p>2.49172</text:p>
          </table:table-cell>
          <table:table-cell office:value-type="float" office:value="0.96527" calcext:value-type="float">
            <text:p>0.96527</text:p>
          </table:table-cell>
        </table:table-row>
        <table:table-row table:style-name="ro1">
          <table:table-cell office:value-type="string" calcext:value-type="string">
            <text:p><text:a xlink:href="http://dbpedia.org/resource/Acura_CSX" xlink:type="simple">http://dbpedia.org/resource/Acura_CSX</text:a></text:p>
          </table:table-cell>
          <table:table-cell office:value-type="float" office:value="1752" calcext:value-type="float">
            <text:p>1752</text:p>
          </table:table-cell>
          <table:table-cell office:value-type="float" office:value="1435" calcext:value-type="float">
            <text:p>1435</text:p>
          </table:table-cell>
          <table:table-cell office:value-type="float" office:value="4544" calcext:value-type="float">
            <text:p>4544</text:p>
          </table:table-cell>
          <table:table-cell office:value-type="float" office:value="0.315801" calcext:value-type="float">
            <text:p>0.315801</text:p>
          </table:table-cell>
          <table:table-cell office:value-type="float" office:value="2.59361" calcext:value-type="float">
            <text:p>2.59361</text:p>
          </table:table-cell>
          <table:table-cell office:value-type="float" office:value="1.22091" calcext:value-type="float">
            <text:p>1.22091</text:p>
          </table:table-cell>
        </table:table-row>
        <table:table-row table:style-name="ro1">
          <table:table-cell office:value-type="string" calcext:value-type="string">
            <text:p><text:a xlink:href="http://dbpedia.org/resource/Chevrolet_HHR" xlink:type="simple">http://dbpedia.org/resource/Chevrolet_HHR</text:a></text:p>
          </table:table-cell>
          <table:table-cell office:value-type="float" office:value="1755" calcext:value-type="float">
            <text:p>1755</text:p>
          </table:table-cell>
          <table:table-cell office:value-type="float" office:value="1605" calcext:value-type="float">
            <text:p>1605</text:p>
          </table:table-cell>
          <table:table-cell office:value-type="float" office:value="4475" calcext:value-type="float">
            <text:p>4475</text:p>
          </table:table-cell>
          <table:table-cell office:value-type="float" office:value="0.358659" calcext:value-type="float">
            <text:p>0.358659</text:p>
          </table:table-cell>
          <table:table-cell office:value-type="float" office:value="2.54986" calcext:value-type="float">
            <text:p>2.54986</text:p>
          </table:table-cell>
          <table:table-cell office:value-type="float" office:value="1.09346" calcext:value-type="float">
            <text:p>1.09346</text:p>
          </table:table-cell>
        </table:table-row>
        <table:table-row table:style-name="ro1">
          <table:table-cell office:value-type="string" calcext:value-type="string">
            <text:p><text:a xlink:href="http://dbpedia.org/resource/Jeep_Patriot" xlink:type="simple">http://dbpedia.org/resource/Jeep_Patriot</text:a></text:p>
          </table:table-cell>
          <table:table-cell office:value-type="float" office:value="1755.14" calcext:value-type="float">
            <text:p>1755.14</text:p>
          </table:table-cell>
          <table:table-cell office:value-type="float" office:value="1635.76" calcext:value-type="float">
            <text:p>1635.76</text:p>
          </table:table-cell>
          <table:table-cell office:value-type="float" office:value="4409.44" calcext:value-type="float">
            <text:p>4409.44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2.5123" calcext:value-type="float">
            <text:p>2.5123</text:p>
          </table:table-cell>
          <table:table-cell office:value-type="float" office:value="1.07298" calcext:value-type="float">
            <text:p>1.07298</text:p>
          </table:table-cell>
        </table:table-row>
        <table:table-row table:style-name="ro1">
          <table:table-cell office:value-type="string" calcext:value-type="string">
            <text:p><text:a xlink:href="http://dbpedia.org/resource/Toyota_Auris" xlink:type="simple">http://dbpedia.org/resource/Toyota_Auris</text:a></text:p>
          </table:table-cell>
          <table:table-cell office:value-type="float" office:value="1760" calcext:value-type="float">
            <text:p>1760</text:p>
          </table:table-cell>
          <table:table-cell office:value-type="float" office:value="1516" calcext:value-type="float">
            <text:p>1516</text:p>
          </table:table-cell>
          <table:table-cell office:value-type="float" office:value="4224" calcext:value-type="float">
            <text:p>4224</text:p>
          </table:table-cell>
          <table:table-cell office:value-type="float" office:value="0.358902" calcext:value-type="float">
            <text:p>0.358902</text:p>
          </table:table-cell>
          <table:table-cell office:value-type="float" office:value="2.4" calcext:value-type="float">
            <text:p>2.4</text:p>
          </table:table-cell>
          <table:table-cell office:value-type="float" office:value="1.16095" calcext:value-type="float">
            <text:p>1.16095</text:p>
          </table:table-cell>
        </table:table-row>
        <table:table-row table:style-name="ro1">
          <table:table-cell office:value-type="string" calcext:value-type="string">
            <text:p><text:a xlink:href="http://dbpedia.org/resource/Jeep_Compass" xlink:type="simple">http://dbpedia.org/resource/Jeep_Compass</text:a></text:p>
          </table:table-cell>
          <table:table-cell office:value-type="float" office:value="1760.22" calcext:value-type="float">
            <text:p>1760.22</text:p>
          </table:table-cell>
          <table:table-cell office:value-type="float" office:value="1630.68" calcext:value-type="float">
            <text:p>1630.68</text:p>
          </table:table-cell>
          <table:table-cell office:value-type="float" office:value="4404.36" calcext:value-type="float">
            <text:p>4404.36</text:p>
          </table:table-cell>
          <table:table-cell office:value-type="float" office:value="0.370242" calcext:value-type="float">
            <text:p>0.370242</text:p>
          </table:table-cell>
          <table:table-cell office:value-type="float" office:value="2.50216" calcext:value-type="float">
            <text:p>2.50216</text:p>
          </table:table-cell>
          <table:table-cell office:value-type="float" office:value="1.07944" calcext:value-type="float">
            <text:p>1.07944</text:p>
          </table:table-cell>
        </table:table-row>
        <table:table-row table:style-name="ro1">
          <table:table-cell office:value-type="string" calcext:value-type="string">
            <text:p><text:a xlink:href="http://dbpedia.org/resource/Alfa_Romeo_GT" xlink:type="simple">http://dbpedia.org/resource/Alfa_Romeo_GT</text:a></text:p>
          </table:table-cell>
          <table:table-cell office:value-type="float" office:value="1763" calcext:value-type="float">
            <text:p>1763</text:p>
          </table:table-cell>
          <table:table-cell office:value-type="float" office:value="1362" calcext:value-type="float">
            <text:p>1362</text:p>
          </table:table-cell>
          <table:table-cell office:value-type="float" office:value="4489" calcext:value-type="float">
            <text:p>4489</text:p>
          </table:table-cell>
          <table:table-cell office:value-type="float" office:value="0.303408" calcext:value-type="float">
            <text:p>0.303408</text:p>
          </table:table-cell>
          <table:table-cell office:value-type="float" office:value="2.54623" calcext:value-type="float">
            <text:p>2.54623</text:p>
          </table:table-cell>
          <table:table-cell office:value-type="float" office:value="1.29442" calcext:value-type="float">
            <text:p>1.29442</text:p>
          </table:table-cell>
        </table:table-row>
        <table:table-row table:style-name="ro1">
          <table:table-cell office:value-type="string" calcext:value-type="string">
            <text:p><text:a xlink:href="http://dbpedia.org/resource/Kia_Venga" xlink:type="simple">http://dbpedia.org/resource/Kia_Venga</text:a></text:p>
          </table:table-cell>
          <table:table-cell office:value-type="float" office:value="1765" calcext:value-type="float">
            <text:p>1765</text:p>
          </table:table-cell>
          <table:table-cell office:value-type="float" office:value="1600" calcext:value-type="float">
            <text:p>1600</text:p>
          </table:table-cell>
          <table:table-cell office:value-type="float" office:value="4068" calcext:value-type="float">
            <text:p>4068</text:p>
          </table:table-cell>
          <table:table-cell office:value-type="float" office:value="0.393314" calcext:value-type="float">
            <text:p>0.393314</text:p>
          </table:table-cell>
          <table:table-cell office:value-type="float" office:value="2.30482" calcext:value-type="float">
            <text:p>2.30482</text:p>
          </table:table-cell>
          <table:table-cell office:value-type="float" office:value="1.10312" calcext:value-type="float">
            <text:p>1.10312</text:p>
          </table:table-cell>
        </table:table-row>
        <table:table-row table:style-name="ro1">
          <table:table-cell office:value-type="string" calcext:value-type="string">
            <text:p><text:a xlink:href="http://dbpedia.org/resource/Nissan_Juke" xlink:type="simple">http://dbpedia.org/resource/Nissan_Juke</text:a></text:p>
          </table:table-cell>
          <table:table-cell office:value-type="float" office:value="1765" calcext:value-type="float">
            <text:p>1765</text:p>
          </table:table-cell>
          <table:table-cell office:value-type="float" office:value="1570" calcext:value-type="float">
            <text:p>1570</text:p>
          </table:table-cell>
          <table:table-cell office:value-type="float" office:value="4125" calcext:value-type="float">
            <text:p>4125</text:p>
          </table:table-cell>
          <table:table-cell office:value-type="float" office:value="0.380606" calcext:value-type="float">
            <text:p>0.380606</text:p>
          </table:table-cell>
          <table:table-cell office:value-type="float" office:value="2.33711" calcext:value-type="float">
            <text:p>2.33711</text:p>
          </table:table-cell>
          <table:table-cell office:value-type="float" office:value="1.1242" calcext:value-type="float">
            <text:p>1.1242</text:p>
          </table:table-cell>
        </table:table-row>
        <table:table-row table:style-name="ro1">
          <table:table-cell office:value-type="string" calcext:value-type="string">
            <text:p><text:a xlink:href="http://dbpedia.org/resource/Chevrolet_Trax" xlink:type="simple">http://dbpedia.org/resource/Chevrolet_Trax</text:a></text:p>
          </table:table-cell>
          <table:table-cell office:value-type="float" office:value="1766" calcext:value-type="float">
            <text:p>1766</text:p>
          </table:table-cell>
          <table:table-cell office:value-type="float" office:value="1674" calcext:value-type="float">
            <text:p>1674</text:p>
          </table:table-cell>
          <table:table-cell office:value-type="float" office:value="4248" calcext:value-type="float">
            <text:p>4248</text:p>
          </table:table-cell>
          <table:table-cell office:value-type="float" office:value="0.394068" calcext:value-type="float">
            <text:p>0.394068</text:p>
          </table:table-cell>
          <table:table-cell office:value-type="float" office:value="2.40544" calcext:value-type="float">
            <text:p>2.40544</text:p>
          </table:table-cell>
          <table:table-cell office:value-type="float" office:value="1.05496" calcext:value-type="float">
            <text:p>1.05496</text:p>
          </table:table-cell>
        </table:table-row>
        <table:table-row table:style-name="ro1">
          <table:table-cell office:value-type="string" calcext:value-type="string">
            <text:p><text:a xlink:href="http://dbpedia.org/resource/Mazda_RX-8" xlink:type="simple">http://dbpedia.org/resource/Mazda_RX-8</text:a></text:p>
          </table:table-cell>
          <table:table-cell office:value-type="float" office:value="1770" calcext:value-type="float">
            <text:p>1770</text:p>
          </table:table-cell>
          <table:table-cell office:value-type="float" office:value="1340" calcext:value-type="float">
            <text:p>1340</text:p>
          </table:table-cell>
          <table:table-cell office:value-type="float" office:value="4425" calcext:value-type="float">
            <text:p>4425</text:p>
          </table:table-cell>
          <table:table-cell office:value-type="float" office:value="0.302825" calcext:value-type="float">
            <text:p>0.302825</text:p>
          </table:table-cell>
          <table:table-cell office:value-type="float" office:value="2.5" calcext:value-type="float">
            <text:p>2.5</text:p>
          </table:table-cell>
          <table:table-cell office:value-type="float" office:value="1.3209" calcext:value-type="float">
            <text:p>1.3209</text:p>
          </table:table-cell>
        </table:table-row>
        <table:table-row table:style-name="ro1">
          <table:table-cell office:value-type="string" calcext:value-type="string">
            <text:p><text:a xlink:href="http://dbpedia.org/resource/Honda_Civic_(ninth_generation)" xlink:type="simple">http://dbpedia.org/resource/Honda_Civic_(ninth_generation)</text:a></text:p>
          </table:table-cell>
          <table:table-cell office:value-type="float" office:value="1770" calcext:value-type="float">
            <text:p>1770</text:p>
          </table:table-cell>
          <table:table-cell office:value-type="float" office:value="1590" calcext:value-type="float">
            <text:p>1590</text:p>
          </table:table-cell>
          <table:table-cell office:value-type="float" office:value="4300" calcext:value-type="float">
            <text:p>4300</text:p>
          </table:table-cell>
          <table:table-cell office:value-type="float" office:value="0.369767" calcext:value-type="float">
            <text:p>0.369767</text:p>
          </table:table-cell>
          <table:table-cell office:value-type="float" office:value="2.42938" calcext:value-type="float">
            <text:p>2.42938</text:p>
          </table:table-cell>
          <table:table-cell office:value-type="float" office:value="1.11321" calcext:value-type="float">
            <text:p>1.11321</text:p>
          </table:table-cell>
        </table:table-row>
        <table:table-row table:style-name="ro2">
          <table:table-cell office:value-type="string" calcext:value-type="string">
            <text:p><text:a xlink:href="http://dbpedia.org/resource/Toyota_Innova" xlink:type="simple">http://dbpedia.org/resource/Toyota_Innova</text:a></text:p>
          </table:table-cell>
          <table:table-cell office:value-type="float" office:value="1770" calcext:value-type="float">
            <text:p>1770</text:p>
          </table:table-cell>
          <table:table-cell office:value-type="float" office:value="1750" calcext:value-type="float">
            <text:p>1750</text:p>
          </table:table-cell>
          <table:table-cell office:value-type="float" office:value="4555" calcext:value-type="float">
            <text:p>4555</text:p>
          </table:table-cell>
          <table:table-cell office:value-type="float" office:value="0.384193" calcext:value-type="float">
            <text:p>0.384193</text:p>
          </table:table-cell>
          <table:table-cell office:value-type="float" office:value="2.57345" calcext:value-type="float">
            <text:p>2.57345</text:p>
          </table:table-cell>
          <table:table-cell office:value-type="float" office:value="1.01143" calcext:value-type="float">
            <text:p>1.01143</text:p>
          </table:table-cell>
        </table:table-row>
        <table:table-row table:style-name="ro1">
          <table:table-cell office:value-type="string" calcext:value-type="string">
            <text:p><text:a xlink:href="http://dbpedia.org/resource/SEAT_Exeo" xlink:type="simple">http://dbpedia.org/resource/SEAT_Exeo</text:a></text:p>
          </table:table-cell>
          <table:table-cell office:value-type="float" office:value="1772" calcext:value-type="float">
            <text:p>1772</text:p>
          </table:table-cell>
          <table:table-cell office:value-type="float" office:value="1430" calcext:value-type="float">
            <text:p>1430</text:p>
          </table:table-cell>
          <table:table-cell office:value-type="float" office:value="4661" calcext:value-type="float">
            <text:p>4661</text:p>
          </table:table-cell>
          <table:table-cell office:value-type="float" office:value="0.306801" calcext:value-type="float">
            <text:p>0.306801</text:p>
          </table:table-cell>
          <table:table-cell office:value-type="float" office:value="2.63036" calcext:value-type="float">
            <text:p>2.63036</text:p>
          </table:table-cell>
          <table:table-cell office:value-type="float" office:value="1.23916" calcext:value-type="float">
            <text:p>1.23916</text:p>
          </table:table-cell>
        </table:table-row>
        <table:table-row table:style-name="ro1">
          <table:table-cell office:value-type="string" calcext:value-type="string">
            <text:p><text:a xlink:href="http://dbpedia.org/resource/Opel_Mokka" xlink:type="simple">http://dbpedia.org/resource/Opel_Mokka</text:a></text:p>
          </table:table-cell>
          <table:table-cell office:value-type="float" office:value="1775" calcext:value-type="float">
            <text:p>1775</text:p>
          </table:table-cell>
          <table:table-cell office:value-type="float" office:value="1646" calcext:value-type="float">
            <text:p>1646</text:p>
          </table:table-cell>
          <table:table-cell office:value-type="float" office:value="4280" calcext:value-type="float">
            <text:p>4280</text:p>
          </table:table-cell>
          <table:table-cell office:value-type="float" office:value="0.384579" calcext:value-type="float">
            <text:p>0.384579</text:p>
          </table:table-cell>
          <table:table-cell office:value-type="float" office:value="2.41127" calcext:value-type="float">
            <text:p>2.41127</text:p>
          </table:table-cell>
          <table:table-cell office:value-type="float" office:value="1.07837" calcext:value-type="float">
            <text:p>1.07837</text:p>
          </table:table-cell>
        </table:table-row>
        <table:table-row table:style-name="ro1">
          <table:table-cell office:value-type="string" calcext:value-type="string">
            <text:p><text:a xlink:href="http://dbpedia.org/resource/Toyota_86" xlink:type="simple">http://dbpedia.org/resource/Toyota_86</text:a></text:p>
          </table:table-cell>
          <table:table-cell office:value-type="float" office:value="1775" calcext:value-type="float">
            <text:p>1775</text:p>
          </table:table-cell>
          <table:table-cell office:value-type="float" office:value="1285" calcext:value-type="float">
            <text:p>1285</text:p>
          </table:table-cell>
          <table:table-cell office:value-type="float" office:value="4240" calcext:value-type="float">
            <text:p>4240</text:p>
          </table:table-cell>
          <table:table-cell office:value-type="float" office:value="0.303066" calcext:value-type="float">
            <text:p>0.303066</text:p>
          </table:table-cell>
          <table:table-cell office:value-type="float" office:value="2.38873" calcext:value-type="float">
            <text:p>2.38873</text:p>
          </table:table-cell>
          <table:table-cell office:value-type="float" office:value="1.38132" calcext:value-type="float">
            <text:p>1.38132</text:p>
          </table:table-cell>
        </table:table-row>
        <table:table-row table:style-name="ro1">
          <table:table-cell office:value-type="string" calcext:value-type="string">
            <text:p><text:a xlink:href="http://dbpedia.org/resource/Toyota_86" xlink:type="simple">http://dbpedia.org/resource/Toyota_86</text:a></text:p>
          </table:table-cell>
          <table:table-cell office:value-type="float" office:value="1775" calcext:value-type="float">
            <text:p>1775</text:p>
          </table:table-cell>
          <table:table-cell office:value-type="float" office:value="1285" calcext:value-type="float">
            <text:p>1285</text:p>
          </table:table-cell>
          <table:table-cell office:value-type="float" office:value="4240" calcext:value-type="float">
            <text:p>4240</text:p>
          </table:table-cell>
          <table:table-cell office:value-type="float" office:value="0.303066" calcext:value-type="float">
            <text:p>0.303066</text:p>
          </table:table-cell>
          <table:table-cell office:value-type="float" office:value="2.38873" calcext:value-type="float">
            <text:p>2.38873</text:p>
          </table:table-cell>
          <table:table-cell office:value-type="float" office:value="1.38132" calcext:value-type="float">
            <text:p>1.38132</text:p>
          </table:table-cell>
        </table:table-row>
        <table:table-row table:style-name="ro1">
          <table:table-cell office:value-type="string" calcext:value-type="string">
            <text:p><text:a xlink:href="http://dbpedia.org/resource/Mitsubishi_Challenger" xlink:type="simple">http://dbpedia.org/resource/Mitsubishi_Challenger</text:a></text:p>
          </table:table-cell>
          <table:table-cell office:value-type="float" office:value="1775" calcext:value-type="float">
            <text:p>1775</text:p>
          </table:table-cell>
          <table:table-cell office:value-type="float" office:value="1735" calcext:value-type="float">
            <text:p>1735</text:p>
          </table:table-cell>
          <table:table-cell office:value-type="float" office:value="4620" calcext:value-type="float">
            <text:p>4620</text:p>
          </table:table-cell>
          <table:table-cell office:value-type="float" office:value="0.375541" calcext:value-type="float">
            <text:p>0.375541</text:p>
          </table:table-cell>
          <table:table-cell office:value-type="float" office:value="2.60282" calcext:value-type="float">
            <text:p>2.60282</text:p>
          </table:table-cell>
          <table:table-cell office:value-type="float" office:value="1.02305" calcext:value-type="float">
            <text:p>1.02305</text:p>
          </table:table-cell>
        </table:table-row>
        <table:table-row table:style-name="ro1">
          <table:table-cell office:value-type="string" calcext:value-type="string">
            <text:p><text:a xlink:href="http://dbpedia.org/resource/Toyota_Prius_v" xlink:type="simple">http://dbpedia.org/resource/Toyota_Prius_v</text:a></text:p>
          </table:table-cell>
          <table:table-cell office:value-type="float" office:value="1775.46" calcext:value-type="float">
            <text:p>1775.46</text:p>
          </table:table-cell>
          <table:table-cell office:value-type="float" office:value="1574.8" calcext:value-type="float">
            <text:p>1574.8</text:p>
          </table:table-cell>
          <table:table-cell office:value-type="float" office:value="4615.18" calcext:value-type="float">
            <text:p>4615.18</text:p>
          </table:table-cell>
          <table:table-cell office:value-type="float" office:value="0.341222" calcext:value-type="float">
            <text:p>0.341222</text:p>
          </table:table-cell>
          <table:table-cell office:value-type="float" office:value="2.59943" calcext:value-type="float">
            <text:p>2.59943</text:p>
          </table:table-cell>
          <table:table-cell office:value-type="float" office:value="1.12742" calcext:value-type="float">
            <text:p>1.12742</text:p>
          </table:table-cell>
        </table:table-row>
        <table:table-row table:style-name="ro2">
          <table:table-cell office:value-type="string" calcext:value-type="string">
            <text:p><text:a xlink:href="http://dbpedia.org/resource/Mercedes-Benz_CLA-Class" xlink:type="simple">http://dbpedia.org/resource/Mercedes-Benz_CLA-Class</text:a></text:p>
          </table:table-cell>
          <table:table-cell office:value-type="float" office:value="1777" calcext:value-type="float">
            <text:p>1777</text:p>
          </table:table-cell>
          <table:table-cell office:value-type="float" office:value="1437" calcext:value-type="float">
            <text:p>1437</text:p>
          </table:table-cell>
          <table:table-cell office:value-type="float" office:value="4630" calcext:value-type="float">
            <text:p>4630</text:p>
          </table:table-cell>
          <table:table-cell office:value-type="float" office:value="0.310367" calcext:value-type="float">
            <text:p>0.310367</text:p>
          </table:table-cell>
          <table:table-cell office:value-type="float" office:value="2.60552" calcext:value-type="float">
            <text:p>2.60552</text:p>
          </table:table-cell>
          <table:table-cell office:value-type="float" office:value="1.2366" calcext:value-type="float">
            <text:p>1.2366</text:p>
          </table:table-cell>
        </table:table-row>
        <table:table-row table:style-name="ro1">
          <table:table-cell office:value-type="string" calcext:value-type="string">
            <text:p><text:a xlink:href="http://dbpedia.org/resource/Volkswagen_Golf_Mk6" xlink:type="simple">http://dbpedia.org/resource/Volkswagen_Golf_Mk6</text:a></text:p>
          </table:table-cell>
          <table:table-cell office:value-type="float" office:value="1779" calcext:value-type="float">
            <text:p>1779</text:p>
          </table:table-cell>
          <table:table-cell office:value-type="float" office:value="1479" calcext:value-type="float">
            <text:p>1479</text:p>
          </table:table-cell>
          <table:table-cell office:value-type="float" office:value="4199" calcext:value-type="float">
            <text:p>4199</text:p>
          </table:table-cell>
          <table:table-cell office:value-type="float" office:value="0.352227" calcext:value-type="float">
            <text:p>0.352227</text:p>
          </table:table-cell>
          <table:table-cell office:value-type="float" office:value="2.36031" calcext:value-type="float">
            <text:p>2.36031</text:p>
          </table:table-cell>
          <table:table-cell office:value-type="float" office:value="1.20284" calcext:value-type="float">
            <text:p>1.20284</text:p>
          </table:table-cell>
        </table:table-row>
        <table:table-row table:style-name="ro1">
          <table:table-cell office:value-type="string" calcext:value-type="string">
            <text:p><text:a xlink:href="http://dbpedia.org/resource/Fiat_500L" xlink:type="simple">http://dbpedia.org/resource/Fiat_500L</text:a></text:p>
          </table:table-cell>
          <table:table-cell office:value-type="float" office:value="1780" calcext:value-type="float">
            <text:p>1780</text:p>
          </table:table-cell>
          <table:table-cell office:value-type="float" office:value="1660" calcext:value-type="float">
            <text:p>1660</text:p>
          </table:table-cell>
          <table:table-cell office:value-type="float" office:value="4140" calcext:value-type="float">
            <text:p>4140</text:p>
          </table:table-cell>
          <table:table-cell office:value-type="float" office:value="0.400966" calcext:value-type="float">
            <text:p>0.400966</text:p>
          </table:table-cell>
          <table:table-cell office:value-type="float" office:value="2.32584" calcext:value-type="float">
            <text:p>2.32584</text:p>
          </table:table-cell>
          <table:table-cell office:value-type="float" office:value="1.07229" calcext:value-type="float">
            <text:p>1.07229</text:p>
          </table:table-cell>
        </table:table-row>
        <table:table-row table:style-name="ro1">
          <table:table-cell office:value-type="string" calcext:value-type="string">
            <text:p><text:a xlink:href="http://dbpedia.org/resource/Volvo_C30" xlink:type="simple">http://dbpedia.org/resource/Volvo_C30</text:a></text:p>
          </table:table-cell>
          <table:table-cell office:value-type="float" office:value="1782" calcext:value-type="float">
            <text:p>1782</text:p>
          </table:table-cell>
          <table:table-cell office:value-type="float" office:value="1447" calcext:value-type="float">
            <text:p>1447</text:p>
          </table:table-cell>
          <table:table-cell office:value-type="float" office:value="4252" calcext:value-type="float">
            <text:p>4252</text:p>
          </table:table-cell>
          <table:table-cell office:value-type="float" office:value="0.34031" calcext:value-type="float">
            <text:p>0.34031</text:p>
          </table:table-cell>
          <table:table-cell office:value-type="float" office:value="2.38608" calcext:value-type="float">
            <text:p>2.38608</text:p>
          </table:table-cell>
          <table:table-cell office:value-type="float" office:value="1.23151" calcext:value-type="float">
            <text:p>1.23151</text:p>
          </table:table-cell>
        </table:table-row>
        <table:table-row table:style-name="ro1">
          <table:table-cell office:value-type="string" calcext:value-type="string">
            <text:p><text:a xlink:href="http://dbpedia.org/resource/Fiat_Stilo" xlink:type="simple">http://dbpedia.org/resource/Fiat_Stilo</text:a></text:p>
          </table:table-cell>
          <table:table-cell office:value-type="float" office:value="1784" calcext:value-type="float">
            <text:p>1784</text:p>
          </table:table-cell>
          <table:table-cell office:value-type="float" office:value="1475" calcext:value-type="float">
            <text:p>1475</text:p>
          </table:table-cell>
          <table:table-cell office:value-type="float" office:value="4182" calcext:value-type="float">
            <text:p>4182</text:p>
          </table:table-cell>
          <table:table-cell office:value-type="float" office:value="0.352702" calcext:value-type="float">
            <text:p>0.352702</text:p>
          </table:table-cell>
          <table:table-cell office:value-type="float" office:value="2.34417" calcext:value-type="float">
            <text:p>2.34417</text:p>
          </table:table-cell>
          <table:table-cell office:value-type="float" office:value="1.20949" calcext:value-type="float">
            <text:p>1.20949</text:p>
          </table:table-cell>
        </table:table-row>
        <table:table-row table:style-name="ro1">
          <table:table-cell office:value-type="string" calcext:value-type="string">
            <text:p><text:a xlink:href="http://dbpedia.org/resource/Kia_Soul" xlink:type="simple">http://dbpedia.org/resource/Kia_Soul</text:a></text:p>
          </table:table-cell>
          <table:table-cell office:value-type="float" office:value="1785.62" calcext:value-type="float">
            <text:p>1785.62</text:p>
          </table:table-cell>
          <table:table-cell office:value-type="float" office:value="1610.36" calcext:value-type="float">
            <text:p>1610.36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0.392327" calcext:value-type="float">
            <text:p>0.392327</text:p>
          </table:table-cell>
          <table:table-cell office:value-type="float" office:value="2.29872" calcext:value-type="float">
            <text:p>2.29872</text:p>
          </table:table-cell>
          <table:table-cell office:value-type="float" office:value="1.10883" calcext:value-type="float">
            <text:p>1.10883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W212" xlink:type="simple">http://dbpedia.org/resource/Mercedes-Benz_W212</text:a></text:p>
          </table:table-cell>
          <table:table-cell office:value-type="float" office:value="1785.62" calcext:value-type="float">
            <text:p>1785.62</text:p>
          </table:table-cell>
          <table:table-cell office:value-type="float" office:value="1391.92" calcext:value-type="float">
            <text:p>1391.92</text:p>
          </table:table-cell>
          <table:table-cell office:value-type="float" office:value="4699" calcext:value-type="float">
            <text:p>4699</text:p>
          </table:table-cell>
          <table:table-cell office:value-type="float" office:value="0.296216" calcext:value-type="float">
            <text:p>0.296216</text:p>
          </table:table-cell>
          <table:table-cell office:value-type="float" office:value="2.63158" calcext:value-type="float">
            <text:p>2.63158</text:p>
          </table:table-cell>
          <table:table-cell office:value-type="float" office:value="1.28285" calcext:value-type="float">
            <text:p>1.28285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W212" xlink:type="simple">http://dbpedia.org/resource/Mercedes-Benz_W212</text:a></text:p>
          </table:table-cell>
          <table:table-cell office:value-type="float" office:value="1785.62" calcext:value-type="float">
            <text:p>1785.62</text:p>
          </table:table-cell>
          <table:table-cell office:value-type="float" office:value="1391.92" calcext:value-type="float">
            <text:p>1391.92</text:p>
          </table:table-cell>
          <table:table-cell office:value-type="float" office:value="4699" calcext:value-type="float">
            <text:p>4699</text:p>
          </table:table-cell>
          <table:table-cell office:value-type="float" office:value="0.296216" calcext:value-type="float">
            <text:p>0.296216</text:p>
          </table:table-cell>
          <table:table-cell office:value-type="float" office:value="2.63158" calcext:value-type="float">
            <text:p>2.63158</text:p>
          </table:table-cell>
          <table:table-cell office:value-type="float" office:value="1.28285" calcext:value-type="float">
            <text:p>1.28285</text:p>
          </table:table-cell>
        </table:table-row>
        <table:table-row table:style-name="ro1">
          <table:table-cell office:value-type="string" calcext:value-type="string">
            <text:p><text:a xlink:href="http://dbpedia.org/resource/Proton_Prevé" xlink:type="simple">http://dbpedia.org/resource/Proton_Prev%C3%A9</text:a></text:p>
          </table:table-cell>
          <table:table-cell office:value-type="float" office:value="1786" calcext:value-type="float">
            <text:p>1786</text:p>
          </table:table-cell>
          <table:table-cell office:value-type="float" office:value="1524" calcext:value-type="float">
            <text:p>1524</text:p>
          </table:table-cell>
          <table:table-cell office:value-type="float" office:value="4543" calcext:value-type="float">
            <text:p>4543</text:p>
          </table:table-cell>
          <table:table-cell office:value-type="float" office:value="0.335461" calcext:value-type="float">
            <text:p>0.335461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1.17192" calcext:value-type="float">
            <text:p>1.17192</text:p>
          </table:table-cell>
        </table:table-row>
        <table:table-row table:style-name="ro1">
          <table:table-cell office:value-type="string" calcext:value-type="string">
            <text:p><text:a xlink:href="http://dbpedia.org/resource/Proton_Prevé" xlink:type="simple">http://dbpedia.org/resource/Proton_Prev%C3%A9</text:a></text:p>
          </table:table-cell>
          <table:table-cell office:value-type="float" office:value="1786" calcext:value-type="float">
            <text:p>1786</text:p>
          </table:table-cell>
          <table:table-cell office:value-type="float" office:value="1524" calcext:value-type="float">
            <text:p>1524</text:p>
          </table:table-cell>
          <table:table-cell office:value-type="float" office:value="4543" calcext:value-type="float">
            <text:p>4543</text:p>
          </table:table-cell>
          <table:table-cell office:value-type="float" office:value="0.335461" calcext:value-type="float">
            <text:p>0.335461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1.17192" calcext:value-type="float">
            <text:p>1.17192</text:p>
          </table:table-cell>
        </table:table-row>
        <table:table-row table:style-name="ro1">
          <table:table-cell office:value-type="string" calcext:value-type="string">
            <text:p><text:a xlink:href="http://dbpedia.org/resource/Mini_Paceman" xlink:type="simple">http://dbpedia.org/resource/Mini_Paceman</text:a></text:p>
          </table:table-cell>
          <table:table-cell office:value-type="float" office:value="1786" calcext:value-type="float">
            <text:p>1786</text:p>
          </table:table-cell>
          <table:table-cell office:value-type="float" office:value="1518" calcext:value-type="float">
            <text:p>1518</text:p>
          </table:table-cell>
          <table:table-cell office:value-type="float" office:value="4109" calcext:value-type="float">
            <text:p>4109</text:p>
          </table:table-cell>
          <table:table-cell office:value-type="float" office:value="0.369433" calcext:value-type="float">
            <text:p>0.369433</text:p>
          </table:table-cell>
          <table:table-cell office:value-type="float" office:value="2.30067" calcext:value-type="float">
            <text:p>2.30067</text:p>
          </table:table-cell>
          <table:table-cell office:value-type="float" office:value="1.17655" calcext:value-type="float">
            <text:p>1.17655</text:p>
          </table:table-cell>
        </table:table-row>
        <table:table-row table:style-name="ro1">
          <table:table-cell office:value-type="string" calcext:value-type="string">
            <text:p><text:a xlink:href="http://dbpedia.org/resource/Mini_Countryman" xlink:type="simple">http://dbpedia.org/resource/Mini_Countryman</text:a></text:p>
          </table:table-cell>
          <table:table-cell office:value-type="float" office:value="1789" calcext:value-type="float">
            <text:p>1789</text:p>
          </table:table-cell>
          <table:table-cell office:value-type="float" office:value="1561" calcext:value-type="float">
            <text:p>1561</text:p>
          </table:table-cell>
          <table:table-cell office:value-type="float" office:value="4097" calcext:value-type="float">
            <text:p>4097</text:p>
          </table:table-cell>
          <table:table-cell office:value-type="float" office:value="0.381011" calcext:value-type="float">
            <text:p>0.381011</text:p>
          </table:table-cell>
          <table:table-cell office:value-type="float" office:value="2.29011" calcext:value-type="float">
            <text:p>2.29011</text:p>
          </table:table-cell>
          <table:table-cell office:value-type="float" office:value="1.14606" calcext:value-type="float">
            <text:p>1.14606</text:p>
          </table:table-cell>
        </table:table-row>
        <table:table-row table:style-name="ro1">
          <table:table-cell office:value-type="string" calcext:value-type="string">
            <text:p><text:a xlink:href="http://dbpedia.org/resource/Emgrand_EC7" xlink:type="simple">http://dbpedia.org/resource/Emgrand_EC7</text:a></text:p>
          </table:table-cell>
          <table:table-cell office:value-type="float" office:value="1789" calcext:value-type="float">
            <text:p>1789</text:p>
          </table:table-cell>
          <table:table-cell office:value-type="float" office:value="1470" calcext:value-type="float">
            <text:p>1470</text:p>
          </table:table-cell>
          <table:table-cell office:value-type="float" office:value="4635" calcext:value-type="float">
            <text:p>4635</text:p>
          </table:table-cell>
          <table:table-cell office:value-type="float" office:value="0.317152" calcext:value-type="float">
            <text:p>0.317152</text:p>
          </table:table-cell>
          <table:table-cell office:value-type="float" office:value="2.59083" calcext:value-type="float">
            <text:p>2.59083</text:p>
          </table:table-cell>
          <table:table-cell office:value-type="float" office:value="1.21701" calcext:value-type="float">
            <text:p>1.21701</text:p>
          </table:table-cell>
        </table:table-row>
        <table:table-row table:style-name="ro1">
          <table:table-cell office:value-type="string" calcext:value-type="string">
            <text:p><text:a xlink:href="http://dbpedia.org/resource/Lifan_X60" xlink:type="simple">http://dbpedia.org/resource/Lifan_X60</text:a></text:p>
          </table:table-cell>
          <table:table-cell office:value-type="float" office:value="1790" calcext:value-type="float">
            <text:p>1790</text:p>
          </table:table-cell>
          <table:table-cell office:value-type="float" office:value="1690" calcext:value-type="float">
            <text:p>1690</text:p>
          </table:table-cell>
          <table:table-cell office:value-type="float" office:value="4325" calcext:value-type="float">
            <text:p>4325</text:p>
          </table:table-cell>
          <table:table-cell office:value-type="float" office:value="0.390751" calcext:value-type="float">
            <text:p>0.390751</text:p>
          </table:table-cell>
          <table:table-cell office:value-type="float" office:value="2.4162" calcext:value-type="float">
            <text:p>2.4162</text:p>
          </table:table-cell>
          <table:table-cell office:value-type="float" office:value="1.05917" calcext:value-type="float">
            <text:p>1.05917</text:p>
          </table:table-cell>
        </table:table-row>
        <table:table-row table:style-name="ro1">
          <table:table-cell office:value-type="string" calcext:value-type="string">
            <text:p><text:a xlink:href="http://dbpedia.org/resource/Hyundai_Veloster" xlink:type="simple">http://dbpedia.org/resource/Hyundai_Veloster</text:a></text:p>
          </table:table-cell>
          <table:table-cell office:value-type="float" office:value="1790.7" calcext:value-type="float">
            <text:p>1790.7</text:p>
          </table:table-cell>
          <table:table-cell office:value-type="float" office:value="1399.54" calcext:value-type="float">
            <text:p>1399.54</text:p>
          </table:table-cell>
          <table:table-cell office:value-type="float" office:value="4218.94" calcext:value-type="float">
            <text:p>4218.94</text:p>
          </table:table-cell>
          <table:table-cell office:value-type="float" office:value="0.331728" calcext:value-type="float">
            <text:p>0.331728</text:p>
          </table:table-cell>
          <table:table-cell office:value-type="float" office:value="2.35603" calcext:value-type="float">
            <text:p>2.35603</text:p>
          </table:table-cell>
          <table:table-cell office:value-type="float" office:value="1.27949" calcext:value-type="float">
            <text:p>1.27949</text:p>
          </table:table-cell>
        </table:table-row>
        <table:table-row table:style-name="ro1">
          <table:table-cell office:value-type="string" calcext:value-type="string">
            <text:p><text:a xlink:href="http://dbpedia.org/resource/Volkswagen_Eos" xlink:type="simple">http://dbpedia.org/resource/Volkswagen_Eos</text:a></text:p>
          </table:table-cell>
          <table:table-cell office:value-type="float" office:value="1791" calcext:value-type="float">
            <text:p>1791</text:p>
          </table:table-cell>
          <table:table-cell office:value-type="float" office:value="1443" calcext:value-type="float">
            <text:p>1443</text:p>
          </table:table-cell>
          <table:table-cell office:value-type="float" office:value="4407" calcext:value-type="float">
            <text:p>4407</text:p>
          </table:table-cell>
          <table:table-cell office:value-type="float" office:value="0.327434" calcext:value-type="float">
            <text:p>0.327434</text:p>
          </table:table-cell>
          <table:table-cell office:value-type="float" office:value="2.46064" calcext:value-type="float">
            <text:p>2.46064</text:p>
          </table:table-cell>
          <table:table-cell office:value-type="float" office:value="1.24116" calcext:value-type="float">
            <text:p>1.24116</text:p>
          </table:table-cell>
        </table:table-row>
        <table:table-row table:style-name="ro1">
          <table:table-cell office:value-type="string" calcext:value-type="string">
            <text:p><text:a xlink:href="http://dbpedia.org/resource/Fiat_Bravo_(2007)" xlink:type="simple">http://dbpedia.org/resource/Fiat_Bravo_(2007)</text:a></text:p>
          </table:table-cell>
          <table:table-cell office:value-type="float" office:value="1792" calcext:value-type="float">
            <text:p>1792</text:p>
          </table:table-cell>
          <table:table-cell office:value-type="float" office:value="1498" calcext:value-type="float">
            <text:p>1498</text:p>
          </table:table-cell>
          <table:table-cell office:value-type="float" office:value="4336" calcext:value-type="float">
            <text:p>4336</text:p>
          </table:table-cell>
          <table:table-cell office:value-type="float" office:value="0.34548" calcext:value-type="float">
            <text:p>0.34548</text:p>
          </table:table-cell>
          <table:table-cell office:value-type="float" office:value="2.41964" calcext:value-type="float">
            <text:p>2.41964</text:p>
          </table:table-cell>
          <table:table-cell office:value-type="float" office:value="1.19626" calcext:value-type="float">
            <text:p>1.19626</text:p>
          </table:table-cell>
        </table:table-row>
        <table:table-row table:style-name="ro1">
          <table:table-cell office:value-type="string" calcext:value-type="string">
            <text:p><text:a xlink:href="http://dbpedia.org/resource/Škoda_Yeti" xlink:type="simple">http://dbpedia.org/resource/%C5%A0koda_Yeti</text:a></text:p>
          </table:table-cell>
          <table:table-cell office:value-type="float" office:value="1793" calcext:value-type="float">
            <text:p>1793</text:p>
          </table:table-cell>
          <table:table-cell office:value-type="float" office:value="1691" calcext:value-type="float">
            <text:p>1691</text:p>
          </table:table-cell>
          <table:table-cell office:value-type="float" office:value="4223" calcext:value-type="float">
            <text:p>4223</text:p>
          </table:table-cell>
          <table:table-cell office:value-type="float" office:value="0.400426" calcext:value-type="float">
            <text:p>0.400426</text:p>
          </table:table-cell>
          <table:table-cell office:value-type="float" office:value="2.35527" calcext:value-type="float">
            <text:p>2.35527</text:p>
          </table:table-cell>
          <table:table-cell office:value-type="float" office:value="1.06032" calcext:value-type="float">
            <text:p>1.06032</text:p>
          </table:table-cell>
        </table:table-row>
        <table:table-row table:style-name="ro1">
          <table:table-cell office:value-type="string" calcext:value-type="string">
            <text:p><text:a xlink:href="http://dbpedia.org/resource/Acura_ILX" xlink:type="simple">http://dbpedia.org/resource/Acura_ILX</text:a></text:p>
          </table:table-cell>
          <table:table-cell office:value-type="float" office:value="1793.24" calcext:value-type="float">
            <text:p>1793.24</text:p>
          </table:table-cell>
          <table:table-cell office:value-type="float" office:value="1412.24" calcext:value-type="float">
            <text:p>1412.24</text:p>
          </table:table-cell>
          <table:table-cell office:value-type="float" office:value="4549.14" calcext:value-type="float">
            <text:p>4549.14</text:p>
          </table:table-cell>
          <table:table-cell office:value-type="float" office:value="0.310441" calcext:value-type="float">
            <text:p>0.310441</text:p>
          </table:table-cell>
          <table:table-cell office:value-type="float" office:value="2.53683" calcext:value-type="float">
            <text:p>2.53683</text:p>
          </table:table-cell>
          <table:table-cell office:value-type="float" office:value="1.26978" calcext:value-type="float">
            <text:p>1.26978</text:p>
          </table:table-cell>
        </table:table-row>
        <table:table-row table:style-name="ro1">
          <table:table-cell office:value-type="string" calcext:value-type="string">
            <text:p><text:a xlink:href="http://dbpedia.org/resource/Alfa_Romeo_Giulietta_(2010)" xlink:type="simple">http://dbpedia.org/resource/Alfa_Romeo_Giulietta_(2010)</text:a></text:p>
          </table:table-cell>
          <table:table-cell office:value-type="float" office:value="1798" calcext:value-type="float">
            <text:p>1798</text:p>
          </table:table-cell>
          <table:table-cell office:value-type="float" office:value="1465" calcext:value-type="float">
            <text:p>1465</text:p>
          </table:table-cell>
          <table:table-cell office:value-type="float" office:value="4351" calcext:value-type="float">
            <text:p>4351</text:p>
          </table:table-cell>
          <table:table-cell office:value-type="float" office:value="0.336704" calcext:value-type="float">
            <text:p>0.336704</text:p>
          </table:table-cell>
          <table:table-cell office:value-type="float" office:value="2.41991" calcext:value-type="float">
            <text:p>2.41991</text:p>
          </table:table-cell>
          <table:table-cell office:value-type="float" office:value="1.2273" calcext:value-type="float">
            <text:p>1.2273</text:p>
          </table:table-cell>
        </table:table-row>
        <table:table-row table:style-name="ro1">
          <table:table-cell office:value-type="string" calcext:value-type="string">
            <text:p><text:a xlink:href="http://dbpedia.org/resource/Volkswagen_Golf_Mk7" xlink:type="simple">http://dbpedia.org/resource/Volkswagen_Golf_Mk7</text:a></text:p>
          </table:table-cell>
          <table:table-cell office:value-type="float" office:value="1799" calcext:value-type="float">
            <text:p>1799</text:p>
          </table:table-cell>
          <table:table-cell office:value-type="float" office:value="1452" calcext:value-type="float">
            <text:p>1452</text:p>
          </table:table-cell>
          <table:table-cell office:value-type="float" office:value="4255" calcext:value-type="float">
            <text:p>4255</text:p>
          </table:table-cell>
          <table:table-cell office:value-type="float" office:value="0.341246" calcext:value-type="float">
            <text:p>0.341246</text:p>
          </table:table-cell>
          <table:table-cell office:value-type="float" office:value="2.3652" calcext:value-type="float">
            <text:p>2.3652</text:p>
          </table:table-cell>
          <table:table-cell office:value-type="float" office:value="1.23898" calcext:value-type="float">
            <text:p>1.23898</text:p>
          </table:table-cell>
        </table:table-row>
        <table:table-row table:style-name="ro1">
          <table:table-cell office:value-type="string" calcext:value-type="string">
            <text:p><text:a xlink:href="http://dbpedia.org/resource/Nissan_Rogue" xlink:type="simple">http://dbpedia.org/resource/Nissan_Rogue</text:a></text:p>
          </table:table-cell>
          <table:table-cell office:value-type="float" office:value="1800.86" calcext:value-type="float">
            <text:p>1800.86</text:p>
          </table:table-cell>
          <table:table-cell office:value-type="float" office:value="1658.62" calcext:value-type="float">
            <text:p>1658.62</text:p>
          </table:table-cell>
          <table:table-cell office:value-type="float" office:value="4645.66" calcext:value-type="float">
            <text:p>4645.66</text:p>
          </table:table-cell>
          <table:table-cell office:value-type="float" office:value="0.357026" calcext:value-type="float">
            <text:p>0.357026</text:p>
          </table:table-cell>
          <table:table-cell office:value-type="float" office:value="2.57969" calcext:value-type="float">
            <text:p>2.57969</text:p>
          </table:table-cell>
          <table:table-cell office:value-type="float" office:value="1.08576" calcext:value-type="float">
            <text:p>1.08576</text:p>
          </table:table-cell>
        </table:table-row>
        <table:table-row table:style-name="ro1">
          <table:table-cell office:value-type="string" calcext:value-type="string">
            <text:p><text:a xlink:href="http://dbpedia.org/resource/Porsche_Cayman" xlink:type="simple">http://dbpedia.org/resource/Porsche_Cayman</text:a></text:p>
          </table:table-cell>
          <table:table-cell office:value-type="float" office:value="1801" calcext:value-type="float">
            <text:p>1801</text:p>
          </table:table-cell>
          <table:table-cell office:value-type="float" office:value="1305" calcext:value-type="float">
            <text:p>1305</text:p>
          </table:table-cell>
          <table:table-cell office:value-type="float" office:value="4372" calcext:value-type="float">
            <text:p>4372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2.42754" calcext:value-type="float">
            <text:p>2.42754</text:p>
          </table:table-cell>
          <table:table-cell office:value-type="float" office:value="1.38008" calcext:value-type="float">
            <text:p>1.38008</text:p>
          </table:table-cell>
        </table:table-row>
        <table:table-row table:style-name="ro1">
          <table:table-cell office:value-type="string" calcext:value-type="string">
            <text:p><text:a xlink:href="http://dbpedia.org/resource/Volvo_V40" xlink:type="simple">http://dbpedia.org/resource/Volvo_V40</text:a></text:p>
          </table:table-cell>
          <table:table-cell office:value-type="float" office:value="1802" calcext:value-type="float">
            <text:p>1802</text:p>
          </table:table-cell>
          <table:table-cell office:value-type="float" office:value="1445" calcext:value-type="float">
            <text:p>1445</text:p>
          </table:table-cell>
          <table:table-cell office:value-type="float" office:value="4369" calcext:value-type="float">
            <text:p>4369</text:p>
          </table:table-cell>
          <table:table-cell office:value-type="float" office:value="0.330739" calcext:value-type="float">
            <text:p>0.330739</text:p>
          </table:table-cell>
          <table:table-cell office:value-type="float" office:value="2.42453" calcext:value-type="float">
            <text:p>2.42453</text:p>
          </table:table-cell>
          <table:table-cell office:value-type="float" office:value="1.24706" calcext:value-type="float">
            <text:p>1.24706</text:p>
          </table:table-cell>
        </table:table-row>
        <table:table-row table:style-name="ro1">
          <table:table-cell office:value-type="string" calcext:value-type="string">
            <text:p><text:a xlink:href="http://dbpedia.org/resource/Infiniti_EX" xlink:type="simple">http://dbpedia.org/resource/Infiniti_EX</text:a></text:p>
          </table:table-cell>
          <table:table-cell office:value-type="float" office:value="1803.4" calcext:value-type="float">
            <text:p>1803.4</text:p>
          </table:table-cell>
          <table:table-cell office:value-type="float" office:value="1572.26" calcext:value-type="float">
            <text:p>1572.26</text:p>
          </table:table-cell>
          <table:table-cell office:value-type="float" office:value="4630.42" calcext:value-type="float">
            <text:p>4630.42</text:p>
          </table:table-cell>
          <table:table-cell office:value-type="float" office:value="0.33955" calcext:value-type="float">
            <text:p>0.33955</text:p>
          </table:table-cell>
          <table:table-cell office:value-type="float" office:value="2.56761" calcext:value-type="float">
            <text:p>2.56761</text:p>
          </table:table-cell>
          <table:table-cell office:value-type="float" office:value="1.14701" calcext:value-type="float">
            <text:p>1.14701</text:p>
          </table:table-cell>
        </table:table-row>
        <table:table-row table:style-name="ro1">
          <table:table-cell office:value-type="string" calcext:value-type="string">
            <text:p><text:a xlink:href="http://dbpedia.org/resource/Citroën_C-Crosser" xlink:type="simple">http://dbpedia.org/resource/Citro%C3%ABn_C-Crosser</text:a></text:p>
          </table:table-cell>
          <table:table-cell office:value-type="float" office:value="1805" calcext:value-type="float">
            <text:p>1805</text:p>
          </table:table-cell>
          <table:table-cell office:value-type="float" office:value="1715" calcext:value-type="float">
            <text:p>1715</text:p>
          </table:table-cell>
          <table:table-cell office:value-type="float" office:value="4645" calcext:value-type="float">
            <text:p>4645</text:p>
          </table:table-cell>
          <table:table-cell office:value-type="float" office:value="0.369214" calcext:value-type="float">
            <text:p>0.369214</text:p>
          </table:table-cell>
          <table:table-cell office:value-type="float" office:value="2.57341" calcext:value-type="float">
            <text:p>2.57341</text:p>
          </table:table-cell>
          <table:table-cell office:value-type="float" office:value="1.05248" calcext:value-type="float">
            <text:p>1.05248</text:p>
          </table:table-cell>
        </table:table-row>
        <table:table-row table:style-name="ro1">
          <table:table-cell office:value-type="string" calcext:value-type="string">
            <text:p><text:a xlink:href="http://dbpedia.org/resource/Cadillac_ATS" xlink:type="simple">http://dbpedia.org/resource/Cadillac_ATS</text:a></text:p>
          </table:table-cell>
          <table:table-cell office:value-type="float" office:value="1805.94" calcext:value-type="float">
            <text:p>1805.94</text:p>
          </table:table-cell>
          <table:table-cell office:value-type="float" office:value="1419.86" calcext:value-type="float">
            <text:p>1419.86</text:p>
          </table:table-cell>
          <table:table-cell office:value-type="float" office:value="4643.12" calcext:value-type="float">
            <text:p>4643.12</text:p>
          </table:table-cell>
          <table:table-cell office:value-type="float" office:value="0.305799" calcext:value-type="float">
            <text:p>0.305799</text:p>
          </table:table-cell>
          <table:table-cell office:value-type="float" office:value="2.57103" calcext:value-type="float">
            <text:p>2.57103</text:p>
          </table:table-cell>
          <table:table-cell office:value-type="float" office:value="1.27191" calcext:value-type="float">
            <text:p>1.27191</text:p>
          </table:table-cell>
        </table:table-row>
        <table:table-row table:style-name="ro1">
          <table:table-cell office:value-type="string" calcext:value-type="string">
            <text:p><text:a xlink:href="http://dbpedia.org/resource/Volkswagen_Beetle_(A5)" xlink:type="simple">http://dbpedia.org/resource/Volkswagen_Beetle_(A5)</text:a></text:p>
          </table:table-cell>
          <table:table-cell office:value-type="float" office:value="1808" calcext:value-type="float">
            <text:p>1808</text:p>
          </table:table-cell>
          <table:table-cell office:value-type="float" office:value="1486" calcext:value-type="float">
            <text:p>1486</text:p>
          </table:table-cell>
          <table:table-cell office:value-type="float" office:value="4278" calcext:value-type="float">
            <text:p>4278</text:p>
          </table:table-cell>
          <table:table-cell office:value-type="float" office:value="0.347359" calcext:value-type="float">
            <text:p>0.347359</text:p>
          </table:table-cell>
          <table:table-cell office:value-type="float" office:value="2.36615" calcext:value-type="float">
            <text:p>2.36615</text:p>
          </table:table-cell>
          <table:table-cell office:value-type="float" office:value="1.21669" calcext:value-type="float">
            <text:p>1.21669</text:p>
          </table:table-cell>
        </table:table-row>
        <table:table-row table:style-name="ro1">
          <table:table-cell office:value-type="string" calcext:value-type="string">
            <text:p><text:a xlink:href="http://dbpedia.org/resource/Proton_Exora" xlink:type="simple">http://dbpedia.org/resource/Proton_Exora</text:a></text:p>
          </table:table-cell>
          <table:table-cell office:value-type="float" office:value="1809" calcext:value-type="float">
            <text:p>1809</text:p>
          </table:table-cell>
          <table:table-cell office:value-type="float" office:value="1691" calcext:value-type="float">
            <text:p>1691</text:p>
          </table:table-cell>
          <table:table-cell office:value-type="float" office:value="4592" calcext:value-type="float">
            <text:p>4592</text:p>
          </table:table-cell>
          <table:table-cell office:value-type="float" office:value="0.368249" calcext:value-type="float">
            <text:p>0.368249</text:p>
          </table:table-cell>
          <table:table-cell office:value-type="float" office:value="2.53842" calcext:value-type="float">
            <text:p>2.53842</text:p>
          </table:table-cell>
          <table:table-cell office:value-type="float" office:value="1.06978" calcext:value-type="float">
            <text:p>1.06978</text:p>
          </table:table-cell>
        </table:table-row>
        <table:table-row table:style-name="ro1">
          <table:table-cell office:value-type="string" calcext:value-type="string">
            <text:p><text:a xlink:href="http://dbpedia.org/resource/Renault_Fluence" xlink:type="simple">http://dbpedia.org/resource/Renault_Fluence</text:a></text:p>
          </table:table-cell>
          <table:table-cell office:value-type="float" office:value="1809" calcext:value-type="float">
            <text:p>1809</text:p>
          </table:table-cell>
          <table:table-cell office:value-type="float" office:value="1478" calcext:value-type="float">
            <text:p>1478</text:p>
          </table:table-cell>
          <table:table-cell office:value-type="float" office:value="4618" calcext:value-type="float">
            <text:p>4618</text:p>
          </table:table-cell>
          <table:table-cell office:value-type="float" office:value="0.320052" calcext:value-type="float">
            <text:p>0.320052</text:p>
          </table:table-cell>
          <table:table-cell office:value-type="float" office:value="2.55279" calcext:value-type="float">
            <text:p>2.55279</text:p>
          </table:table-cell>
          <table:table-cell office:value-type="float" office:value="1.22395" calcext:value-type="float">
            <text:p>1.22395</text:p>
          </table:table-cell>
        </table:table-row>
        <table:table-row table:style-name="ro1">
          <table:table-cell office:value-type="string" calcext:value-type="string">
            <text:p><text:a xlink:href="http://dbpedia.org/resource/Volkswagen_Tiguan" xlink:type="simple">http://dbpedia.org/resource/Volkswagen_Tiguan</text:a></text:p>
          </table:table-cell>
          <table:table-cell office:value-type="float" office:value="1809" calcext:value-type="float">
            <text:p>1809</text:p>
          </table:table-cell>
          <table:table-cell office:value-type="float" office:value="1686" calcext:value-type="float">
            <text:p>1686</text:p>
          </table:table-cell>
          <table:table-cell office:value-type="float" office:value="4427" calcext:value-type="float">
            <text:p>4427</text:p>
          </table:table-cell>
          <table:table-cell office:value-type="float" office:value="0.380845" calcext:value-type="float">
            <text:p>0.380845</text:p>
          </table:table-cell>
          <table:table-cell office:value-type="float" office:value="2.44721" calcext:value-type="float">
            <text:p>2.44721</text:p>
          </table:table-cell>
          <table:table-cell office:value-type="float" office:value="1.07295" calcext:value-type="float">
            <text:p>1.07295</text:p>
          </table:table-cell>
        </table:table-row>
        <table:table-row table:style-name="ro1">
          <table:table-cell office:value-type="string" calcext:value-type="string">
            <text:p><text:a xlink:href="http://dbpedia.org/resource/BMW_3_Series_(F30)" xlink:type="simple">http://dbpedia.org/resource/BMW_3_Series_(F30)</text:a></text:p>
          </table:table-cell>
          <table:table-cell office:value-type="float" office:value="1811" calcext:value-type="float">
            <text:p>1811</text:p>
          </table:table-cell>
          <table:table-cell office:value-type="float" office:value="1429" calcext:value-type="float">
            <text:p>1429</text:p>
          </table:table-cell>
          <table:table-cell office:value-type="float" office:value="4624" calcext:value-type="float">
            <text:p>4624</text:p>
          </table:table-cell>
          <table:table-cell office:value-type="float" office:value="0.30904" calcext:value-type="float">
            <text:p>0.30904</text:p>
          </table:table-cell>
          <table:table-cell office:value-type="float" office:value="2.55329" calcext:value-type="float">
            <text:p>2.55329</text:p>
          </table:table-cell>
          <table:table-cell office:value-type="float" office:value="1.26732" calcext:value-type="float">
            <text:p>1.26732</text:p>
          </table:table-cell>
        </table:table-row>
        <table:table-row table:style-name="ro1">
          <table:table-cell office:value-type="string" calcext:value-type="string">
            <text:p><text:a xlink:href="http://dbpedia.org/resource/Buick_Verano" xlink:type="simple">http://dbpedia.org/resource/Buick_Verano</text:a></text:p>
          </table:table-cell>
          <table:table-cell office:value-type="float" office:value="1813.56" calcext:value-type="float">
            <text:p>1813.56</text:p>
          </table:table-cell>
          <table:table-cell office:value-type="float" office:value="1483.36" calcext:value-type="float">
            <text:p>1483.36</text:p>
          </table:table-cell>
          <table:table-cell office:value-type="float" office:value="4671.06" calcext:value-type="float">
            <text:p>4671.06</text:p>
          </table:table-cell>
          <table:table-cell office:value-type="float" office:value="0.317564" calcext:value-type="float">
            <text:p>0.317564</text:p>
          </table:table-cell>
          <table:table-cell office:value-type="float" office:value="2.57563" calcext:value-type="float">
            <text:p>2.57563</text:p>
          </table:table-cell>
          <table:table-cell office:value-type="float" office:value="1.2226" calcext:value-type="float">
            <text:p>1.2226</text:p>
          </table:table-cell>
        </table:table-row>
        <table:table-row table:style-name="ro1">
          <table:table-cell office:value-type="string" calcext:value-type="string">
            <text:p><text:a xlink:href="http://dbpedia.org/resource/Hyundai_i40" xlink:type="simple">http://dbpedia.org/resource/Hyundai_i40</text:a></text:p>
          </table:table-cell>
          <table:table-cell office:value-type="float" office:value="1815" calcext:value-type="float">
            <text:p>1815</text:p>
          </table:table-cell>
          <table:table-cell office:value-type="float" office:value="1470" calcext:value-type="float">
            <text:p>1470</text:p>
          </table:table-cell>
          <table:table-cell office:value-type="float" office:value="4770" calcext:value-type="float">
            <text:p>4770</text:p>
          </table:table-cell>
          <table:table-cell office:value-type="float" office:value="0.308176" calcext:value-type="float">
            <text:p>0.308176</text:p>
          </table:table-cell>
          <table:table-cell office:value-type="float" office:value="2.6281" calcext:value-type="float">
            <text:p>2.6281</text:p>
          </table:table-cell>
          <table:table-cell office:value-type="float" office:value="1.23469" calcext:value-type="float">
            <text:p>1.23469</text:p>
          </table:table-cell>
        </table:table-row>
        <table:table-row table:style-name="ro1">
          <table:table-cell office:value-type="string" calcext:value-type="string">
            <text:p><text:a xlink:href="http://dbpedia.org/resource/Peugeot_308" xlink:type="simple">http://dbpedia.org/resource/Peugeot_308</text:a></text:p>
          </table:table-cell>
          <table:table-cell office:value-type="float" office:value="1815" calcext:value-type="float">
            <text:p>1815</text:p>
          </table:table-cell>
          <table:table-cell office:value-type="float" office:value="1498" calcext:value-type="float">
            <text:p>1498</text:p>
          </table:table-cell>
          <table:table-cell office:value-type="float" office:value="4276" calcext:value-type="float">
            <text:p>4276</text:p>
          </table:table-cell>
          <table:table-cell office:value-type="float" office:value="0.350327" calcext:value-type="float">
            <text:p>0.350327</text:p>
          </table:table-cell>
          <table:table-cell office:value-type="float" office:value="2.35592" calcext:value-type="float">
            <text:p>2.35592</text:p>
          </table:table-cell>
          <table:table-cell office:value-type="float" office:value="1.21162" calcext:value-type="float">
            <text:p>1.21162</text:p>
          </table:table-cell>
        </table:table-row>
        <table:table-row table:style-name="ro1">
          <table:table-cell office:value-type="string" calcext:value-type="string">
            <text:p><text:a xlink:href="http://dbpedia.org/resource/Peugeot_308" xlink:type="simple">http://dbpedia.org/resource/Peugeot_308</text:a></text:p>
          </table:table-cell>
          <table:table-cell office:value-type="float" office:value="1815" calcext:value-type="float">
            <text:p>1815</text:p>
          </table:table-cell>
          <table:table-cell office:value-type="float" office:value="1498" calcext:value-type="float">
            <text:p>1498</text:p>
          </table:table-cell>
          <table:table-cell office:value-type="float" office:value="4276" calcext:value-type="float">
            <text:p>4276</text:p>
          </table:table-cell>
          <table:table-cell office:value-type="float" office:value="0.350327" calcext:value-type="float">
            <text:p>0.350327</text:p>
          </table:table-cell>
          <table:table-cell office:value-type="float" office:value="2.35592" calcext:value-type="float">
            <text:p>2.35592</text:p>
          </table:table-cell>
          <table:table-cell office:value-type="float" office:value="1.21162" calcext:value-type="float">
            <text:p>1.21162</text:p>
          </table:table-cell>
        </table:table-row>
        <table:table-row table:style-name="ro1">
          <table:table-cell office:value-type="string" calcext:value-type="string">
            <text:p><text:a xlink:href="http://dbpedia.org/resource/Peugeot_408" xlink:type="simple">http://dbpedia.org/resource/Peugeot_408</text:a></text:p>
          </table:table-cell>
          <table:table-cell office:value-type="float" office:value="1815" calcext:value-type="float">
            <text:p>1815</text:p>
          </table:table-cell>
          <table:table-cell office:value-type="float" office:value="1525" calcext:value-type="float">
            <text:p>1525</text:p>
          </table:table-cell>
          <table:table-cell office:value-type="float" office:value="4680" calcext:value-type="float">
            <text:p>4680</text:p>
          </table:table-cell>
          <table:table-cell office:value-type="float" office:value="0.325855" calcext:value-type="float">
            <text:p>0.325855</text:p>
          </table:table-cell>
          <table:table-cell office:value-type="float" office:value="2.57851" calcext:value-type="float">
            <text:p>2.57851</text:p>
          </table:table-cell>
          <table:table-cell office:value-type="float" office:value="1.19016" calcext:value-type="float">
            <text:p>1.19016</text:p>
          </table:table-cell>
        </table:table-row>
        <table:table-row table:style-name="ro1">
          <table:table-cell office:value-type="string" calcext:value-type="string">
            <text:p><text:a xlink:href="http://dbpedia.org/resource/Honda_Element" xlink:type="simple">http://dbpedia.org/resource/Honda_Element</text:a></text:p>
          </table:table-cell>
          <table:table-cell office:value-type="float" office:value="1816.1" calcext:value-type="float">
            <text:p>1816.1</text:p>
          </table:table-cell>
          <table:table-cell office:value-type="float" office:value="1788.16" calcext:value-type="float">
            <text:p>1788.16</text:p>
          </table:table-cell>
          <table:table-cell office:value-type="float" office:value="4300.22" calcext:value-type="float">
            <text:p>4300.22</text:p>
          </table:table-cell>
          <table:table-cell office:value-type="float" office:value="0.41583" calcext:value-type="float">
            <text:p>0.41583</text:p>
          </table:table-cell>
          <table:table-cell office:value-type="float" office:value="2.36783" calcext:value-type="float">
            <text:p>2.36783</text:p>
          </table:table-cell>
          <table:table-cell office:value-type="float" office:value="1.01562" calcext:value-type="float">
            <text:p>1.01562</text:p>
          </table:table-cell>
        </table:table-row>
        <table:table-row table:style-name="ro1">
          <table:table-cell office:value-type="string" calcext:value-type="string">
            <text:p><text:a xlink:href="http://dbpedia.org/resource/Honda_Element" xlink:type="simple">http://dbpedia.org/resource/Honda_Element</text:a></text:p>
          </table:table-cell>
          <table:table-cell office:value-type="float" office:value="1816.1" calcext:value-type="float">
            <text:p>1816.1</text:p>
          </table:table-cell>
          <table:table-cell office:value-type="float" office:value="1788.16" calcext:value-type="float">
            <text:p>1788.16</text:p>
          </table:table-cell>
          <table:table-cell office:value-type="float" office:value="4300.22" calcext:value-type="float">
            <text:p>4300.22</text:p>
          </table:table-cell>
          <table:table-cell office:value-type="float" office:value="0.41583" calcext:value-type="float">
            <text:p>0.41583</text:p>
          </table:table-cell>
          <table:table-cell office:value-type="float" office:value="2.36783" calcext:value-type="float">
            <text:p>2.36783</text:p>
          </table:table-cell>
          <table:table-cell office:value-type="float" office:value="1.01562" calcext:value-type="float">
            <text:p>1.01562</text:p>
          </table:table-cell>
        </table:table-row>
        <table:table-row table:style-name="ro1">
          <table:table-cell office:value-type="string" calcext:value-type="string">
            <text:p><text:a xlink:href="http://dbpedia.org/resource/Volkswagen_Passat_(B6)" xlink:type="simple">http://dbpedia.org/resource/Volkswagen_Passat_(B6)</text:a></text:p>
          </table:table-cell>
          <table:table-cell office:value-type="float" office:value="1820" calcext:value-type="float">
            <text:p>1820</text:p>
          </table:table-cell>
          <table:table-cell office:value-type="float" office:value="1473.2" calcext:value-type="float">
            <text:p>1473.2</text:p>
          </table:table-cell>
          <table:table-cell office:value-type="float" office:value="4780.28" calcext:value-type="float">
            <text:p>4780.28</text:p>
          </table:table-cell>
          <table:table-cell office:value-type="float" office:value="0.308183" calcext:value-type="float">
            <text:p>0.308183</text:p>
          </table:table-cell>
          <table:table-cell office:value-type="float" office:value="2.62653" calcext:value-type="float">
            <text:p>2.62653</text:p>
          </table:table-cell>
          <table:table-cell office:value-type="float" office:value="1.23541" calcext:value-type="float">
            <text:p>1.23541</text:p>
          </table:table-cell>
        </table:table-row>
        <table:table-row table:style-name="ro1">
          <table:table-cell office:value-type="string" calcext:value-type="string">
            <text:p><text:a xlink:href="http://dbpedia.org/resource/Volkswagen_Passat_(B6)" xlink:type="simple">http://dbpedia.org/resource/Volkswagen_Passat_(B6)</text:a></text:p>
          </table:table-cell>
          <table:table-cell office:value-type="float" office:value="1820" calcext:value-type="float">
            <text:p>1820</text:p>
          </table:table-cell>
          <table:table-cell office:value-type="float" office:value="1473.2" calcext:value-type="float">
            <text:p>1473.2</text:p>
          </table:table-cell>
          <table:table-cell office:value-type="float" office:value="4780.28" calcext:value-type="float">
            <text:p>4780.28</text:p>
          </table:table-cell>
          <table:table-cell office:value-type="float" office:value="0.308183" calcext:value-type="float">
            <text:p>0.308183</text:p>
          </table:table-cell>
          <table:table-cell office:value-type="float" office:value="2.62653" calcext:value-type="float">
            <text:p>2.62653</text:p>
          </table:table-cell>
          <table:table-cell office:value-type="float" office:value="1.23541" calcext:value-type="float">
            <text:p>1.23541</text:p>
          </table:table-cell>
        </table:table-row>
        <table:table-row table:style-name="ro1">
          <table:table-cell office:value-type="string" calcext:value-type="string">
            <text:p><text:a xlink:href="http://dbpedia.org/resource/Toyota_Aurion_(XV40)" xlink:type="simple">http://dbpedia.org/resource/Toyota_Aurion_(XV40)</text:a></text:p>
          </table:table-cell>
          <table:table-cell office:value-type="float" office:value="1820" calcext:value-type="float">
            <text:p>1820</text:p>
          </table:table-cell>
          <table:table-cell office:value-type="float" office:value="1470" calcext:value-type="float">
            <text:p>1470</text:p>
          </table:table-cell>
          <table:table-cell office:value-type="float" office:value="4825" calcext:value-type="float">
            <text:p>4825</text:p>
          </table:table-cell>
          <table:table-cell office:value-type="float" office:value="0.304663" calcext:value-type="float">
            <text:p>0.304663</text:p>
          </table:table-cell>
          <table:table-cell office:value-type="float" office:value="2.6511" calcext:value-type="float">
            <text:p>2.6511</text:p>
          </table:table-cell>
          <table:table-cell office:value-type="float" office:value="1.2381" calcext:value-type="float">
            <text:p>1.2381</text:p>
          </table:table-cell>
        </table:table-row>
        <table:table-row table:style-name="ro1">
          <table:table-cell office:value-type="string" calcext:value-type="string">
            <text:p><text:a xlink:href="http://dbpedia.org/resource/Suzuki_Kizashi" xlink:type="simple">http://dbpedia.org/resource/Suzuki_Kizashi</text:a></text:p>
          </table:table-cell>
          <table:table-cell office:value-type="float" office:value="1821.18" calcext:value-type="float">
            <text:p>1821.18</text:p>
          </table:table-cell>
          <table:table-cell office:value-type="float" office:value="1480.82" calcext:value-type="float">
            <text:p>1480.82</text:p>
          </table:table-cell>
          <table:table-cell office:value-type="float" office:value="4650.74" calcext:value-type="float">
            <text:p>4650.74</text:p>
          </table:table-cell>
          <table:table-cell office:value-type="float" office:value="0.318405" calcext:value-type="float">
            <text:p>0.318405</text:p>
          </table:table-cell>
          <table:table-cell office:value-type="float" office:value="2.5537" calcext:value-type="float">
            <text:p>2.5537</text:p>
          </table:table-cell>
          <table:table-cell office:value-type="float" office:value="1.22985" calcext:value-type="float">
            <text:p>1.22985</text:p>
          </table:table-cell>
        </table:table-row>
        <table:table-row table:style-name="ro1">
          <table:table-cell office:value-type="string" calcext:value-type="string">
            <text:p><text:a xlink:href="http://dbpedia.org/resource/BYD_G6" xlink:type="simple">http://dbpedia.org/resource/BYD_G6</text:a></text:p>
          </table:table-cell>
          <table:table-cell office:value-type="float" office:value="1825" calcext:value-type="float">
            <text:p>1825</text:p>
          </table:table-cell>
          <table:table-cell office:value-type="float" office:value="1463" calcext:value-type="float">
            <text:p>1463</text:p>
          </table:table-cell>
          <table:table-cell office:value-type="float" office:value="4860" calcext:value-type="float">
            <text:p>4860</text:p>
          </table:table-cell>
          <table:table-cell office:value-type="float" office:value="0.301029" calcext:value-type="float">
            <text:p>0.301029</text:p>
          </table:table-cell>
          <table:table-cell office:value-type="float" office:value="2.66301" calcext:value-type="float">
            <text:p>2.66301</text:p>
          </table:table-cell>
          <table:table-cell office:value-type="float" office:value="1.24744" calcext:value-type="float">
            <text:p>1.24744</text:p>
          </table:table-cell>
        </table:table-row>
        <table:table-row table:style-name="ro1">
          <table:table-cell office:value-type="string" calcext:value-type="string">
            <text:p><text:a xlink:href="http://dbpedia.org/resource/BMW_4_Series" xlink:type="simple">http://dbpedia.org/resource/BMW_4_Series</text:a></text:p>
          </table:table-cell>
          <table:table-cell office:value-type="float" office:value="1826" calcext:value-type="float">
            <text:p>1826</text:p>
          </table:table-cell>
          <table:table-cell office:value-type="float" office:value="1362" calcext:value-type="float">
            <text:p>1362</text:p>
          </table:table-cell>
          <table:table-cell office:value-type="float" office:value="4641" calcext:value-type="float">
            <text:p>4641</text:p>
          </table:table-cell>
          <table:table-cell office:value-type="float" office:value="0.293471" calcext:value-type="float">
            <text:p>0.293471</text:p>
          </table:table-cell>
          <table:table-cell office:value-type="float" office:value="2.54162" calcext:value-type="float">
            <text:p>2.54162</text:p>
          </table:table-cell>
          <table:table-cell office:value-type="float" office:value="1.34068" calcext:value-type="float">
            <text:p>1.34068</text:p>
          </table:table-cell>
        </table:table-row>
        <table:table-row table:style-name="ro1">
          <table:table-cell office:value-type="string" calcext:value-type="string">
            <text:p><text:a xlink:href="http://dbpedia.org/resource/Alfa_Romeo_Brera" xlink:type="simple">http://dbpedia.org/resource/Alfa_Romeo_Brera</text:a></text:p>
          </table:table-cell>
          <table:table-cell office:value-type="float" office:value="1828" calcext:value-type="float">
            <text:p>1828</text:p>
          </table:table-cell>
          <table:table-cell office:value-type="float" office:value="1422" calcext:value-type="float">
            <text:p>1422</text:p>
          </table:table-cell>
          <table:table-cell office:value-type="float" office:value="4410" calcext:value-type="float">
            <text:p>4410</text:p>
          </table:table-cell>
          <table:table-cell office:value-type="float" office:value="0.322449" calcext:value-type="float">
            <text:p>0.322449</text:p>
          </table:table-cell>
          <table:table-cell office:value-type="float" office:value="2.41247" calcext:value-type="float">
            <text:p>2.41247</text:p>
          </table:table-cell>
          <table:table-cell office:value-type="float" office:value="1.28551" calcext:value-type="float">
            <text:p>1.28551</text:p>
          </table:table-cell>
        </table:table-row>
        <table:table-row table:style-name="ro1">
          <table:table-cell office:value-type="string" calcext:value-type="string">
            <text:p><text:a xlink:href="http://dbpedia.org/resource/Dodge_Dart_(2013)" xlink:type="simple">http://dbpedia.org/resource/Dodge_Dart_(2013)</text:a></text:p>
          </table:table-cell>
          <table:table-cell office:value-type="float" office:value="1828.8" calcext:value-type="float">
            <text:p>1828.8</text:p>
          </table:table-cell>
          <table:table-cell office:value-type="float" office:value="1465.58" calcext:value-type="float">
            <text:p>1465.58</text:p>
          </table:table-cell>
          <table:table-cell office:value-type="float" office:value="4671.06" calcext:value-type="float">
            <text:p>4671.06</text:p>
          </table:table-cell>
          <table:table-cell office:value-type="float" office:value="0.313757" calcext:value-type="float">
            <text:p>0.313757</text:p>
          </table:table-cell>
          <table:table-cell office:value-type="float" office:value="2.55417" calcext:value-type="float">
            <text:p>2.55417</text:p>
          </table:table-cell>
          <table:table-cell office:value-type="float" office:value="1.24783" calcext:value-type="float">
            <text:p>1.24783</text:p>
          </table:table-cell>
        </table:table-row>
        <table:table-row table:style-name="ro1">
          <table:table-cell office:value-type="string" calcext:value-type="string">
            <text:p><text:a xlink:href="http://dbpedia.org/resource/Audi_Q3" xlink:type="simple">http://dbpedia.org/resource/Audi_Q3</text:a></text:p>
          </table:table-cell>
          <table:table-cell office:value-type="float" office:value="1831" calcext:value-type="float">
            <text:p>1831</text:p>
          </table:table-cell>
          <table:table-cell office:value-type="float" office:value="1608" calcext:value-type="float">
            <text:p>1608</text:p>
          </table:table-cell>
          <table:table-cell office:value-type="float" office:value="4385" calcext:value-type="float">
            <text:p>4385</text:p>
          </table:table-cell>
          <table:table-cell office:value-type="float" office:value="0.366705" calcext:value-type="float">
            <text:p>0.366705</text:p>
          </table:table-cell>
          <table:table-cell office:value-type="float" office:value="2.39487" calcext:value-type="float">
            <text:p>2.39487</text:p>
          </table:table-cell>
          <table:table-cell office:value-type="float" office:value="1.13868" calcext:value-type="float">
            <text:p>1.13868</text:p>
          </table:table-cell>
        </table:table-row>
        <table:table-row table:style-name="ro1">
          <table:table-cell office:value-type="string" calcext:value-type="string">
            <text:p><text:a xlink:href="http://dbpedia.org/resource/Renault_Latitude" xlink:type="simple">http://dbpedia.org/resource/Renault_Latitude</text:a></text:p>
          </table:table-cell>
          <table:table-cell office:value-type="float" office:value="1832" calcext:value-type="float">
            <text:p>1832</text:p>
          </table:table-cell>
          <table:table-cell office:value-type="float" office:value="1483" calcext:value-type="float">
            <text:p>1483</text:p>
          </table:table-cell>
          <table:table-cell office:value-type="float" office:value="4897" calcext:value-type="float">
            <text:p>4897</text:p>
          </table:table-cell>
          <table:table-cell office:value-type="float" office:value="0.302838" calcext:value-type="float">
            <text:p>0.302838</text:p>
          </table:table-cell>
          <table:table-cell office:value-type="float" office:value="2.67303" calcext:value-type="float">
            <text:p>2.67303</text:p>
          </table:table-cell>
          <table:table-cell office:value-type="float" office:value="1.23533" calcext:value-type="float">
            <text:p>1.23533</text:p>
          </table:table-cell>
        </table:table-row>
        <table:table-row table:style-name="ro1">
          <table:table-cell office:value-type="string" calcext:value-type="string">
            <text:p><text:a xlink:href="http://dbpedia.org/resource/Dodge_Journey" xlink:type="simple">http://dbpedia.org/resource/Dodge_Journey</text:a></text:p>
          </table:table-cell>
          <table:table-cell office:value-type="float" office:value="1833.88" calcext:value-type="float">
            <text:p>1833.88</text:p>
          </table:table-cell>
          <table:table-cell office:value-type="float" office:value="1691.64" calcext:value-type="float">
            <text:p>1691.64</text:p>
          </table:table-cell>
          <table:table-cell office:value-type="float" office:value="4886.96" calcext:value-type="float">
            <text:p>4886.96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2.66482" calcext:value-type="float">
            <text:p>2.66482</text:p>
          </table:table-cell>
          <table:table-cell office:value-type="float" office:value="1.08408" calcext:value-type="float">
            <text:p>1.08408</text:p>
          </table:table-cell>
        </table:table-row>
        <table:table-row table:style-name="ro1">
          <table:table-cell office:value-type="string" calcext:value-type="string">
            <text:p><text:a xlink:href="http://dbpedia.org/resource/Mercury_Milan" xlink:type="simple">http://dbpedia.org/resource/Mercury_Milan</text:a></text:p>
          </table:table-cell>
          <table:table-cell office:value-type="float" office:value="1833.88" calcext:value-type="float">
            <text:p>1833.88</text:p>
          </table:table-cell>
          <table:table-cell office:value-type="float" office:value="1417.32" calcext:value-type="float">
            <text:p>1417.32</text:p>
          </table:table-cell>
          <table:table-cell office:value-type="float" office:value="4861.56" calcext:value-type="float">
            <text:p>4861.56</text:p>
          </table:table-cell>
          <table:table-cell office:value-type="float" office:value="0.291536" calcext:value-type="float">
            <text:p>0.291536</text:p>
          </table:table-cell>
          <table:table-cell office:value-type="float" office:value="2.65097" calcext:value-type="float">
            <text:p>2.65097</text:p>
          </table:table-cell>
          <table:table-cell office:value-type="float" office:value="1.29391" calcext:value-type="float">
            <text:p>1.29391</text:p>
          </table:table-cell>
        </table:table-row>
        <table:table-row table:style-name="ro1">
          <table:table-cell office:value-type="string" calcext:value-type="string">
            <text:p><text:a xlink:href="http://dbpedia.org/resource/Peugeot_5008" xlink:type="simple">http://dbpedia.org/resource/Peugeot_5008</text:a></text:p>
          </table:table-cell>
          <table:table-cell office:value-type="float" office:value="1835" calcext:value-type="float">
            <text:p>1835</text:p>
          </table:table-cell>
          <table:table-cell office:value-type="float" office:value="1640" calcext:value-type="float">
            <text:p>1640</text:p>
          </table:table-cell>
          <table:table-cell office:value-type="float" office:value="4530" calcext:value-type="float">
            <text:p>4530</text:p>
          </table:table-cell>
          <table:table-cell office:value-type="float" office:value="0.362031" calcext:value-type="float">
            <text:p>0.362031</text:p>
          </table:table-cell>
          <table:table-cell office:value-type="float" office:value="2.46866" calcext:value-type="float">
            <text:p>2.46866</text:p>
          </table:table-cell>
          <table:table-cell office:value-type="float" office:value="1.1189" calcext:value-type="float">
            <text:p>1.1189</text:p>
          </table:table-cell>
        </table:table-row>
        <table:table-row table:style-name="ro1">
          <table:table-cell office:value-type="string" calcext:value-type="string">
            <text:p><text:a xlink:href="http://dbpedia.org/resource/Peugeot_607" xlink:type="simple">http://dbpedia.org/resource/Peugeot_607</text:a></text:p>
          </table:table-cell>
          <table:table-cell office:value-type="float" office:value="1835" calcext:value-type="float">
            <text:p>1835</text:p>
          </table:table-cell>
          <table:table-cell office:value-type="float" office:value="1442" calcext:value-type="float">
            <text:p>1442</text:p>
          </table:table-cell>
          <table:table-cell office:value-type="float" office:value="4902" calcext:value-type="float">
            <text:p>4902</text:p>
          </table:table-cell>
          <table:table-cell office:value-type="float" office:value="0.294166" calcext:value-type="float">
            <text:p>0.294166</text:p>
          </table:table-cell>
          <table:table-cell office:value-type="float" office:value="2.67139" calcext:value-type="float">
            <text:p>2.67139</text:p>
          </table:table-cell>
          <table:table-cell office:value-type="float" office:value="1.27254" calcext:value-type="float">
            <text:p>1.27254</text:p>
          </table:table-cell>
        </table:table-row>
        <table:table-row table:style-name="ro1">
          <table:table-cell office:value-type="string" calcext:value-type="string">
            <text:p><text:a xlink:href="http://dbpedia.org/resource/Peugeot_3008" xlink:type="simple">http://dbpedia.org/resource/Peugeot_3008</text:a></text:p>
          </table:table-cell>
          <table:table-cell office:value-type="float" office:value="1837" calcext:value-type="float">
            <text:p>1837</text:p>
          </table:table-cell>
          <table:table-cell office:value-type="float" office:value="1639" calcext:value-type="float">
            <text:p>1639</text:p>
          </table:table-cell>
          <table:table-cell office:value-type="float" office:value="4365" calcext:value-type="float">
            <text:p>4365</text:p>
          </table:table-cell>
          <table:table-cell office:value-type="float" office:value="0.375487" calcext:value-type="float">
            <text:p>0.375487</text:p>
          </table:table-cell>
          <table:table-cell office:value-type="float" office:value="2.37616" calcext:value-type="float">
            <text:p>2.37616</text:p>
          </table:table-cell>
          <table:table-cell office:value-type="float" office:value="1.12081" calcext:value-type="float">
            <text:p>1.12081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GLK-Class" xlink:type="simple">http://dbpedia.org/resource/Mercedes-Benz_GLK-Class</text:a></text:p>
          </table:table-cell>
          <table:table-cell office:value-type="float" office:value="1838.96" calcext:value-type="float">
            <text:p>1838.96</text:p>
          </table:table-cell>
          <table:table-cell office:value-type="float" office:value="1699.26" calcext:value-type="float">
            <text:p>1699.26</text:p>
          </table:table-cell>
          <table:table-cell office:value-type="float" office:value="4526.28" calcext:value-type="float">
            <text:p>4526.28</text:p>
          </table:table-cell>
          <table:table-cell office:value-type="float" office:value="0.375421" calcext:value-type="float">
            <text:p>0.375421</text:p>
          </table:table-cell>
          <table:table-cell office:value-type="float" office:value="2.46133" calcext:value-type="float">
            <text:p>2.46133</text:p>
          </table:table-cell>
          <table:table-cell office:value-type="float" office:value="1.08221" calcext:value-type="float">
            <text:p>1.08221</text:p>
          </table:table-cell>
        </table:table-row>
        <table:table-row table:style-name="ro1">
          <table:table-cell office:value-type="string" calcext:value-type="string">
            <text:p><text:a xlink:href="http://dbpedia.org/resource/Mazda_CX-5" xlink:type="simple">http://dbpedia.org/resource/Mazda_CX-5</text:a></text:p>
          </table:table-cell>
          <table:table-cell office:value-type="float" office:value="1840" calcext:value-type="float">
            <text:p>1840</text:p>
          </table:table-cell>
          <table:table-cell office:value-type="float" office:value="1670" calcext:value-type="float">
            <text:p>1670</text:p>
          </table:table-cell>
          <table:table-cell office:value-type="float" office:value="4540" calcext:value-type="float">
            <text:p>4540</text:p>
          </table:table-cell>
          <table:table-cell office:value-type="float" office:value="0.367841" calcext:value-type="float">
            <text:p>0.367841</text:p>
          </table:table-cell>
          <table:table-cell office:value-type="float" office:value="2.46739" calcext:value-type="float">
            <text:p>2.46739</text:p>
          </table:table-cell>
          <table:table-cell office:value-type="float" office:value="1.1018" calcext:value-type="float">
            <text:p>1.1018</text:p>
          </table:table-cell>
        </table:table-row>
        <table:table-row table:style-name="ro1">
          <table:table-cell office:value-type="string" calcext:value-type="string">
            <text:p><text:a xlink:href="http://dbpedia.org/resource/Opel_Cascada" xlink:type="simple">http://dbpedia.org/resource/Opel_Cascada</text:a></text:p>
          </table:table-cell>
          <table:table-cell office:value-type="float" office:value="1840" calcext:value-type="float">
            <text:p>1840</text:p>
          </table:table-cell>
          <table:table-cell office:value-type="float" office:value="1482" calcext:value-type="float">
            <text:p>1482</text:p>
          </table:table-cell>
          <table:table-cell office:value-type="float" office:value="4697" calcext:value-type="float">
            <text:p>4697</text:p>
          </table:table-cell>
          <table:table-cell office:value-type="float" office:value="0.315521" calcext:value-type="float">
            <text:p>0.315521</text:p>
          </table:table-cell>
          <table:table-cell office:value-type="float" office:value="2.55272" calcext:value-type="float">
            <text:p>2.55272</text:p>
          </table:table-cell>
          <table:table-cell office:value-type="float" office:value="1.24157" calcext:value-type="float">
            <text:p>1.24157</text:p>
          </table:table-cell>
        </table:table-row>
        <table:table-row table:style-name="ro1">
          <table:table-cell office:value-type="string" calcext:value-type="string">
            <text:p><text:a xlink:href="http://dbpedia.org/resource/Chrysler_200" xlink:type="simple">http://dbpedia.org/resource/Chrysler_200</text:a></text:p>
          </table:table-cell>
          <table:table-cell office:value-type="float" office:value="1841.5" calcext:value-type="float">
            <text:p>1841.5</text:p>
          </table:table-cell>
          <table:table-cell office:value-type="float" office:value="1483.36" calcext:value-type="float">
            <text:p>1483.36</text:p>
          </table:table-cell>
          <table:table-cell office:value-type="float" office:value="4869.18" calcext:value-type="float">
            <text:p>4869.18</text:p>
          </table:table-cell>
          <table:table-cell office:value-type="float" office:value="0.304643" calcext:value-type="float">
            <text:p>0.304643</text:p>
          </table:table-cell>
          <table:table-cell office:value-type="float" office:value="2.64414" calcext:value-type="float">
            <text:p>2.64414</text:p>
          </table:table-cell>
          <table:table-cell office:value-type="float" office:value="1.24144" calcext:value-type="float">
            <text:p>1.24144</text:p>
          </table:table-cell>
        </table:table-row>
        <table:table-row table:style-name="ro1">
          <table:table-cell office:value-type="string" calcext:value-type="string">
            <text:p><text:a xlink:href="http://dbpedia.org/resource/Ford_Kuga" xlink:type="simple">http://dbpedia.org/resource/Ford_Kuga</text:a></text:p>
          </table:table-cell>
          <table:table-cell office:value-type="float" office:value="1842" calcext:value-type="float">
            <text:p>1842</text:p>
          </table:table-cell>
          <table:table-cell office:value-type="float" office:value="1710" calcext:value-type="float">
            <text:p>1710</text:p>
          </table:table-cell>
          <table:table-cell office:value-type="float" office:value="4443" calcext:value-type="float">
            <text:p>4443</text:p>
          </table:table-cell>
          <table:table-cell office:value-type="float" office:value="0.384875" calcext:value-type="float">
            <text:p>0.384875</text:p>
          </table:table-cell>
          <table:table-cell office:value-type="float" office:value="2.41205" calcext:value-type="float">
            <text:p>2.41205</text:p>
          </table:table-cell>
          <table:table-cell office:value-type="float" office:value="1.07719" calcext:value-type="float">
            <text:p>1.07719</text:p>
          </table:table-cell>
        </table:table-row>
        <table:table-row table:style-name="ro1">
          <table:table-cell office:value-type="string" calcext:value-type="string">
            <text:p><text:a xlink:href="http://dbpedia.org/resource/Chevrolet_Corvette_(C6)" xlink:type="simple">http://dbpedia.org/resource/Chevrolet_Corvette_(C6)</text:a></text:p>
          </table:table-cell>
          <table:table-cell office:value-type="float" office:value="1844.04" calcext:value-type="float">
            <text:p>1844.04</text:p>
          </table:table-cell>
          <table:table-cell office:value-type="float" office:value="1244.6" calcext:value-type="float">
            <text:p>1244.6</text:p>
          </table:table-cell>
          <table:table-cell office:value-type="float" office:value="4434.84" calcext:value-type="float">
            <text:p>4434.84</text:p>
          </table:table-cell>
          <table:table-cell office:value-type="float" office:value="0.280641" calcext:value-type="float">
            <text:p>0.280641</text:p>
          </table:table-cell>
          <table:table-cell office:value-type="float" office:value="2.40496" calcext:value-type="float">
            <text:p>2.40496</text:p>
          </table:table-cell>
          <table:table-cell office:value-type="float" office:value="1.48163" calcext:value-type="float">
            <text:p>1.48163</text:p>
          </table:table-cell>
        </table:table-row>
        <table:table-row table:style-name="ro1">
          <table:table-cell office:value-type="string" calcext:value-type="string">
            <text:p><text:a xlink:href="http://dbpedia.org/resource/Cadillac_STS" xlink:type="simple">http://dbpedia.org/resource/Cadillac_STS</text:a></text:p>
          </table:table-cell>
          <table:table-cell office:value-type="float" office:value="1844.04" calcext:value-type="float">
            <text:p>1844.04</text:p>
          </table:table-cell>
          <table:table-cell office:value-type="float" office:value="1463.04" calcext:value-type="float">
            <text:p>1463.04</text:p>
          </table:table-cell>
          <table:table-cell office:value-type="float" office:value="4986.02" calcext:value-type="float">
            <text:p>4986.02</text:p>
          </table:table-cell>
          <table:table-cell office:value-type="float" office:value="0.293428" calcext:value-type="float">
            <text:p>0.293428</text:p>
          </table:table-cell>
          <table:table-cell office:value-type="float" office:value="2.70386" calcext:value-type="float">
            <text:p>2.70386</text:p>
          </table:table-cell>
          <table:table-cell office:value-type="float" office:value="1.26042" calcext:value-type="float">
            <text:p>1.26042</text:p>
          </table:table-cell>
        </table:table-row>
        <table:table-row table:style-name="ro1">
          <table:table-cell office:value-type="string" calcext:value-type="string">
            <text:p><text:a xlink:href="http://dbpedia.org/resource/Cadillac_STS" xlink:type="simple">http://dbpedia.org/resource/Cadillac_STS</text:a></text:p>
          </table:table-cell>
          <table:table-cell office:value-type="float" office:value="1844.04" calcext:value-type="float">
            <text:p>1844.04</text:p>
          </table:table-cell>
          <table:table-cell office:value-type="float" office:value="1463.04" calcext:value-type="float">
            <text:p>1463.04</text:p>
          </table:table-cell>
          <table:table-cell office:value-type="float" office:value="4986.02" calcext:value-type="float">
            <text:p>4986.02</text:p>
          </table:table-cell>
          <table:table-cell office:value-type="float" office:value="0.293428" calcext:value-type="float">
            <text:p>0.293428</text:p>
          </table:table-cell>
          <table:table-cell office:value-type="float" office:value="2.70386" calcext:value-type="float">
            <text:p>2.70386</text:p>
          </table:table-cell>
          <table:table-cell office:value-type="float" office:value="1.26042" calcext:value-type="float">
            <text:p>1.26042</text:p>
          </table:table-cell>
        </table:table-row>
        <table:table-row table:style-name="ro1">
          <table:table-cell office:value-type="string" calcext:value-type="string">
            <text:p><text:a xlink:href="http://dbpedia.org/resource/Peugeot_RCZ" xlink:type="simple">http://dbpedia.org/resource/Peugeot_RCZ</text:a></text:p>
          </table:table-cell>
          <table:table-cell office:value-type="float" office:value="1845" calcext:value-type="float">
            <text:p>1845</text:p>
          </table:table-cell>
          <table:table-cell office:value-type="float" office:value="1359" calcext:value-type="float">
            <text:p>1359</text:p>
          </table:table-cell>
          <table:table-cell office:value-type="float" office:value="4290" calcext:value-type="float">
            <text:p>4290</text:p>
          </table:table-cell>
          <table:table-cell office:value-type="float" office:value="0.316783" calcext:value-type="float">
            <text:p>0.316783</text:p>
          </table:table-cell>
          <table:table-cell office:value-type="float" office:value="2.3252" calcext:value-type="float">
            <text:p>2.3252</text:p>
          </table:table-cell>
          <table:table-cell office:value-type="float" office:value="1.35762" calcext:value-type="float">
            <text:p>1.35762</text:p>
          </table:table-cell>
        </table:table-row>
        <table:table-row table:style-name="ro1">
          <table:table-cell office:value-type="string" calcext:value-type="string">
            <text:p><text:a xlink:href="http://dbpedia.org/resource/Maserati_GranTurismo" xlink:type="simple">http://dbpedia.org/resource/Maserati_GranTurismo</text:a></text:p>
          </table:table-cell>
          <table:table-cell office:value-type="float" office:value="1847" calcext:value-type="float">
            <text:p>1847</text:p>
          </table:table-cell>
          <table:table-cell office:value-type="float" office:value="1353" calcext:value-type="float">
            <text:p>1353</text:p>
          </table:table-cell>
          <table:table-cell office:value-type="float" office:value="4881" calcext:value-type="float">
            <text:p>4881</text:p>
          </table:table-cell>
          <table:table-cell office:value-type="float" office:value="0.277197" calcext:value-type="float">
            <text:p>0.277197</text:p>
          </table:table-cell>
          <table:table-cell office:value-type="float" office:value="2.64266" calcext:value-type="float">
            <text:p>2.64266</text:p>
          </table:table-cell>
          <table:table-cell office:value-type="float" office:value="1.36511" calcext:value-type="float">
            <text:p>1.36511</text:p>
          </table:table-cell>
        </table:table-row>
        <table:table-row table:style-name="ro1">
          <table:table-cell office:value-type="string" calcext:value-type="string">
            <text:p><text:a xlink:href="http://dbpedia.org/resource/Lotus_Evora" xlink:type="simple">http://dbpedia.org/resource/Lotus_Evora</text:a></text:p>
          </table:table-cell>
          <table:table-cell office:value-type="float" office:value="1848" calcext:value-type="float">
            <text:p>1848</text:p>
          </table:table-cell>
          <table:table-cell office:value-type="float" office:value="1223" calcext:value-type="float">
            <text:p>1223</text:p>
          </table:table-cell>
          <table:table-cell office:value-type="float" office:value="4342" calcext:value-type="float">
            <text:p>4342</text:p>
          </table:table-cell>
          <table:table-cell office:value-type="float" office:value="0.281667" calcext:value-type="float">
            <text:p>0.281667</text:p>
          </table:table-cell>
          <table:table-cell office:value-type="float" office:value="2.34957" calcext:value-type="float">
            <text:p>2.34957</text:p>
          </table:table-cell>
          <table:table-cell office:value-type="float" office:value="1.51104" calcext:value-type="float">
            <text:p>1.51104</text:p>
          </table:table-cell>
        </table:table-row>
        <table:table-row table:style-name="ro1">
          <table:table-cell office:value-type="string" calcext:value-type="string">
            <text:p><text:a xlink:href="http://dbpedia.org/resource/GMC_Terrain" xlink:type="simple">http://dbpedia.org/resource/GMC_Terrain</text:a></text:p>
          </table:table-cell>
          <table:table-cell office:value-type="float" office:value="1849.12" calcext:value-type="float">
            <text:p>1849.12</text:p>
          </table:table-cell>
          <table:table-cell office:value-type="float" office:value="1684.02" calcext:value-type="float">
            <text:p>1684.02</text:p>
          </table:table-cell>
          <table:table-cell office:value-type="float" office:value="4706.62" calcext:value-type="float">
            <text:p>4706.62</text:p>
          </table:table-cell>
          <table:table-cell office:value-type="float" office:value="0.357798" calcext:value-type="float">
            <text:p>0.357798</text:p>
          </table:table-cell>
          <table:table-cell office:value-type="float" office:value="2.54533" calcext:value-type="float">
            <text:p>2.54533</text:p>
          </table:table-cell>
          <table:table-cell office:value-type="float" office:value="1.09804" calcext:value-type="float">
            <text:p>1.09804</text:p>
          </table:table-cell>
        </table:table-row>
        <table:table-row table:style-name="ro1">
          <table:table-cell office:value-type="string" calcext:value-type="string">
            <text:p><text:a xlink:href="http://dbpedia.org/resource/Suzuki_Equator" xlink:type="simple">http://dbpedia.org/resource/Suzuki_Equator</text:a></text:p>
          </table:table-cell>
          <table:table-cell office:value-type="float" office:value="1849.12" calcext:value-type="float">
            <text:p>1849.12</text:p>
          </table:table-cell>
          <table:table-cell office:value-type="float" office:value="1744.98" calcext:value-type="float">
            <text:p>1744.98</text:p>
          </table:table-cell>
          <table:table-cell office:value-type="float" office:value="5590.54" calcext:value-type="float">
            <text:p>5590.54</text:p>
          </table:table-cell>
          <table:table-cell office:value-type="float" office:value="0.312131" calcext:value-type="float">
            <text:p>0.312131</text:p>
          </table:table-cell>
          <table:table-cell office:value-type="float" office:value="3.02335" calcext:value-type="float">
            <text:p>3.02335</text:p>
          </table:table-cell>
          <table:table-cell office:value-type="float" office:value="1.05968" calcext:value-type="float">
            <text:p>1.05968</text:p>
          </table:table-cell>
        </table:table-row>
        <table:table-row table:style-name="ro1">
          <table:table-cell office:value-type="string" calcext:value-type="string">
            <text:p><text:a xlink:href="http://dbpedia.org/resource/Kia_Cadenza" xlink:type="simple">http://dbpedia.org/resource/Kia_Cadenza</text:a></text:p>
          </table:table-cell>
          <table:table-cell office:value-type="float" office:value="1850" calcext:value-type="float">
            <text:p>1850</text:p>
          </table:table-cell>
          <table:table-cell office:value-type="float" office:value="1475" calcext:value-type="float">
            <text:p>1475</text:p>
          </table:table-cell>
          <table:table-cell office:value-type="float" office:value="4965" calcext:value-type="float">
            <text:p>4965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2.68378" calcext:value-type="float">
            <text:p>2.68378</text:p>
          </table:table-cell>
          <table:table-cell office:value-type="float" office:value="1.25424" calcext:value-type="float">
            <text:p>1.25424</text:p>
          </table:table-cell>
        </table:table-row>
        <table:table-row table:style-name="ro1">
          <table:table-cell office:value-type="string" calcext:value-type="string">
            <text:p><text:a xlink:href="http://dbpedia.org/resource/Kia_Cadenza" xlink:type="simple">http://dbpedia.org/resource/Kia_Cadenza</text:a></text:p>
          </table:table-cell>
          <table:table-cell office:value-type="float" office:value="1850" calcext:value-type="float">
            <text:p>1850</text:p>
          </table:table-cell>
          <table:table-cell office:value-type="float" office:value="1475" calcext:value-type="float">
            <text:p>1475</text:p>
          </table:table-cell>
          <table:table-cell office:value-type="float" office:value="4965" calcext:value-type="float">
            <text:p>4965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2.68378" calcext:value-type="float">
            <text:p>2.68378</text:p>
          </table:table-cell>
          <table:table-cell office:value-type="float" office:value="1.25424" calcext:value-type="float">
            <text:p>1.25424</text:p>
          </table:table-cell>
        </table:table-row>
        <table:table-row table:style-name="ro1">
          <table:table-cell office:value-type="string" calcext:value-type="string">
            <text:p><text:a xlink:href="http://dbpedia.org/resource/Opel_Antara" xlink:type="simple">http://dbpedia.org/resource/Opel_Antara</text:a></text:p>
          </table:table-cell>
          <table:table-cell office:value-type="float" office:value="1850" calcext:value-type="float">
            <text:p>1850</text:p>
          </table:table-cell>
          <table:table-cell office:value-type="float" office:value="1704" calcext:value-type="float">
            <text:p>1704</text:p>
          </table:table-cell>
          <table:table-cell office:value-type="float" office:value="4575" calcext:value-type="float">
            <text:p>4575</text:p>
          </table:table-cell>
          <table:table-cell office:value-type="float" office:value="0.372459" calcext:value-type="float">
            <text:p>0.372459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1.08568" calcext:value-type="float">
            <text:p>1.08568</text:p>
          </table:table-cell>
        </table:table-row>
        <table:table-row table:style-name="ro1">
          <table:table-cell office:value-type="string" calcext:value-type="string">
            <text:p><text:a xlink:href="http://dbpedia.org/resource/Lotus_Europa_S" xlink:type="simple">http://dbpedia.org/resource/Lotus_Europa_S</text:a></text:p>
          </table:table-cell>
          <table:table-cell office:value-type="float" office:value="1850" calcext:value-type="float">
            <text:p>1850</text:p>
          </table:table-cell>
          <table:table-cell office:value-type="float" office:value="1120" calcext:value-type="float">
            <text:p>1120</text:p>
          </table:table-cell>
          <table:table-cell office:value-type="float" office:value="3900" calcext:value-type="float">
            <text:p>3900</text:p>
          </table:table-cell>
          <table:table-cell office:value-type="float" office:value="0.287179" calcext:value-type="float">
            <text:p>0.287179</text:p>
          </table:table-cell>
          <table:table-cell office:value-type="float" office:value="2.10811" calcext:value-type="float">
            <text:p>2.10811</text:p>
          </table:table-cell>
          <table:table-cell office:value-type="float" office:value="1.65179" calcext:value-type="float">
            <text:p>1.65179</text:p>
          </table:table-cell>
        </table:table-row>
        <table:table-row table:style-name="ro1">
          <table:table-cell office:value-type="string" calcext:value-type="string">
            <text:p><text:a xlink:href="http://dbpedia.org/resource/Porsche_997" xlink:type="simple">http://dbpedia.org/resource/Porsche_997</text:a></text:p>
          </table:table-cell>
          <table:table-cell office:value-type="float" office:value="1851.66" calcext:value-type="float">
            <text:p>1851.66</text:p>
          </table:table-cell>
          <table:table-cell office:value-type="float" office:value="1310.64" calcext:value-type="float">
            <text:p>1310.64</text:p>
          </table:table-cell>
          <table:table-cell office:value-type="float" office:value="4460.24" calcext:value-type="float">
            <text:p>4460.24</text:p>
          </table:table-cell>
          <table:table-cell office:value-type="float" office:value="0.29385" calcext:value-type="float">
            <text:p>0.29385</text:p>
          </table:table-cell>
          <table:table-cell office:value-type="float" office:value="2.40878" calcext:value-type="float">
            <text:p>2.40878</text:p>
          </table:table-cell>
          <table:table-cell office:value-type="float" office:value="1.41279" calcext:value-type="float">
            <text:p>1.41279</text:p>
          </table:table-cell>
        </table:table-row>
        <table:table-row table:style-name="ro1">
          <table:table-cell office:value-type="string" calcext:value-type="string">
            <text:p><text:a xlink:href="http://dbpedia.org/resource/Ascari_KZ1" xlink:type="simple">http://dbpedia.org/resource/Ascari_KZ1</text:a></text:p>
          </table:table-cell>
          <table:table-cell office:value-type="float" office:value="1852" calcext:value-type="float">
            <text:p>1852</text:p>
          </table:table-cell>
          <table:table-cell office:value-type="float" office:value="1138" calcext:value-type="float">
            <text:p>1138</text:p>
          </table:table-cell>
          <table:table-cell office:value-type="float" office:value="4300" calcext:value-type="float">
            <text:p>4300</text:p>
          </table:table-cell>
          <table:table-cell office:value-type="float" office:value="0.264651" calcext:value-type="float">
            <text:p>0.264651</text:p>
          </table:table-cell>
          <table:table-cell office:value-type="float" office:value="2.32181" calcext:value-type="float">
            <text:p>2.32181</text:p>
          </table:table-cell>
          <table:table-cell office:value-type="float" office:value="1.62742" calcext:value-type="float">
            <text:p>1.62742</text:p>
          </table:table-cell>
        </table:table-row>
        <table:table-row table:style-name="ro1">
          <table:table-cell office:value-type="string" calcext:value-type="string">
            <text:p><text:a xlink:href="http://dbpedia.org/resource/Ascari_A10" xlink:type="simple">http://dbpedia.org/resource/Ascari_A10</text:a></text:p>
          </table:table-cell>
          <table:table-cell office:value-type="float" office:value="1852" calcext:value-type="float">
            <text:p>1852</text:p>
          </table:table-cell>
          <table:table-cell office:value-type="float" office:value="1138" calcext:value-type="float">
            <text:p>1138</text:p>
          </table:table-cell>
          <table:table-cell office:value-type="float" office:value="4300" calcext:value-type="float">
            <text:p>4300</text:p>
          </table:table-cell>
          <table:table-cell office:value-type="float" office:value="0.264651" calcext:value-type="float">
            <text:p>0.264651</text:p>
          </table:table-cell>
          <table:table-cell office:value-type="float" office:value="2.32181" calcext:value-type="float">
            <text:p>2.32181</text:p>
          </table:table-cell>
          <table:table-cell office:value-type="float" office:value="1.62742" calcext:value-type="float">
            <text:p>1.62742</text:p>
          </table:table-cell>
        </table:table-row>
        <table:table-row table:style-name="ro1">
          <table:table-cell office:value-type="string" calcext:value-type="string">
            <text:p><text:a xlink:href="http://dbpedia.org/resource/Peugeot_508" xlink:type="simple">http://dbpedia.org/resource/Peugeot_508</text:a></text:p>
          </table:table-cell>
          <table:table-cell office:value-type="float" office:value="1853" calcext:value-type="float">
            <text:p>1853</text:p>
          </table:table-cell>
          <table:table-cell office:value-type="float" office:value="1456" calcext:value-type="float">
            <text:p>1456</text:p>
          </table:table-cell>
          <table:table-cell office:value-type="float" office:value="4792" calcext:value-type="float">
            <text:p>4792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2.58608" calcext:value-type="float">
            <text:p>2.58608</text:p>
          </table:table-cell>
          <table:table-cell office:value-type="float" office:value="1.27266" calcext:value-type="float">
            <text:p>1.27266</text:p>
          </table:table-cell>
        </table:table-row>
        <table:table-row table:style-name="ro1">
          <table:table-cell office:value-type="string" calcext:value-type="string">
            <text:p><text:a xlink:href="http://dbpedia.org/resource/Volkswagen_CC" xlink:type="simple">http://dbpedia.org/resource/Volkswagen_CC</text:a></text:p>
          </table:table-cell>
          <table:table-cell office:value-type="float" office:value="1855" calcext:value-type="float">
            <text:p>1855</text:p>
          </table:table-cell>
          <table:table-cell office:value-type="float" office:value="1417" calcext:value-type="float">
            <text:p>1417</text:p>
          </table:table-cell>
          <table:table-cell office:value-type="float" office:value="4799" calcext:value-type="float">
            <text:p>4799</text:p>
          </table:table-cell>
          <table:table-cell office:value-type="float" office:value="0.29527" calcext:value-type="float">
            <text:p>0.29527</text:p>
          </table:table-cell>
          <table:table-cell office:value-type="float" office:value="2.58706" calcext:value-type="float">
            <text:p>2.58706</text:p>
          </table:table-cell>
          <table:table-cell office:value-type="float" office:value="1.3091" calcext:value-type="float">
            <text:p>1.3091</text:p>
          </table:table-cell>
        </table:table-row>
        <table:table-row table:style-name="ro1">
          <table:table-cell office:value-type="string" calcext:value-type="string">
            <text:p><text:a xlink:href="http://dbpedia.org/resource/Opel_Insignia" xlink:type="simple">http://dbpedia.org/resource/Opel_Insignia</text:a></text:p>
          </table:table-cell>
          <table:table-cell office:value-type="float" office:value="1856" calcext:value-type="float">
            <text:p>1856</text:p>
          </table:table-cell>
          <table:table-cell office:value-type="float" office:value="1498" calcext:value-type="float">
            <text:p>1498</text:p>
          </table:table-cell>
          <table:table-cell office:value-type="float" office:value="4830" calcext:value-type="float">
            <text:p>4830</text:p>
          </table:table-cell>
          <table:table-cell office:value-type="float" office:value="0.310145" calcext:value-type="float">
            <text:p>0.310145</text:p>
          </table:table-cell>
          <table:table-cell office:value-type="float" office:value="2.60237" calcext:value-type="float">
            <text:p>2.60237</text:p>
          </table:table-cell>
          <table:table-cell office:value-type="float" office:value="1.23899" calcext:value-type="float">
            <text:p>1.23899</text:p>
          </table:table-cell>
        </table:table-row>
        <table:table-row table:style-name="ro1">
          <table:table-cell office:value-type="string" calcext:value-type="string">
            <text:p><text:a xlink:href="http://dbpedia.org/resource/Dodge_Nitro" xlink:type="simple">http://dbpedia.org/resource/Dodge_Nitro</text:a></text:p>
          </table:table-cell>
          <table:table-cell office:value-type="float" office:value="1856.74" calcext:value-type="float">
            <text:p>1856.74</text:p>
          </table:table-cell>
          <table:table-cell office:value-type="float" office:value="1775.46" calcext:value-type="float">
            <text:p>1775.46</text:p>
          </table:table-cell>
          <table:table-cell office:value-type="float" office:value="4544.06" calcext:value-type="float">
            <text:p>4544.06</text:p>
          </table:table-cell>
          <table:table-cell office:value-type="float" office:value="0.390721" calcext:value-type="float">
            <text:p>0.390721</text:p>
          </table:table-cell>
          <table:table-cell office:value-type="float" office:value="2.44733" calcext:value-type="float">
            <text:p>2.44733</text:p>
          </table:table-cell>
          <table:table-cell office:value-type="float" office:value="1.04578" calcext:value-type="float">
            <text:p>1.04578</text:p>
          </table:table-cell>
        </table:table-row>
        <table:table-row table:style-name="ro1">
          <table:table-cell office:value-type="string" calcext:value-type="string">
            <text:p><text:a xlink:href="http://dbpedia.org/resource/Citroën_C6" xlink:type="simple">http://dbpedia.org/resource/Citro%C3%ABn_C6</text:a></text:p>
          </table:table-cell>
          <table:table-cell office:value-type="float" office:value="1859.28" calcext:value-type="float">
            <text:p>1859.28</text:p>
          </table:table-cell>
          <table:table-cell office:value-type="float" office:value="1463.04" calcext:value-type="float">
            <text:p>1463.04</text:p>
          </table:table-cell>
          <table:table-cell office:value-type="float" office:value="4907.28" calcext:value-type="float">
            <text:p>4907.28</text:p>
          </table:table-cell>
          <table:table-cell office:value-type="float" office:value="0.298137" calcext:value-type="float">
            <text:p>0.298137</text:p>
          </table:table-cell>
          <table:table-cell office:value-type="float" office:value="2.63934" calcext:value-type="float">
            <text:p>2.63934</text:p>
          </table:table-cell>
          <table:table-cell office:value-type="float" office:value="1.27083" calcext:value-type="float">
            <text:p>1.27083</text:p>
          </table:table-cell>
        </table:table-row>
        <table:table-row table:style-name="ro1">
          <table:table-cell office:value-type="string" calcext:value-type="string">
            <text:p><text:a xlink:href="http://dbpedia.org/resource/Volvo_XC60" xlink:type="simple">http://dbpedia.org/resource/Volvo_XC60</text:a></text:p>
          </table:table-cell>
          <table:table-cell office:value-type="float" office:value="1861" calcext:value-type="float">
            <text:p>1861</text:p>
          </table:table-cell>
          <table:table-cell office:value-type="float" office:value="1715" calcext:value-type="float">
            <text:p>1715</text:p>
          </table:table-cell>
          <table:table-cell office:value-type="float" office:value="4628" calcext:value-type="float">
            <text:p>4628</text:p>
          </table:table-cell>
          <table:table-cell office:value-type="float" office:value="0.37057" calcext:value-type="float">
            <text:p>0.37057</text:p>
          </table:table-cell>
          <table:table-cell office:value-type="float" office:value="2.48684" calcext:value-type="float">
            <text:p>2.48684</text:p>
          </table:table-cell>
          <table:table-cell office:value-type="float" office:value="1.08513" calcext:value-type="float">
            <text:p>1.08513</text:p>
          </table:table-cell>
        </table:table-row>
        <table:table-row table:style-name="ro1">
          <table:table-cell office:value-type="string" calcext:value-type="string">
            <text:p><text:a xlink:href="http://dbpedia.org/resource/Hyundai_Genesis_Coupe" xlink:type="simple">http://dbpedia.org/resource/Hyundai_Genesis_Coupe</text:a></text:p>
          </table:table-cell>
          <table:table-cell office:value-type="float" office:value="1864.36" calcext:value-type="float">
            <text:p>1864.36</text:p>
          </table:table-cell>
          <table:table-cell office:value-type="float" office:value="1379.22" calcext:value-type="float">
            <text:p>1379.22</text:p>
          </table:table-cell>
          <table:table-cell office:value-type="float" office:value="4630.42" calcext:value-type="float">
            <text:p>4630.42</text:p>
          </table:table-cell>
          <table:table-cell office:value-type="float" office:value="0.297861" calcext:value-type="float">
            <text:p>0.297861</text:p>
          </table:table-cell>
          <table:table-cell office:value-type="float" office:value="2.48365" calcext:value-type="float">
            <text:p>2.48365</text:p>
          </table:table-cell>
          <table:table-cell office:value-type="float" office:value="1.35175" calcext:value-type="float">
            <text:p>1.35175</text:p>
          </table:table-cell>
        </table:table-row>
        <table:table-row table:style-name="ro1">
          <table:table-cell office:value-type="string" calcext:value-type="string">
            <text:p><text:a xlink:href="http://dbpedia.org/resource/Aston_Martin_Vantage_(2005)" xlink:type="simple">http://dbpedia.org/resource/Aston_Martin_Vantage_(2005)</text:a></text:p>
          </table:table-cell>
          <table:table-cell office:value-type="float" office:value="1866.9" calcext:value-type="float">
            <text:p>1866.9</text:p>
          </table:table-cell>
          <table:table-cell office:value-type="float" office:value="1254.76" calcext:value-type="float">
            <text:p>1254.76</text:p>
          </table:table-cell>
          <table:table-cell office:value-type="float" office:value="4381.5" calcext:value-type="float">
            <text:p>4381.5</text:p>
          </table:table-cell>
          <table:table-cell office:value-type="float" office:value="0.286377" calcext:value-type="float">
            <text:p>0.286377</text:p>
          </table:table-cell>
          <table:table-cell office:value-type="float" office:value="2.34694" calcext:value-type="float">
            <text:p>2.34694</text:p>
          </table:table-cell>
          <table:table-cell office:value-type="float" office:value="1.48785" calcext:value-type="float">
            <text:p>1.48785</text:p>
          </table:table-cell>
        </table:table-row>
        <table:table-row table:style-name="ro1">
          <table:table-cell office:value-type="string" calcext:value-type="string">
            <text:p><text:a xlink:href="http://dbpedia.org/resource/Peugeot_407" xlink:type="simple">http://dbpedia.org/resource/Peugeot_407</text:a></text:p>
          </table:table-cell>
          <table:table-cell office:value-type="float" office:value="1868" calcext:value-type="float">
            <text:p>1868</text:p>
          </table:table-cell>
          <table:table-cell office:value-type="float" office:value="1400" calcext:value-type="float">
            <text:p>1400</text:p>
          </table:table-cell>
          <table:table-cell office:value-type="float" office:value="4815" calcext:value-type="float">
            <text:p>4815</text:p>
          </table:table-cell>
          <table:table-cell office:value-type="float" office:value="0.290758" calcext:value-type="float">
            <text:p>0.290758</text:p>
          </table:table-cell>
          <table:table-cell office:value-type="float" office:value="2.57762" calcext:value-type="float">
            <text:p>2.57762</text:p>
          </table:table-cell>
          <table:table-cell office:value-type="float" office:value="1.33429" calcext:value-type="float">
            <text:p>1.33429</text:p>
          </table:table-cell>
        </table:table-row>
        <table:table-row table:style-name="ro1">
          <table:table-cell office:value-type="string" calcext:value-type="string">
            <text:p><text:a xlink:href="http://dbpedia.org/resource/Citroën_DS5" xlink:type="simple">http://dbpedia.org/resource/Citro%C3%ABn_DS5</text:a></text:p>
          </table:table-cell>
          <table:table-cell office:value-type="float" office:value="1871" calcext:value-type="float">
            <text:p>1871</text:p>
          </table:table-cell>
          <table:table-cell office:value-type="float" office:value="1504" calcext:value-type="float">
            <text:p>1504</text:p>
          </table:table-cell>
          <table:table-cell office:value-type="float" office:value="4530" calcext:value-type="float">
            <text:p>4530</text:p>
          </table:table-cell>
          <table:table-cell office:value-type="float" office:value="0.332009" calcext:value-type="float">
            <text:p>0.332009</text:p>
          </table:table-cell>
          <table:table-cell office:value-type="float" office:value="2.42117" calcext:value-type="float">
            <text:p>2.42117</text:p>
          </table:table-cell>
          <table:table-cell office:value-type="float" office:value="1.24402" calcext:value-type="float">
            <text:p>1.24402</text:p>
          </table:table-cell>
        </table:table-row>
        <table:table-row table:style-name="ro1">
          <table:table-cell office:value-type="string" calcext:value-type="string">
            <text:p><text:a xlink:href="http://dbpedia.org/resource/Fiat_Multipla" xlink:type="simple">http://dbpedia.org/resource/Fiat_Multipla</text:a></text:p>
          </table:table-cell>
          <table:table-cell office:value-type="float" office:value="1871" calcext:value-type="float">
            <text:p>1871</text:p>
          </table:table-cell>
          <table:table-cell office:value-type="float" office:value="1670" calcext:value-type="float">
            <text:p>1670</text:p>
          </table:table-cell>
          <table:table-cell office:value-type="float" office:value="3994" calcext:value-type="float">
            <text:p>3994</text:p>
          </table:table-cell>
          <table:table-cell office:value-type="float" office:value="0.418127" calcext:value-type="float">
            <text:p>0.418127</text:p>
          </table:table-cell>
          <table:table-cell office:value-type="float" office:value="2.13469" calcext:value-type="float">
            <text:p>2.13469</text:p>
          </table:table-cell>
          <table:table-cell office:value-type="float" office:value="1.12036" calcext:value-type="float">
            <text:p>1.12036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W221" xlink:type="simple">http://dbpedia.org/resource/Mercedes-Benz_W221</text:a></text:p>
          </table:table-cell>
          <table:table-cell office:value-type="float" office:value="1871" calcext:value-type="float">
            <text:p>1871</text:p>
          </table:table-cell>
          <table:table-cell office:value-type="float" office:value="1473" calcext:value-type="float">
            <text:p>1473</text:p>
          </table:table-cell>
          <table:table-cell office:value-type="float" office:value="5076" calcext:value-type="float">
            <text:p>5076</text:p>
          </table:table-cell>
          <table:table-cell office:value-type="float" office:value="0.290189" calcext:value-type="float">
            <text:p>0.290189</text:p>
          </table:table-cell>
          <table:table-cell office:value-type="float" office:value="2.71299" calcext:value-type="float">
            <text:p>2.71299</text:p>
          </table:table-cell>
          <table:table-cell office:value-type="float" office:value="1.2702" calcext:value-type="float">
            <text:p>1.2702</text:p>
          </table:table-cell>
        </table:table-row>
        <table:table-row table:style-name="ro1">
          <table:table-cell office:value-type="string" calcext:value-type="string">
            <text:p><text:a xlink:href="http://dbpedia.org/resource/Mazda_CX-7" xlink:type="simple">http://dbpedia.org/resource/Mazda_CX-7</text:a></text:p>
          </table:table-cell>
          <table:table-cell office:value-type="float" office:value="1871.98" calcext:value-type="float">
            <text:p>1871.98</text:p>
          </table:table-cell>
          <table:table-cell office:value-type="float" office:value="1645.92" calcext:value-type="float">
            <text:p>1645.92</text:p>
          </table:table-cell>
          <table:table-cell office:value-type="float" office:value="4676.14" calcext:value-type="float">
            <text:p>4676.14</text:p>
          </table:table-cell>
          <table:table-cell office:value-type="float" office:value="0.351983" calcext:value-type="float">
            <text:p>0.351983</text:p>
          </table:table-cell>
          <table:table-cell office:value-type="float" office:value="2.49796" calcext:value-type="float">
            <text:p>2.49796</text:p>
          </table:table-cell>
          <table:table-cell office:value-type="float" office:value="1.13735" calcext:value-type="float">
            <text:p>1.13735</text:p>
          </table:table-cell>
        </table:table-row>
        <table:table-row table:style-name="ro1">
          <table:table-cell office:value-type="string" calcext:value-type="string">
            <text:p><text:a xlink:href="http://dbpedia.org/resource/Aston_Martin_DB9" xlink:type="simple">http://dbpedia.org/resource/Aston_Martin_DB9</text:a></text:p>
          </table:table-cell>
          <table:table-cell office:value-type="float" office:value="1874.52" calcext:value-type="float">
            <text:p>1874.52</text:p>
          </table:table-cell>
          <table:table-cell office:value-type="float" office:value="1270" calcext:value-type="float">
            <text:p>1270</text:p>
          </table:table-cell>
          <table:table-cell office:value-type="float" office:value="4696.46" calcext:value-type="float">
            <text:p>4696.46</text:p>
          </table:table-cell>
          <table:table-cell office:value-type="float" office:value="0.270416" calcext:value-type="float">
            <text:p>0.270416</text:p>
          </table:table-cell>
          <table:table-cell office:value-type="float" office:value="2.50542" calcext:value-type="float">
            <text:p>2.50542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 office:value-type="string" calcext:value-type="string">
            <text:p><text:a xlink:href="http://dbpedia.org/resource/Buick_Lucerne" xlink:type="simple">http://dbpedia.org/resource/Buick_Lucerne</text:a></text:p>
          </table:table-cell>
          <table:table-cell office:value-type="float" office:value="1874.52" calcext:value-type="float">
            <text:p>1874.52</text:p>
          </table:table-cell>
          <table:table-cell office:value-type="float" office:value="1473.2" calcext:value-type="float">
            <text:p>1473.2</text:p>
          </table:table-cell>
          <table:table-cell office:value-type="float" office:value="5161.28" calcext:value-type="float">
            <text:p>5161.28</text:p>
          </table:table-cell>
          <table:table-cell office:value-type="float" office:value="0.285433" calcext:value-type="float">
            <text:p>0.285433</text:p>
          </table:table-cell>
          <table:table-cell office:value-type="float" office:value="2.75339" calcext:value-type="float">
            <text:p>2.75339</text:p>
          </table:table-cell>
          <table:table-cell office:value-type="float" office:value="1.27241" calcext:value-type="float">
            <text:p>1.27241</text:p>
          </table:table-cell>
        </table:table-row>
        <table:table-row table:style-name="ro1">
          <table:table-cell office:value-type="string" calcext:value-type="string">
            <text:p><text:a xlink:href="http://dbpedia.org/resource/Jaguar_XF" xlink:type="simple">http://dbpedia.org/resource/Jaguar_XF</text:a></text:p>
          </table:table-cell>
          <table:table-cell office:value-type="float" office:value="1877" calcext:value-type="float">
            <text:p>1877</text:p>
          </table:table-cell>
          <table:table-cell office:value-type="float" office:value="1460" calcext:value-type="float">
            <text:p>1460</text:p>
          </table:table-cell>
          <table:table-cell office:value-type="float" office:value="4961" calcext:value-type="float">
            <text:p>4961</text:p>
          </table:table-cell>
          <table:table-cell office:value-type="float" office:value="0.294296" calcext:value-type="float">
            <text:p>0.294296</text:p>
          </table:table-cell>
          <table:table-cell office:value-type="float" office:value="2.64305" calcext:value-type="float">
            <text:p>2.64305</text:p>
          </table:table-cell>
          <table:table-cell office:value-type="float" office:value="1.28562" calcext:value-type="float">
            <text:p>1.28562</text:p>
          </table:table-cell>
        </table:table-row>
        <table:table-row table:style-name="ro1">
          <table:table-cell office:value-type="string" calcext:value-type="string">
            <text:p><text:a xlink:href="http://dbpedia.org/resource/Subaru_Tribeca" xlink:type="simple">http://dbpedia.org/resource/Subaru_Tribeca</text:a></text:p>
          </table:table-cell>
          <table:table-cell office:value-type="float" office:value="1877.06" calcext:value-type="float">
            <text:p>1877.06</text:p>
          </table:table-cell>
          <table:table-cell office:value-type="float" office:value="1689.1" calcext:value-type="float">
            <text:p>1689.1</text:p>
          </table:table-cell>
          <table:table-cell office:value-type="float" office:value="4820.92" calcext:value-type="float">
            <text:p>4820.92</text:p>
          </table:table-cell>
          <table:table-cell office:value-type="float" office:value="0.350369" calcext:value-type="float">
            <text:p>0.350369</text:p>
          </table:table-cell>
          <table:table-cell office:value-type="float" office:value="2.56834" calcext:value-type="float">
            <text:p>2.56834</text:p>
          </table:table-cell>
          <table:table-cell office:value-type="float" office:value="1.11128" calcext:value-type="float">
            <text:p>1.11128</text:p>
          </table:table-cell>
        </table:table-row>
        <table:table-row table:style-name="ro1">
          <table:table-cell office:value-type="string" calcext:value-type="string">
            <text:p><text:a xlink:href="http://dbpedia.org/resource/Bentley_Azure" xlink:type="simple">http://dbpedia.org/resource/Bentley_Azure</text:a></text:p>
          </table:table-cell>
          <table:table-cell office:value-type="float" office:value="1880" calcext:value-type="float">
            <text:p>1880</text:p>
          </table:table-cell>
          <table:table-cell office:value-type="float" office:value="1480" calcext:value-type="float">
            <text:p>1480</text:p>
          </table:table-cell>
          <table:table-cell office:value-type="float" office:value="5340" calcext:value-type="float">
            <text:p>5340</text:p>
          </table:table-cell>
          <table:table-cell office:value-type="float" office:value="0.277154" calcext:value-type="float">
            <text:p>0.277154</text:p>
          </table:table-cell>
          <table:table-cell office:value-type="float" office:value="2.84043" calcext:value-type="float">
            <text:p>2.84043</text:p>
          </table:table-cell>
          <table:table-cell office:value-type="float" office:value="1.27027" calcext:value-type="float">
            <text:p>1.27027</text:p>
          </table:table-cell>
        </table:table-row>
        <table:table-row table:style-name="ro1">
          <table:table-cell office:value-type="string" calcext:value-type="string">
            <text:p><text:a xlink:href="http://dbpedia.org/resource/Ford_S-Max" xlink:type="simple">http://dbpedia.org/resource/Ford_S-Max</text:a></text:p>
          </table:table-cell>
          <table:table-cell office:value-type="float" office:value="1885" calcext:value-type="float">
            <text:p>1885</text:p>
          </table:table-cell>
          <table:table-cell office:value-type="float" office:value="1660" calcext:value-type="float">
            <text:p>1660</text:p>
          </table:table-cell>
          <table:table-cell office:value-type="float" office:value="4770" calcext:value-type="float">
            <text:p>4770</text:p>
          </table:table-cell>
          <table:table-cell office:value-type="float" office:value="0.348008" calcext:value-type="float">
            <text:p>0.348008</text:p>
          </table:table-cell>
          <table:table-cell office:value-type="float" office:value="2.5305" calcext:value-type="float">
            <text:p>2.5305</text:p>
          </table:table-cell>
          <table:table-cell office:value-type="float" office:value="1.13554" calcext:value-type="float">
            <text:p>1.13554</text:p>
          </table:table-cell>
        </table:table-row>
        <table:table-row table:style-name="ro1">
          <table:table-cell office:value-type="string" calcext:value-type="string">
            <text:p><text:a xlink:href="http://dbpedia.org/resource/Roewe_W5" xlink:type="simple">http://dbpedia.org/resource/Roewe_W5</text:a></text:p>
          </table:table-cell>
          <table:table-cell office:value-type="float" office:value="1888" calcext:value-type="float">
            <text:p>1888</text:p>
          </table:table-cell>
          <table:table-cell office:value-type="float" office:value="1765" calcext:value-type="float">
            <text:p>1765</text:p>
          </table:table-cell>
          <table:table-cell office:value-type="float" office:value="4676" calcext:value-type="float">
            <text:p>4676</text:p>
          </table:table-cell>
          <table:table-cell office:value-type="float" office:value="0.377459" calcext:value-type="float">
            <text:p>0.377459</text:p>
          </table:table-cell>
          <table:table-cell office:value-type="float" office:value="2.47669" calcext:value-type="float">
            <text:p>2.47669</text:p>
          </table:table-cell>
          <table:table-cell office:value-type="float" office:value="1.06969" calcext:value-type="float">
            <text:p>1.06969</text:p>
          </table:table-cell>
        </table:table-row>
        <table:table-row table:style-name="ro1">
          <table:table-cell office:value-type="string" calcext:value-type="string">
            <text:p><text:a xlink:href="http://dbpedia.org/resource/Hyundai_Genesis" xlink:type="simple">http://dbpedia.org/resource/Hyundai_Genesis</text:a></text:p>
          </table:table-cell>
          <table:table-cell office:value-type="float" office:value="1889.76" calcext:value-type="float">
            <text:p>1889.76</text:p>
          </table:table-cell>
          <table:table-cell office:value-type="float" office:value="1480.82" calcext:value-type="float">
            <text:p>1480.82</text:p>
          </table:table-cell>
          <table:table-cell office:value-type="float" office:value="4975.86" calcext:value-type="float">
            <text:p>4975.86</text:p>
          </table:table-cell>
          <table:table-cell office:value-type="float" office:value="0.297601" calcext:value-type="float">
            <text:p>0.297601</text:p>
          </table:table-cell>
          <table:table-cell office:value-type="float" office:value="2.63306" calcext:value-type="float">
            <text:p>2.63306</text:p>
          </table:table-cell>
          <table:table-cell office:value-type="float" office:value="1.27616" calcext:value-type="float">
            <text:p>1.27616</text:p>
          </table:table-cell>
        </table:table-row>
        <table:table-row table:style-name="ro1">
          <table:table-cell office:value-type="string" calcext:value-type="string">
            <text:p><text:a xlink:href="http://dbpedia.org/resource/Acura_RLX" xlink:type="simple">http://dbpedia.org/resource/Acura_RLX</text:a></text:p>
          </table:table-cell>
          <table:table-cell office:value-type="float" office:value="1889.76" calcext:value-type="float">
            <text:p>1889.76</text:p>
          </table:table-cell>
          <table:table-cell office:value-type="float" office:value="1465.58" calcext:value-type="float">
            <text:p>1465.58</text:p>
          </table:table-cell>
          <table:table-cell office:value-type="float" office:value="4980.94" calcext:value-type="float">
            <text:p>4980.94</text:p>
          </table:table-cell>
          <table:table-cell office:value-type="float" office:value="0.294238" calcext:value-type="float">
            <text:p>0.294238</text:p>
          </table:table-cell>
          <table:table-cell office:value-type="float" office:value="2.63575" calcext:value-type="float">
            <text:p>2.63575</text:p>
          </table:table-cell>
          <table:table-cell office:value-type="float" office:value="1.28943" calcext:value-type="float">
            <text:p>1.28943</text:p>
          </table:table-cell>
        </table:table-row>
        <table:table-row table:style-name="ro1">
          <table:table-cell office:value-type="string" calcext:value-type="string">
            <text:p><text:a xlink:href="http://dbpedia.org/resource/Mahindra_XUV500" xlink:type="simple">http://dbpedia.org/resource/Mahindra_XUV50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785" calcext:value-type="float">
            <text:p>1785</text:p>
          </table:table-cell>
          <table:table-cell office:value-type="float" office:value="4585" calcext:value-type="float">
            <text:p>4585</text:p>
          </table:table-cell>
          <table:table-cell office:value-type="float" office:value="0.389313" calcext:value-type="float">
            <text:p>0.389313</text:p>
          </table:table-cell>
          <table:table-cell office:value-type="float" office:value="2.42593" calcext:value-type="float">
            <text:p>2.42593</text:p>
          </table:table-cell>
          <table:table-cell office:value-type="float" office:value="1.05882" calcext:value-type="float">
            <text:p>1.05882</text:p>
          </table:table-cell>
        </table:table-row>
        <table:table-row table:style-name="ro1">
          <table:table-cell office:value-type="string" calcext:value-type="string">
            <text:p><text:a xlink:href="http://dbpedia.org/resource/Jaguar_XK_(X150)" xlink:type="simple">http://dbpedia.org/resource/Jaguar_XK_(X150)</text:a></text:p>
          </table:table-cell>
          <table:table-cell office:value-type="float" office:value="1892" calcext:value-type="float">
            <text:p>1892</text:p>
          </table:table-cell>
          <table:table-cell office:value-type="float" office:value="1320" calcext:value-type="float">
            <text:p>1320</text:p>
          </table:table-cell>
          <table:table-cell office:value-type="float" office:value="4790" calcext:value-type="float">
            <text:p>4790</text:p>
          </table:table-cell>
          <table:table-cell office:value-type="float" office:value="0.275574" calcext:value-type="float">
            <text:p>0.275574</text:p>
          </table:table-cell>
          <table:table-cell office:value-type="float" office:value="2.53171" calcext:value-type="float">
            <text:p>2.53171</text:p>
          </table:table-cell>
          <table:table-cell office:value-type="float" office:value="1.43333" calcext:value-type="float">
            <text:p>1.43333</text:p>
          </table:table-cell>
        </table:table-row>
        <table:table-row table:style-name="ro1">
          <table:table-cell office:value-type="string" calcext:value-type="string">
            <text:p><text:a xlink:href="http://dbpedia.org/resource/BMW_6_Series_(F06/F12/F13)" xlink:type="simple">http://dbpedia.org/resource/BMW_6_Series_(F06/F12/F13)</text:a></text:p>
          </table:table-cell>
          <table:table-cell office:value-type="float" office:value="1894" calcext:value-type="float">
            <text:p>1894</text:p>
          </table:table-cell>
          <table:table-cell office:value-type="float" office:value="1392" calcext:value-type="float">
            <text:p>1392</text:p>
          </table:table-cell>
          <table:table-cell office:value-type="float" office:value="5007" calcext:value-type="float">
            <text:p>5007</text:p>
          </table:table-cell>
          <table:table-cell office:value-type="float" office:value="0.278011" calcext:value-type="float">
            <text:p>0.278011</text:p>
          </table:table-cell>
          <table:table-cell office:value-type="float" office:value="2.64361" calcext:value-type="float">
            <text:p>2.64361</text:p>
          </table:table-cell>
          <table:table-cell office:value-type="float" office:value="1.36063" calcext:value-type="float">
            <text:p>1.36063</text:p>
          </table:table-cell>
        </table:table-row>
        <table:table-row table:style-name="ro1">
          <table:table-cell office:value-type="string" calcext:value-type="string">
            <text:p><text:a xlink:href="http://dbpedia.org/resource/Nissan_GT-R" xlink:type="simple">http://dbpedia.org/resource/Nissan_GT-R</text:a></text:p>
          </table:table-cell>
          <table:table-cell office:value-type="float" office:value="1894.84" calcext:value-type="float">
            <text:p>1894.84</text:p>
          </table:table-cell>
          <table:table-cell office:value-type="float" office:value="1369.06" calcext:value-type="float">
            <text:p>1369.06</text:p>
          </table:table-cell>
          <table:table-cell office:value-type="float" office:value="4655.82" calcext:value-type="float">
            <text:p>4655.82</text:p>
          </table:table-cell>
          <table:table-cell office:value-type="float" office:value="0.294053" calcext:value-type="float">
            <text:p>0.294053</text:p>
          </table:table-cell>
          <table:table-cell office:value-type="float" office:value="2.4571" calcext:value-type="float">
            <text:p>2.4571</text:p>
          </table:table-cell>
          <table:table-cell office:value-type="float" office:value="1.38404" calcext:value-type="float">
            <text:p>1.38404</text:p>
          </table:table-cell>
        </table:table-row>
        <table:table-row table:style-name="ro1">
          <table:table-cell office:value-type="string" calcext:value-type="string">
            <text:p><text:a xlink:href="http://dbpedia.org/resource/Range_Rover_Evoque" xlink:type="simple">http://dbpedia.org/resource/Range_Rover_Evoque</text:a></text:p>
          </table:table-cell>
          <table:table-cell office:value-type="float" office:value="1895" calcext:value-type="float">
            <text:p>1895</text:p>
          </table:table-cell>
          <table:table-cell office:value-type="float" office:value="1605" calcext:value-type="float">
            <text:p>1605</text:p>
          </table:table-cell>
          <table:table-cell office:value-type="float" office:value="4355" calcext:value-type="float">
            <text:p>4355</text:p>
          </table:table-cell>
          <table:table-cell office:value-type="float" office:value="0.368542" calcext:value-type="float">
            <text:p>0.368542</text:p>
          </table:table-cell>
          <table:table-cell office:value-type="float" office:value="2.29815" calcext:value-type="float">
            <text:p>2.29815</text:p>
          </table:table-cell>
          <table:table-cell office:value-type="float" office:value="1.18069" calcext:value-type="float">
            <text:p>1.18069</text:p>
          </table:table-cell>
        </table:table-row>
        <table:table-row table:style-name="ro1">
          <table:table-cell office:value-type="string" calcext:value-type="string">
            <text:p><text:a xlink:href="http://dbpedia.org/resource/Cadillac_DTS" xlink:type="simple">http://dbpedia.org/resource/Cadillac_DTS</text:a></text:p>
          </table:table-cell>
          <table:table-cell office:value-type="float" office:value="1899.92" calcext:value-type="float">
            <text:p>1899.92</text:p>
          </table:table-cell>
          <table:table-cell office:value-type="float" office:value="1463.04" calcext:value-type="float">
            <text:p>1463.04</text:p>
          </table:table-cell>
          <table:table-cell office:value-type="float" office:value="5273.04" calcext:value-type="float">
            <text:p>5273.04</text:p>
          </table:table-cell>
          <table:table-cell office:value-type="float" office:value="0.277457" calcext:value-type="float">
            <text:p>0.277457</text:p>
          </table:table-cell>
          <table:table-cell office:value-type="float" office:value="2.7754" calcext:value-type="float">
            <text:p>2.7754</text:p>
          </table:table-cell>
          <table:table-cell office:value-type="float" office:value="1.29861" calcext:value-type="float">
            <text:p>1.29861</text:p>
          </table:table-cell>
        </table:table-row>
        <table:table-row table:style-name="ro1">
          <table:table-cell office:value-type="string" calcext:value-type="string">
            <text:p><text:a xlink:href="http://dbpedia.org/resource/Cadillac_DTS" xlink:type="simple">http://dbpedia.org/resource/Cadillac_DTS</text:a></text:p>
          </table:table-cell>
          <table:table-cell office:value-type="float" office:value="1899.92" calcext:value-type="float">
            <text:p>1899.92</text:p>
          </table:table-cell>
          <table:table-cell office:value-type="float" office:value="1463.04" calcext:value-type="float">
            <text:p>1463.04</text:p>
          </table:table-cell>
          <table:table-cell office:value-type="float" office:value="5273.04" calcext:value-type="float">
            <text:p>5273.04</text:p>
          </table:table-cell>
          <table:table-cell office:value-type="float" office:value="0.277457" calcext:value-type="float">
            <text:p>0.277457</text:p>
          </table:table-cell>
          <table:table-cell office:value-type="float" office:value="2.7754" calcext:value-type="float">
            <text:p>2.7754</text:p>
          </table:table-cell>
          <table:table-cell office:value-type="float" office:value="1.29861" calcext:value-type="float">
            <text:p>1.29861</text:p>
          </table:table-cell>
        </table:table-row>
        <table:table-row table:style-name="ro1">
          <table:table-cell office:value-type="string" calcext:value-type="string">
            <text:p><text:a xlink:href="http://dbpedia.org/resource/Kia_K9" xlink:type="simple">http://dbpedia.org/resource/Kia_K9</text:a></text:p>
          </table:table-cell>
          <table:table-cell office:value-type="float" office:value="1900" calcext:value-type="float">
            <text:p>1900</text:p>
          </table:table-cell>
          <table:table-cell office:value-type="float" office:value="1490" calcext:value-type="float">
            <text:p>1490</text:p>
          </table:table-cell>
          <table:table-cell office:value-type="float" office:value="5090" calcext:value-type="float">
            <text:p>5090</text:p>
          </table:table-cell>
          <table:table-cell office:value-type="float" office:value="0.292731" calcext:value-type="float">
            <text:p>0.292731</text:p>
          </table:table-cell>
          <table:table-cell office:value-type="float" office:value="2.67895" calcext:value-type="float">
            <text:p>2.67895</text:p>
          </table:table-cell>
          <table:table-cell office:value-type="float" office:value="1.27517" calcext:value-type="float">
            <text:p>1.27517</text:p>
          </table:table-cell>
        </table:table-row>
        <table:table-row table:style-name="ro1">
          <table:table-cell office:value-type="string" calcext:value-type="string">
            <text:p><text:a xlink:href="http://dbpedia.org/resource/BMW_5_Series_Gran_Turismo" xlink:type="simple">http://dbpedia.org/resource/BMW_5_Series_Gran_Turismo</text:a></text:p>
          </table:table-cell>
          <table:table-cell office:value-type="float" office:value="1901" calcext:value-type="float">
            <text:p>1901</text:p>
          </table:table-cell>
          <table:table-cell office:value-type="float" office:value="1559" calcext:value-type="float">
            <text:p>1559</text:p>
          </table:table-cell>
          <table:table-cell office:value-type="float" office:value="4998" calcext:value-type="float">
            <text:p>4998</text:p>
          </table:table-cell>
          <table:table-cell office:value-type="float" office:value="0.311925" calcext:value-type="float">
            <text:p>0.311925</text:p>
          </table:table-cell>
          <table:table-cell office:value-type="float" office:value="2.62914" calcext:value-type="float">
            <text:p>2.62914</text:p>
          </table:table-cell>
          <table:table-cell office:value-type="float" office:value="1.21937" calcext:value-type="float">
            <text:p>1.21937</text:p>
          </table:table-cell>
        </table:table-row>
        <table:table-row table:style-name="ro1">
          <table:table-cell office:value-type="string" calcext:value-type="string">
            <text:p><text:a xlink:href="http://dbpedia.org/resource/BMW_5_Series_Gran_Turismo" xlink:type="simple">http://dbpedia.org/resource/BMW_5_Series_Gran_Turismo</text:a></text:p>
          </table:table-cell>
          <table:table-cell office:value-type="float" office:value="1901" calcext:value-type="float">
            <text:p>1901</text:p>
          </table:table-cell>
          <table:table-cell office:value-type="float" office:value="1559" calcext:value-type="float">
            <text:p>1559</text:p>
          </table:table-cell>
          <table:table-cell office:value-type="float" office:value="4998" calcext:value-type="float">
            <text:p>4998</text:p>
          </table:table-cell>
          <table:table-cell office:value-type="float" office:value="0.311925" calcext:value-type="float">
            <text:p>0.311925</text:p>
          </table:table-cell>
          <table:table-cell office:value-type="float" office:value="2.62914" calcext:value-type="float">
            <text:p>2.62914</text:p>
          </table:table-cell>
          <table:table-cell office:value-type="float" office:value="1.21937" calcext:value-type="float">
            <text:p>1.21937</text:p>
          </table:table-cell>
        </table:table-row>
        <table:table-row table:style-name="ro1">
          <table:table-cell office:value-type="string" calcext:value-type="string">
            <text:p><text:a xlink:href="http://dbpedia.org/resource/BMW_7_Series_(F01)" xlink:type="simple">http://dbpedia.org/resource/BMW_7_Series_(F01)</text:a></text:p>
          </table:table-cell>
          <table:table-cell office:value-type="float" office:value="1902" calcext:value-type="float">
            <text:p>1902</text:p>
          </table:table-cell>
          <table:table-cell office:value-type="float" office:value="1479" calcext:value-type="float">
            <text:p>1479</text:p>
          </table:table-cell>
          <table:table-cell office:value-type="float" office:value="5072" calcext:value-type="float">
            <text:p>5072</text:p>
          </table:table-cell>
          <table:table-cell office:value-type="float" office:value="0.291601" calcext:value-type="float">
            <text:p>0.291601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string" calcext:value-type="string">
            <text:p><text:a xlink:href="http://dbpedia.org/resource/Ferrari_California" xlink:type="simple">http://dbpedia.org/resource/Ferrari_California</text:a></text:p>
          </table:table-cell>
          <table:table-cell office:value-type="float" office:value="1902" calcext:value-type="float">
            <text:p>1902</text:p>
          </table:table-cell>
          <table:table-cell office:value-type="float" office:value="1308" calcext:value-type="float">
            <text:p>1308</text:p>
          </table:table-cell>
          <table:table-cell office:value-type="float" office:value="4563" calcext:value-type="float">
            <text:p>4563</text:p>
          </table:table-cell>
          <table:table-cell office:value-type="float" office:value="0.286654" calcext:value-type="float">
            <text:p>0.286654</text:p>
          </table:table-cell>
          <table:table-cell office:value-type="float" office:value="2.39905" calcext:value-type="float">
            <text:p>2.39905</text:p>
          </table:table-cell>
          <table:table-cell office:value-type="float" office:value="1.45413" calcext:value-type="float">
            <text:p>1.45413</text:p>
          </table:table-cell>
        </table:table-row>
        <table:table-row table:style-name="ro1">
          <table:table-cell office:value-type="string" calcext:value-type="string">
            <text:p><text:a xlink:href="http://dbpedia.org/resource/Aspid_GT-21_Invictus" xlink:type="simple">http://dbpedia.org/resource/Aspid_GT-21_Invictus</text:a></text:p>
          </table:table-cell>
          <table:table-cell office:value-type="float" office:value="1902" calcext:value-type="float">
            <text:p>1902</text:p>
          </table:table-cell>
          <table:table-cell office:value-type="float" office:value="1226" calcext:value-type="float">
            <text:p>1226</text:p>
          </table:table-cell>
          <table:table-cell office:value-type="float" office:value="4447" calcext:value-type="float">
            <text:p>4447</text:p>
          </table:table-cell>
          <table:table-cell office:value-type="float" office:value="0.275691" calcext:value-type="float">
            <text:p>0.275691</text:p>
          </table:table-cell>
          <table:table-cell office:value-type="float" office:value="2.33807" calcext:value-type="float">
            <text:p>2.33807</text:p>
          </table:table-cell>
          <table:table-cell office:value-type="float" office:value="1.55139" calcext:value-type="float">
            <text:p>1.55139</text:p>
          </table:table-cell>
        </table:table-row>
        <table:table-row table:style-name="ro1">
          <table:table-cell office:value-type="string" calcext:value-type="string">
            <text:p><text:a xlink:href="http://dbpedia.org/resource/Audi_R8_(road_car)" xlink:type="simple">http://dbpedia.org/resource/Audi_R8_(road_car)</text:a></text:p>
          </table:table-cell>
          <table:table-cell office:value-type="float" office:value="1904" calcext:value-type="float">
            <text:p>1904</text:p>
          </table:table-cell>
          <table:table-cell office:value-type="float" office:value="1249" calcext:value-type="float">
            <text:p>1249</text:p>
          </table:table-cell>
          <table:table-cell office:value-type="float" office:value="4431" calcext:value-type="float">
            <text:p>4431</text:p>
          </table:table-cell>
          <table:table-cell office:value-type="float" office:value="0.281878" calcext:value-type="float">
            <text:p>0.281878</text:p>
          </table:table-cell>
          <table:table-cell office:value-type="float" office:value="2.32721" calcext:value-type="float">
            <text:p>2.32721</text:p>
          </table:table-cell>
          <table:table-cell office:value-type="float" office:value="1.52442" calcext:value-type="float">
            <text:p>1.52442</text:p>
          </table:table-cell>
        </table:table-row>
        <table:table-row table:style-name="ro1">
          <table:table-cell office:value-type="string" calcext:value-type="string">
            <text:p><text:a xlink:href="http://dbpedia.org/resource/Jeep_Commander" xlink:type="simple">http://dbpedia.org/resource/Jeep_Commander</text:a></text:p>
          </table:table-cell>
          <table:table-cell office:value-type="float" office:value="1905" calcext:value-type="float">
            <text:p>1905</text:p>
          </table:table-cell>
          <table:table-cell office:value-type="float" office:value="1826.26" calcext:value-type="float">
            <text:p>1826.26</text:p>
          </table:table-cell>
          <table:table-cell office:value-type="float" office:value="4787.9" calcext:value-type="float">
            <text:p>4787.9</text:p>
          </table:table-cell>
          <table:table-cell office:value-type="float" office:value="0.381432" calcext:value-type="float">
            <text:p>0.381432</text:p>
          </table:table-cell>
          <table:table-cell office:value-type="float" office:value="2.51333" calcext:value-type="float">
            <text:p>2.51333</text:p>
          </table:table-cell>
          <table:table-cell office:value-type="float" office:value="1.04312" calcext:value-type="float">
            <text:p>1.04312</text:p>
          </table:table-cell>
        </table:table-row>
        <table:table-row table:style-name="ro1">
          <table:table-cell office:value-type="string" calcext:value-type="string">
            <text:p><text:a xlink:href="http://dbpedia.org/resource/Saab_9-4X" xlink:type="simple">http://dbpedia.org/resource/Saab_9-4X</text:a></text:p>
          </table:table-cell>
          <table:table-cell office:value-type="float" office:value="1905" calcext:value-type="float">
            <text:p>1905</text:p>
          </table:table-cell>
          <table:table-cell office:value-type="float" office:value="1678.94" calcext:value-type="float">
            <text:p>1678.94</text:p>
          </table:table-cell>
          <table:table-cell office:value-type="float" office:value="4828.54" calcext:value-type="float">
            <text:p>4828.54</text:p>
          </table:table-cell>
          <table:table-cell office:value-type="float" office:value="0.347712" calcext:value-type="float">
            <text:p>0.347712</text:p>
          </table:table-cell>
          <table:table-cell office:value-type="float" office:value="2.53467" calcext:value-type="float">
            <text:p>2.53467</text:p>
          </table:table-cell>
          <table:table-cell office:value-type="float" office:value="1.13464" calcext:value-type="float">
            <text:p>1.13464</text:p>
          </table:table-cell>
        </table:table-row>
        <table:table-row table:style-name="ro1">
          <table:table-cell office:value-type="string" calcext:value-type="string">
            <text:p><text:a xlink:href="http://dbpedia.org/resource/Toyota_Venza" xlink:type="simple">http://dbpedia.org/resource/Toyota_Venza</text:a></text:p>
          </table:table-cell>
          <table:table-cell office:value-type="float" office:value="1905" calcext:value-type="float">
            <text:p>1905</text:p>
          </table:table-cell>
          <table:table-cell office:value-type="float" office:value="1610.36" calcext:value-type="float">
            <text:p>1610.36</text:p>
          </table:table-cell>
          <table:table-cell office:value-type="float" office:value="4800.6" calcext:value-type="float">
            <text:p>4800.6</text:p>
          </table:table-cell>
          <table:table-cell office:value-type="float" office:value="0.33545" calcext:value-type="float">
            <text:p>0.33545</text:p>
          </table:table-cell>
          <table:table-cell office:value-type="float" office:value="2.52" calcext:value-type="float">
            <text:p>2.52</text:p>
          </table:table-cell>
          <table:table-cell office:value-type="float" office:value="1.18297" calcext:value-type="float">
            <text:p>1.18297</text:p>
          </table:table-cell>
        </table:table-row>
        <table:table-row table:style-name="ro1">
          <table:table-cell office:value-type="string" calcext:value-type="string">
            <text:p><text:a xlink:href="http://dbpedia.org/resource/McLaren_MP4-12C" xlink:type="simple">http://dbpedia.org/resource/McLaren_MP4-12C</text:a></text:p>
          </table:table-cell>
          <table:table-cell office:value-type="float" office:value="1909" calcext:value-type="float">
            <text:p>1909</text:p>
          </table:table-cell>
          <table:table-cell office:value-type="float" office:value="1199" calcext:value-type="float">
            <text:p>1199</text:p>
          </table:table-cell>
          <table:table-cell office:value-type="float" office:value="4507" calcext:value-type="float">
            <text:p>4507</text:p>
          </table:table-cell>
          <table:table-cell office:value-type="float" office:value="0.266031" calcext:value-type="float">
            <text:p>0.266031</text:p>
          </table:table-cell>
          <table:table-cell office:value-type="float" office:value="2.36092" calcext:value-type="float">
            <text:p>2.36092</text:p>
          </table:table-cell>
          <table:table-cell office:value-type="float" office:value="1.59216" calcext:value-type="float">
            <text:p>1.59216</text:p>
          </table:table-cell>
        </table:table-row>
        <table:table-row table:style-name="ro1">
          <table:table-cell office:value-type="string" calcext:value-type="string">
            <text:p><text:a xlink:href="http://dbpedia.org/resource/Bentley_Continental_Flying_Spur_(2005)" xlink:type="simple">http://dbpedia.org/resource/Bentley_Continental_Flying_Spur_(2005)</text:a></text:p>
          </table:table-cell>
          <table:table-cell office:value-type="float" office:value="1915.16" calcext:value-type="float">
            <text:p>1915.16</text:p>
          </table:table-cell>
          <table:table-cell office:value-type="float" office:value="1478.28" calcext:value-type="float">
            <text:p>1478.28</text:p>
          </table:table-cell>
          <table:table-cell office:value-type="float" office:value="5306.06" calcext:value-type="float">
            <text:p>5306.06</text:p>
          </table:table-cell>
          <table:table-cell office:value-type="float" office:value="0.278602" calcext:value-type="float">
            <text:p>0.278602</text:p>
          </table:table-cell>
          <table:table-cell office:value-type="float" office:value="2.77056" calcext:value-type="float">
            <text:p>2.77056</text:p>
          </table:table-cell>
          <table:table-cell office:value-type="float" office:value="1.29553" calcext:value-type="float">
            <text:p>1.29553</text:p>
          </table:table-cell>
        </table:table-row>
        <table:table-row table:style-name="ro1">
          <table:table-cell office:value-type="string" calcext:value-type="string">
            <text:p><text:a xlink:href="http://dbpedia.org/resource/Chevrolet_Camaro_(fifth_generation)" xlink:type="simple">http://dbpedia.org/resource/Chevrolet_Camaro_(fifth_generation)</text:a></text:p>
          </table:table-cell>
          <table:table-cell office:value-type="float" office:value="1917.7" calcext:value-type="float">
            <text:p>1917.7</text:p>
          </table:table-cell>
          <table:table-cell office:value-type="float" office:value="1376.68" calcext:value-type="float">
            <text:p>1376.68</text:p>
          </table:table-cell>
          <table:table-cell office:value-type="float" office:value="4836.16" calcext:value-type="float">
            <text:p>4836.16</text:p>
          </table:table-cell>
          <table:table-cell office:value-type="float" office:value="0.284664" calcext:value-type="float">
            <text:p>0.284664</text:p>
          </table:table-cell>
          <table:table-cell office:value-type="float" office:value="2.52185" calcext:value-type="float">
            <text:p>2.52185</text:p>
          </table:table-cell>
          <table:table-cell office:value-type="float" office:value="1.39299" calcext:value-type="float">
            <text:p>1.39299</text:p>
          </table:table-cell>
        </table:table-row>
        <table:table-row table:style-name="ro1">
          <table:table-cell office:value-type="string" calcext:value-type="string">
            <text:p><text:a xlink:href="http://dbpedia.org/resource/Chevrolet_Camaro_(fifth_generation)" xlink:type="simple">http://dbpedia.org/resource/Chevrolet_Camaro_(fifth_generation)</text:a></text:p>
          </table:table-cell>
          <table:table-cell office:value-type="float" office:value="1917.7" calcext:value-type="float">
            <text:p>1917.7</text:p>
          </table:table-cell>
          <table:table-cell office:value-type="float" office:value="1376.68" calcext:value-type="float">
            <text:p>1376.68</text:p>
          </table:table-cell>
          <table:table-cell office:value-type="float" office:value="4836.16" calcext:value-type="float">
            <text:p>4836.16</text:p>
          </table:table-cell>
          <table:table-cell office:value-type="float" office:value="0.284664" calcext:value-type="float">
            <text:p>0.284664</text:p>
          </table:table-cell>
          <table:table-cell office:value-type="float" office:value="2.52185" calcext:value-type="float">
            <text:p>2.52185</text:p>
          </table:table-cell>
          <table:table-cell office:value-type="float" office:value="1.39299" calcext:value-type="float">
            <text:p>1.39299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R-Class" xlink:type="simple">http://dbpedia.org/resource/Mercedes-Benz_R-Class</text:a></text:p>
          </table:table-cell>
          <table:table-cell office:value-type="float" office:value="1922" calcext:value-type="float">
            <text:p>1922</text:p>
          </table:table-cell>
          <table:table-cell office:value-type="float" office:value="1674" calcext:value-type="float">
            <text:p>1674</text:p>
          </table:table-cell>
          <table:table-cell office:value-type="float" office:value="4922" calcext:value-type="float">
            <text:p>4922</text:p>
          </table:table-cell>
          <table:table-cell office:value-type="float" office:value="0.340106" calcext:value-type="float">
            <text:p>0.340106</text:p>
          </table:table-cell>
          <table:table-cell office:value-type="float" office:value="2.56087" calcext:value-type="float">
            <text:p>2.56087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R-Class" xlink:type="simple">http://dbpedia.org/resource/Mercedes-Benz_R-Class</text:a></text:p>
          </table:table-cell>
          <table:table-cell office:value-type="float" office:value="1922" calcext:value-type="float">
            <text:p>1922</text:p>
          </table:table-cell>
          <table:table-cell office:value-type="float" office:value="1674" calcext:value-type="float">
            <text:p>1674</text:p>
          </table:table-cell>
          <table:table-cell office:value-type="float" office:value="4922" calcext:value-type="float">
            <text:p>4922</text:p>
          </table:table-cell>
          <table:table-cell office:value-type="float" office:value="0.340106" calcext:value-type="float">
            <text:p>0.340106</text:p>
          </table:table-cell>
          <table:table-cell office:value-type="float" office:value="2.56087" calcext:value-type="float">
            <text:p>2.56087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<text:a xlink:href="http://dbpedia.org/resource/Jaguar_F-Type" xlink:type="simple">http://dbpedia.org/resource/Jaguar_F-Type</text:a></text:p>
          </table:table-cell>
          <table:table-cell office:value-type="float" office:value="1923" calcext:value-type="float">
            <text:p>1923</text:p>
          </table:table-cell>
          <table:table-cell office:value-type="float" office:value="1308" calcext:value-type="float">
            <text:p>1308</text:p>
          </table:table-cell>
          <table:table-cell office:value-type="float" office:value="4470" calcext:value-type="float">
            <text:p>4470</text:p>
          </table:table-cell>
          <table:table-cell office:value-type="float" office:value="0.292617" calcext:value-type="float">
            <text:p>0.292617</text:p>
          </table:table-cell>
          <table:table-cell office:value-type="float" office:value="2.32449" calcext:value-type="float">
            <text:p>2.32449</text:p>
          </table:table-cell>
          <table:table-cell office:value-type="float" office:value="1.47018" calcext:value-type="float">
            <text:p>1.47018</text:p>
          </table:table-cell>
        </table:table-row>
        <table:table-row table:style-name="ro1">
          <table:table-cell office:value-type="string" calcext:value-type="string">
            <text:p><text:a xlink:href="http://dbpedia.org/resource/Lincoln_MKX" xlink:type="simple">http://dbpedia.org/resource/Lincoln_MKX</text:a></text:p>
          </table:table-cell>
          <table:table-cell office:value-type="float" office:value="1925.32" calcext:value-type="float">
            <text:p>1925.32</text:p>
          </table:table-cell>
          <table:table-cell office:value-type="float" office:value="1714.5" calcext:value-type="float">
            <text:p>1714.5</text:p>
          </table:table-cell>
          <table:table-cell office:value-type="float" office:value="4737.1" calcext:value-type="float">
            <text:p>4737.1</text:p>
          </table:table-cell>
          <table:table-cell office:value-type="float" office:value="0.36193" calcext:value-type="float">
            <text:p>0.36193</text:p>
          </table:table-cell>
          <table:table-cell office:value-type="float" office:value="2.46042" calcext:value-type="float">
            <text:p>2.46042</text:p>
          </table:table-cell>
          <table:table-cell office:value-type="float" office:value="1.12296" calcext:value-type="float">
            <text:p>1.12296</text:p>
          </table:table-cell>
        </table:table-row>
        <table:table-row table:style-name="ro1">
          <table:table-cell office:value-type="string" calcext:value-type="string">
            <text:p><text:a xlink:href="http://dbpedia.org/resource/Bentley_Mulsanne_(2010)" xlink:type="simple">http://dbpedia.org/resource/Bentley_Mulsanne_(2010)</text:a></text:p>
          </table:table-cell>
          <table:table-cell office:value-type="float" office:value="1926" calcext:value-type="float">
            <text:p>1926</text:p>
          </table:table-cell>
          <table:table-cell office:value-type="float" office:value="1521" calcext:value-type="float">
            <text:p>1521</text:p>
          </table:table-cell>
          <table:table-cell office:value-type="float" office:value="5575" calcext:value-type="float">
            <text:p>5575</text:p>
          </table:table-cell>
          <table:table-cell office:value-type="float" office:value="0.272825" calcext:value-type="float">
            <text:p>0.272825</text:p>
          </table:table-cell>
          <table:table-cell office:value-type="float" office:value="2.8946" calcext:value-type="float">
            <text:p>2.8946</text:p>
          </table:table-cell>
          <table:table-cell office:value-type="float" office:value="1.26627" calcext:value-type="float">
            <text:p>1.26627</text:p>
          </table:table-cell>
        </table:table-row>
        <table:table-row table:style-name="ro1">
          <table:table-cell office:value-type="string" calcext:value-type="string">
            <text:p><text:a xlink:href="http://dbpedia.org/resource/Aston_Martin_Rapide" xlink:type="simple">http://dbpedia.org/resource/Aston_Martin_Rapide</text:a></text:p>
          </table:table-cell>
          <table:table-cell office:value-type="float" office:value="1927.86" calcext:value-type="float">
            <text:p>1927.86</text:p>
          </table:table-cell>
          <table:table-cell office:value-type="float" office:value="1358.9" calcext:value-type="float">
            <text:p>1358.9</text:p>
          </table:table-cell>
          <table:table-cell office:value-type="float" office:value="5019.04" calcext:value-type="float">
            <text:p>5019.04</text:p>
          </table:table-cell>
          <table:table-cell office:value-type="float" office:value="0.270749" calcext:value-type="float">
            <text:p>0.270749</text:p>
          </table:table-cell>
          <table:table-cell office:value-type="float" office:value="2.60343" calcext:value-type="float">
            <text:p>2.60343</text:p>
          </table:table-cell>
          <table:table-cell office:value-type="float" office:value="1.41869" calcext:value-type="float">
            <text:p>1.41869</text:p>
          </table:table-cell>
        </table:table-row>
        <table:table-row table:style-name="ro1">
          <table:table-cell office:value-type="string" calcext:value-type="string">
            <text:p><text:a xlink:href="http://dbpedia.org/resource/Chevrolet_Corvette_C6_ZR1" xlink:type="simple">http://dbpedia.org/resource/Chevrolet_Corvette_C6_ZR1</text:a></text:p>
          </table:table-cell>
          <table:table-cell office:value-type="float" office:value="1927.86" calcext:value-type="float">
            <text:p>1927.86</text:p>
          </table:table-cell>
          <table:table-cell office:value-type="float" office:value="1236.98" calcext:value-type="float">
            <text:p>1236.98</text:p>
          </table:table-cell>
          <table:table-cell office:value-type="float" office:value="4475.48" calcext:value-type="float">
            <text:p>4475.48</text:p>
          </table:table-cell>
          <table:table-cell office:value-type="float" office:value="0.27639" calcext:value-type="float">
            <text:p>0.27639</text:p>
          </table:table-cell>
          <table:table-cell office:value-type="float" office:value="2.32148" calcext:value-type="float">
            <text:p>2.32148</text:p>
          </table:table-cell>
          <table:table-cell office:value-type="float" office:value="1.55852" calcext:value-type="float">
            <text:p>1.55852</text:p>
          </table:table-cell>
        </table:table-row>
        <table:table-row table:style-name="ro1">
          <table:table-cell office:value-type="string" calcext:value-type="string">
            <text:p><text:a xlink:href="http://dbpedia.org/resource/Lincoln_MKS" xlink:type="simple">http://dbpedia.org/resource/Lincoln_MKS</text:a></text:p>
          </table:table-cell>
          <table:table-cell office:value-type="float" office:value="1927.86" calcext:value-type="float">
            <text:p>1927.86</text:p>
          </table:table-cell>
          <table:table-cell office:value-type="float" office:value="1564.64" calcext:value-type="float">
            <text:p>1564.64</text:p>
          </table:table-cell>
          <table:table-cell office:value-type="float" office:value="5184.14" calcext:value-type="float">
            <text:p>5184.14</text:p>
          </table:table-cell>
          <table:table-cell office:value-type="float" office:value="0.301813" calcext:value-type="float">
            <text:p>0.301813</text:p>
          </table:table-cell>
          <table:table-cell office:value-type="float" office:value="2.68906" calcext:value-type="float">
            <text:p>2.68906</text:p>
          </table:table-cell>
          <table:table-cell office:value-type="float" office:value="1.23214" calcext:value-type="float">
            <text:p>1.23214</text:p>
          </table:table-cell>
        </table:table-row>
        <table:table-row table:style-name="ro1">
          <table:table-cell office:value-type="string" calcext:value-type="string">
            <text:p><text:a xlink:href="http://dbpedia.org/resource/Range_Rover_Sport" xlink:type="simple">http://dbpedia.org/resource/Range_Rover_Sport</text:a></text:p>
          </table:table-cell>
          <table:table-cell office:value-type="float" office:value="1927.86" calcext:value-type="float">
            <text:p>1927.86</text:p>
          </table:table-cell>
          <table:table-cell office:value-type="float" office:value="1816.1" calcext:value-type="float">
            <text:p>1816.1</text:p>
          </table:table-cell>
          <table:table-cell office:value-type="float" office:value="4737.1" calcext:value-type="float">
            <text:p>4737.1</text:p>
          </table:table-cell>
          <table:table-cell office:value-type="float" office:value="0.383378" calcext:value-type="float">
            <text:p>0.383378</text:p>
          </table:table-cell>
          <table:table-cell office:value-type="float" office:value="2.45718" calcext:value-type="float">
            <text:p>2.45718</text:p>
          </table:table-cell>
          <table:table-cell office:value-type="float" office:value="1.06154" calcext:value-type="float">
            <text:p>1.06154</text:p>
          </table:table-cell>
        </table:table-row>
        <table:table-row table:style-name="ro1">
          <table:table-cell office:value-type="string" calcext:value-type="string">
            <text:p><text:a xlink:href="http://dbpedia.org/resource/Ford_Edge" xlink:type="simple">http://dbpedia.org/resource/Ford_Edge</text:a></text:p>
          </table:table-cell>
          <table:table-cell office:value-type="float" office:value="1930.4" calcext:value-type="float">
            <text:p>1930.4</text:p>
          </table:table-cell>
          <table:table-cell office:value-type="float" office:value="1701.8" calcext:value-type="float">
            <text:p>1701.8</text:p>
          </table:table-cell>
          <table:table-cell office:value-type="float" office:value="4678.68" calcext:value-type="float">
            <text:p>4678.68</text:p>
          </table:table-cell>
          <table:table-cell office:value-type="float" office:value="0.363735" calcext:value-type="float">
            <text:p>0.363735</text:p>
          </table:table-cell>
          <table:table-cell office:value-type="float" office:value="2.42368" calcext:value-type="float">
            <text:p>2.42368</text:p>
          </table:table-cell>
          <table:table-cell office:value-type="float" office:value="1.13433" calcext:value-type="float">
            <text:p>1.13433</text:p>
          </table:table-cell>
        </table:table-row>
        <table:table-row table:style-name="ro1">
          <table:table-cell office:value-type="string" calcext:value-type="string">
            <text:p><text:a xlink:href="http://dbpedia.org/resource/Porsche_Panamera" xlink:type="simple">http://dbpedia.org/resource/Porsche_Panamera</text:a></text:p>
          </table:table-cell>
          <table:table-cell office:value-type="float" office:value="1931" calcext:value-type="float">
            <text:p>1931</text:p>
          </table:table-cell>
          <table:table-cell office:value-type="float" office:value="1418" calcext:value-type="float">
            <text:p>1418</text:p>
          </table:table-cell>
          <table:table-cell office:value-type="float" office:value="4970" calcext:value-type="float">
            <text:p>4970</text:p>
          </table:table-cell>
          <table:table-cell office:value-type="float" office:value="0.285312" calcext:value-type="float">
            <text:p>0.285312</text:p>
          </table:table-cell>
          <table:table-cell office:value-type="float" office:value="2.5738" calcext:value-type="float">
            <text:p>2.5738</text:p>
          </table:table-cell>
          <table:table-cell office:value-type="float" office:value="1.36178" calcext:value-type="float">
            <text:p>1.36178</text:p>
          </table:table-cell>
        </table:table-row>
        <table:table-row table:style-name="ro1">
          <table:table-cell office:value-type="string" calcext:value-type="string">
            <text:p><text:a xlink:href="http://dbpedia.org/resource/Mazda_CX-9" xlink:type="simple">http://dbpedia.org/resource/Mazda_CX-9</text:a></text:p>
          </table:table-cell>
          <table:table-cell office:value-type="float" office:value="1935" calcext:value-type="float">
            <text:p>1935</text:p>
          </table:table-cell>
          <table:table-cell office:value-type="float" office:value="1730" calcext:value-type="float">
            <text:p>1730</text:p>
          </table:table-cell>
          <table:table-cell office:value-type="float" office:value="5075" calcext:value-type="float">
            <text:p>5075</text:p>
          </table:table-cell>
          <table:table-cell office:value-type="float" office:value="0.340887" calcext:value-type="float">
            <text:p>0.340887</text:p>
          </table:table-cell>
          <table:table-cell office:value-type="float" office:value="2.62274" calcext:value-type="float">
            <text:p>2.62274</text:p>
          </table:table-cell>
          <table:table-cell office:value-type="float" office:value="1.1185" calcext:value-type="float">
            <text:p>1.1185</text:p>
          </table:table-cell>
        </table:table-row>
        <table:table-row table:style-name="ro1">
          <table:table-cell office:value-type="string" calcext:value-type="string">
            <text:p><text:a xlink:href="http://dbpedia.org/resource/Ford_Taurus_(sixth_generation)" xlink:type="simple">http://dbpedia.org/resource/Ford_Taurus_(sixth_generation)</text:a></text:p>
          </table:table-cell>
          <table:table-cell office:value-type="float" office:value="1935.48" calcext:value-type="float">
            <text:p>1935.48</text:p>
          </table:table-cell>
          <table:table-cell office:value-type="float" office:value="1541.78" calcext:value-type="float">
            <text:p>1541.78</text:p>
          </table:table-cell>
          <table:table-cell office:value-type="float" office:value="5153.66" calcext:value-type="float">
            <text:p>5153.66</text:p>
          </table:table-cell>
          <table:table-cell office:value-type="float" office:value="0.299162" calcext:value-type="float">
            <text:p>0.299162</text:p>
          </table:table-cell>
          <table:table-cell office:value-type="float" office:value="2.66273" calcext:value-type="float">
            <text:p>2.66273</text:p>
          </table:table-cell>
          <table:table-cell office:value-type="float" office:value="1.25535" calcext:value-type="float">
            <text:p>1.25535</text:p>
          </table:table-cell>
        </table:table-row>
        <table:table-row table:style-name="ro1">
          <table:table-cell office:value-type="string" calcext:value-type="string">
            <text:p><text:a xlink:href="http://dbpedia.org/resource/Mercedes-Benz_SLS_AMG" xlink:type="simple">http://dbpedia.org/resource/Mercedes-Benz_SLS_AMG</text:a></text:p>
          </table:table-cell>
          <table:table-cell office:value-type="float" office:value="1939" calcext:value-type="float">
            <text:p>1939</text:p>
          </table:table-cell>
          <table:table-cell office:value-type="float" office:value="1252.22" calcext:value-type="float">
            <text:p>1252.22</text:p>
          </table:table-cell>
          <table:table-cell office:value-type="float" office:value="4638" calcext:value-type="float">
            <text:p>4638</text:p>
          </table:table-cell>
          <table:table-cell office:value-type="float" office:value="0.269991" calcext:value-type="float">
            <text:p>0.269991</text:p>
          </table:table-cell>
          <table:table-cell office:value-type="float" office:value="2.39195" calcext:value-type="float">
            <text:p>2.39195</text:p>
          </table:table-cell>
          <table:table-cell office:value-type="float" office:value="1.54845" calcext:value-type="float">
            <text:p>1.54845</text:p>
          </table:table-cell>
        </table:table-row>
        <table:table-row table:style-name="ro1">
          <table:table-cell office:value-type="string" calcext:value-type="string">
            <text:p><text:a xlink:href="http://dbpedia.org/resource/Ferrari_F12berlinetta" xlink:type="simple">http://dbpedia.org/resource/Ferrari_F12berlinetta</text:a></text:p>
          </table:table-cell>
          <table:table-cell office:value-type="float" office:value="1942" calcext:value-type="float">
            <text:p>1942</text:p>
          </table:table-cell>
          <table:table-cell office:value-type="float" office:value="1273" calcext:value-type="float">
            <text:p>1273</text:p>
          </table:table-cell>
          <table:table-cell office:value-type="float" office:value="4618" calcext:value-type="float">
            <text:p>4618</text:p>
          </table:table-cell>
          <table:table-cell office:value-type="float" office:value="0.27566" calcext:value-type="float">
            <text:p>0.27566</text:p>
          </table:table-cell>
          <table:table-cell office:value-type="float" office:value="2.37796" calcext:value-type="float">
            <text:p>2.37796</text:p>
          </table:table-cell>
          <table:table-cell office:value-type="float" office:value="1.52553" calcext:value-type="float">
            <text:p>1.52553</text:p>
          </table:table-cell>
        </table:table-row>
        <table:table-row table:style-name="ro1">
          <table:table-cell office:value-type="string" calcext:value-type="string">
            <text:p><text:a xlink:href="http://dbpedia.org/resource/Hyundai_Veracruz" xlink:type="simple">http://dbpedia.org/resource/Hyundai_Veracruz</text:a></text:p>
          </table:table-cell>
          <table:table-cell office:value-type="float" office:value="1945.64" calcext:value-type="float">
            <text:p>1945.64</text:p>
          </table:table-cell>
          <table:table-cell office:value-type="float" office:value="1805.94" calcext:value-type="float">
            <text:p>1805.94</text:p>
          </table:table-cell>
          <table:table-cell office:value-type="float" office:value="4841.24" calcext:value-type="float">
            <text:p>4841.24</text:p>
          </table:table-cell>
          <table:table-cell office:value-type="float" office:value="0.373033" calcext:value-type="float">
            <text:p>0.373033</text:p>
          </table:table-cell>
          <table:table-cell office:value-type="float" office:value="2.48825" calcext:value-type="float">
            <text:p>2.48825</text:p>
          </table:table-cell>
          <table:table-cell office:value-type="float" office:value="1.07736" calcext:value-type="float">
            <text:p>1.07736</text:p>
          </table:table-cell>
        </table:table-row>
        <table:table-row table:style-name="ro1">
          <table:table-cell office:value-type="string" calcext:value-type="string">
            <text:p><text:a xlink:href="http://dbpedia.org/resource/Rolls-Royce_Ghost" xlink:type="simple">http://dbpedia.org/resource/Rolls-Royce_Ghost</text:a></text:p>
          </table:table-cell>
          <table:table-cell office:value-type="float" office:value="1948" calcext:value-type="float">
            <text:p>1948</text:p>
          </table:table-cell>
          <table:table-cell office:value-type="float" office:value="1550" calcext:value-type="float">
            <text:p>1550</text:p>
          </table:table-cell>
          <table:table-cell office:value-type="float" office:value="5399" calcext:value-type="float">
            <text:p>5399</text:p>
          </table:table-cell>
          <table:table-cell office:value-type="float" office:value="0.28709" calcext:value-type="float">
            <text:p>0.28709</text:p>
          </table:table-cell>
          <table:table-cell office:value-type="float" office:value="2.77156" calcext:value-type="float">
            <text:p>2.77156</text:p>
          </table:table-cell>
          <table:table-cell office:value-type="float" office:value="1.25677" calcext:value-type="float">
            <text:p>1.25677</text:p>
          </table:table-cell>
        </table:table-row>
        <table:table-row table:style-name="ro1">
          <table:table-cell office:value-type="string" calcext:value-type="string">
            <text:p><text:a xlink:href="http://dbpedia.org/resource/Karsan_J10" xlink:type="simple">http://dbpedia.org/resource/Karsan_J10</text:a></text:p>
          </table:table-cell>
          <table:table-cell office:value-type="float" office:value="1950" calcext:value-type="float">
            <text:p>1950</text:p>
          </table:table-cell>
          <table:table-cell office:value-type="float" office:value="2467" calcext:value-type="float">
            <text:p>2467</text:p>
          </table:table-cell>
          <table:table-cell office:value-type="float" office:value="5712" calcext:value-type="float">
            <text:p>5712</text:p>
          </table:table-cell>
          <table:table-cell office:value-type="float" office:value="0.431898" calcext:value-type="float">
            <text:p>0.431898</text:p>
          </table:table-cell>
          <table:table-cell office:value-type="float" office:value="2.92923" calcext:value-type="float">
            <text:p>2.92923</text:p>
          </table:table-cell>
          <table:table-cell office:value-type="float" office:value="0.790434" calcext:value-type="float">
            <text:p>0.790434</text:p>
          </table:table-cell>
        </table:table-row>
        <table:table-row table:style-name="ro1">
          <table:table-cell office:value-type="string" calcext:value-type="string">
            <text:p><text:a xlink:href="http://dbpedia.org/resource/Ferrari_FF" xlink:type="simple">http://dbpedia.org/resource/Ferrari_FF</text:a></text:p>
          </table:table-cell>
          <table:table-cell office:value-type="float" office:value="1953" calcext:value-type="float">
            <text:p>1953</text:p>
          </table:table-cell>
          <table:table-cell office:value-type="float" office:value="1379" calcext:value-type="float">
            <text:p>1379</text:p>
          </table:table-cell>
          <table:table-cell office:value-type="float" office:value="4907" calcext:value-type="float">
            <text:p>4907</text:p>
          </table:table-cell>
          <table:table-cell office:value-type="float" office:value="0.281027" calcext:value-type="float">
            <text:p>0.281027</text:p>
          </table:table-cell>
          <table:table-cell office:value-type="float" office:value="2.51254" calcext:value-type="float">
            <text:p>2.51254</text:p>
          </table:table-cell>
          <table:table-cell office:value-type="float" office:value="1.41624" calcext:value-type="float">
            <text:p>1.41624</text:p>
          </table:table-cell>
        </table:table-row>
        <table:table-row table:style-name="ro1">
          <table:table-cell office:value-type="string" calcext:value-type="string">
            <text:p><text:a xlink:href="http://dbpedia.org/resource/Ferrari_612_Scaglietti" xlink:type="simple">http://dbpedia.org/resource/Ferrari_612_Scaglietti</text:a></text:p>
          </table:table-cell>
          <table:table-cell office:value-type="float" office:value="1956" calcext:value-type="float">
            <text:p>1956</text:p>
          </table:table-cell>
          <table:table-cell office:value-type="float" office:value="1344" calcext:value-type="float">
            <text:p>1344</text:p>
          </table:table-cell>
          <table:table-cell office:value-type="float" office:value="4902" calcext:value-type="float">
            <text:p>4902</text:p>
          </table:table-cell>
          <table:table-cell office:value-type="float" office:value="0.274174" calcext:value-type="float">
            <text:p>0.274174</text:p>
          </table:table-cell>
          <table:table-cell office:value-type="float" office:value="2.50613" calcext:value-type="float">
            <text:p>2.50613</text:p>
          </table:table-cell>
          <table:table-cell office:value-type="float" office:value="1.45536" calcext:value-type="float">
            <text:p>1.45536</text:p>
          </table:table-cell>
        </table:table-row>
        <table:table-row table:style-name="ro1">
          <table:table-cell office:value-type="string" calcext:value-type="string">
            <text:p><text:a xlink:href="http://dbpedia.org/resource/Hennessey_Venom_GT" xlink:type="simple">http://dbpedia.org/resource/Hennessey_Venom_GT</text:a></text:p>
          </table:table-cell>
          <table:table-cell office:value-type="float" office:value="1960" calcext:value-type="float">
            <text:p>1960</text:p>
          </table:table-cell>
          <table:table-cell office:value-type="float" office:value="746.76" calcext:value-type="float">
            <text:p>746.76</text:p>
          </table:table-cell>
          <table:table-cell office:value-type="float" office:value="4655" calcext:value-type="float">
            <text:p>4655</text:p>
          </table:table-cell>
          <table:table-cell office:value-type="float" office:value="0.160421" calcext:value-type="float">
            <text:p>0.160421</text:p>
          </table:table-cell>
          <table:table-cell office:value-type="float" office:value="2.375" calcext:value-type="float">
            <text:p>2.375</text:p>
          </table:table-cell>
          <table:table-cell office:value-type="float" office:value="2.62467" calcext:value-type="float">
            <text:p>2.62467</text:p>
          </table:table-cell>
        </table:table-row>
        <table:table-row table:style-name="ro1">
          <table:table-cell office:value-type="string" calcext:value-type="string">
            <text:p><text:a xlink:href="http://dbpedia.org/resource/Infiniti_JX" xlink:type="simple">http://dbpedia.org/resource/Infiniti_JX</text:a></text:p>
          </table:table-cell>
          <table:table-cell office:value-type="float" office:value="1960.88" calcext:value-type="float">
            <text:p>1960.88</text:p>
          </table:table-cell>
          <table:table-cell office:value-type="float" office:value="1722.12" calcext:value-type="float">
            <text:p>1722.12</text:p>
          </table:table-cell>
          <table:table-cell office:value-type="float" office:value="4988.56" calcext:value-type="float">
            <text:p>4988.56</text:p>
          </table:table-cell>
          <table:table-cell office:value-type="float" office:value="0.345214" calcext:value-type="float">
            <text:p>0.345214</text:p>
          </table:table-cell>
          <table:table-cell office:value-type="float" office:value="2.54404" calcext:value-type="float">
            <text:p>2.54404</text:p>
          </table:table-cell>
          <table:table-cell office:value-type="float" office:value="1.13864" calcext:value-type="float">
            <text:p>1.13864</text:p>
          </table:table-cell>
        </table:table-row>
        <table:table-row table:style-name="ro1">
          <table:table-cell office:value-type="string" calcext:value-type="string">
            <text:p><text:a xlink:href="http://dbpedia.org/resource/Ferrari_599_GTB_Fiorano" xlink:type="simple">http://dbpedia.org/resource/Ferrari_599_GTB_Fiorano</text:a></text:p>
          </table:table-cell>
          <table:table-cell office:value-type="float" office:value="1962" calcext:value-type="float">
            <text:p>1962</text:p>
          </table:table-cell>
          <table:table-cell office:value-type="float" office:value="1336" calcext:value-type="float">
            <text:p>1336</text:p>
          </table:table-cell>
          <table:table-cell office:value-type="float" office:value="4665" calcext:value-type="float">
            <text:p>4665</text:p>
          </table:table-cell>
          <table:table-cell office:value-type="float" office:value="0.286388" calcext:value-type="float">
            <text:p>0.286388</text:p>
          </table:table-cell>
          <table:table-cell office:value-type="float" office:value="2.37768" calcext:value-type="float">
            <text:p>2.37768</text:p>
          </table:table-cell>
          <table:table-cell office:value-type="float" office:value="1.46856" calcext:value-type="float">
            <text:p>1.46856</text:p>
          </table:table-cell>
        </table:table-row>
        <table:table-row table:style-name="ro1">
          <table:table-cell office:value-type="string" calcext:value-type="string">
            <text:p><text:a xlink:href="http://dbpedia.org/resource/Honda_Ridgeline" xlink:type="simple">http://dbpedia.org/resource/Honda_Ridgeline</text:a></text:p>
          </table:table-cell>
          <table:table-cell office:value-type="float" office:value="1976.12" calcext:value-type="float">
            <text:p>1976.12</text:p>
          </table:table-cell>
          <table:table-cell office:value-type="float" office:value="1785.62" calcext:value-type="float">
            <text:p>1785.62</text:p>
          </table:table-cell>
          <table:table-cell office:value-type="float" office:value="5252.72" calcext:value-type="float">
            <text:p>5252.72</text:p>
          </table:table-cell>
          <table:table-cell office:value-type="float" office:value="0.339942" calcext:value-type="float">
            <text:p>0.339942</text:p>
          </table:table-cell>
          <table:table-cell office:value-type="float" office:value="2.6581" calcext:value-type="float">
            <text:p>2.6581</text:p>
          </table:table-cell>
          <table:table-cell office:value-type="float" office:value="1.10669" calcext:value-type="float">
            <text:p>1.10669</text:p>
          </table:table-cell>
        </table:table-row>
        <table:table-row table:style-name="ro1">
          <table:table-cell office:value-type="string" calcext:value-type="string">
            <text:p><text:a xlink:href="http://dbpedia.org/resource/Honda_Ridgeline" xlink:type="simple">http://dbpedia.org/resource/Honda_Ridgeline</text:a></text:p>
          </table:table-cell>
          <table:table-cell office:value-type="float" office:value="1976.12" calcext:value-type="float">
            <text:p>1976.12</text:p>
          </table:table-cell>
          <table:table-cell office:value-type="float" office:value="1785.62" calcext:value-type="float">
            <text:p>1785.62</text:p>
          </table:table-cell>
          <table:table-cell office:value-type="float" office:value="5252.72" calcext:value-type="float">
            <text:p>5252.72</text:p>
          </table:table-cell>
          <table:table-cell office:value-type="float" office:value="0.339942" calcext:value-type="float">
            <text:p>0.339942</text:p>
          </table:table-cell>
          <table:table-cell office:value-type="float" office:value="2.6581" calcext:value-type="float">
            <text:p>2.6581</text:p>
          </table:table-cell>
          <table:table-cell office:value-type="float" office:value="1.10669" calcext:value-type="float">
            <text:p>1.10669</text:p>
          </table:table-cell>
        </table:table-row>
        <table:table-row table:style-name="ro1">
          <table:table-cell office:value-type="string" calcext:value-type="string">
            <text:p><text:a xlink:href="http://dbpedia.org/resource/BMW_X6" xlink:type="simple">http://dbpedia.org/resource/BMW_X6</text:a></text:p>
          </table:table-cell>
          <table:table-cell office:value-type="float" office:value="1979" calcext:value-type="float">
            <text:p>1979</text:p>
          </table:table-cell>
          <table:table-cell office:value-type="float" office:value="1696" calcext:value-type="float">
            <text:p>1696</text:p>
          </table:table-cell>
          <table:table-cell office:value-type="float" office:value="4877" calcext:value-type="float">
            <text:p>4877</text:p>
          </table:table-cell>
          <table:table-cell office:value-type="float" office:value="0.347755" calcext:value-type="float">
            <text:p>0.347755</text:p>
          </table:table-cell>
          <table:table-cell office:value-type="float" office:value="2.46438" calcext:value-type="float">
            <text:p>2.46438</text:p>
          </table:table-cell>
          <table:table-cell office:value-type="float" office:value="1.16686" calcext:value-type="float">
            <text:p>1.16686</text:p>
          </table:table-cell>
        </table:table-row>
        <table:table-row table:style-name="ro1">
          <table:table-cell office:value-type="string" calcext:value-type="string">
            <text:p><text:a xlink:href="http://dbpedia.org/resource/Audi_Q7" xlink:type="simple">http://dbpedia.org/resource/Audi_Q7</text:a></text:p>
          </table:table-cell>
          <table:table-cell office:value-type="float" office:value="1983.74" calcext:value-type="float">
            <text:p>1983.74</text:p>
          </table:table-cell>
          <table:table-cell office:value-type="float" office:value="1737.36" calcext:value-type="float">
            <text:p>1737.36</text:p>
          </table:table-cell>
          <table:table-cell office:value-type="float" office:value="5087.62" calcext:value-type="float">
            <text:p>5087.62</text:p>
          </table:table-cell>
          <table:table-cell office:value-type="float" office:value="0.341488" calcext:value-type="float">
            <text:p>0.341488</text:p>
          </table:table-cell>
          <table:table-cell office:value-type="float" office:value="2.56466" calcext:value-type="float">
            <text:p>2.56466</text:p>
          </table:table-cell>
          <table:table-cell office:value-type="float" office:value="1.14181" calcext:value-type="float">
            <text:p>1.14181</text:p>
          </table:table-cell>
        </table:table-row>
        <table:table-row table:style-name="ro1">
          <table:table-cell office:value-type="string" calcext:value-type="string">
            <text:p><text:a xlink:href="http://dbpedia.org/resource/Rolls-Royce_Phantom_Coupé" xlink:type="simple">http://dbpedia.org/resource/Rolls-Royce_Phantom_Coup%C3%A9</text:a></text:p>
          </table:table-cell>
          <table:table-cell office:value-type="float" office:value="1987" calcext:value-type="float">
            <text:p>1987</text:p>
          </table:table-cell>
          <table:table-cell office:value-type="float" office:value="1592" calcext:value-type="float">
            <text:p>1592</text:p>
          </table:table-cell>
          <table:table-cell office:value-type="float" office:value="5609" calcext:value-type="float">
            <text:p>5609</text:p>
          </table:table-cell>
          <table:table-cell office:value-type="float" office:value="0.28383" calcext:value-type="float">
            <text:p>0.28383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1.24812" calcext:value-type="float">
            <text:p>1.24812</text:p>
          </table:table-cell>
        </table:table-row>
        <table:table-row table:style-name="ro1">
          <table:table-cell office:value-type="string" calcext:value-type="string">
            <text:p><text:a xlink:href="http://dbpedia.org/resource/Rolls-Royce_Phantom_Drophead_Coupé" xlink:type="simple">http://dbpedia.org/resource/Rolls-Royce_Phantom_Drophead_Coup%C3%A9</text:a></text:p>
          </table:table-cell>
          <table:table-cell office:value-type="float" office:value="1987" calcext:value-type="float">
            <text:p>1987</text:p>
          </table:table-cell>
          <table:table-cell office:value-type="float" office:value="1581" calcext:value-type="float">
            <text:p>1581</text:p>
          </table:table-cell>
          <table:table-cell office:value-type="float" office:value="5609" calcext:value-type="float">
            <text:p>5609</text:p>
          </table:table-cell>
          <table:table-cell office:value-type="float" office:value="0.281868" calcext:value-type="float">
            <text:p>0.281868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1.2568" calcext:value-type="float">
            <text:p>1.2568</text:p>
          </table:table-cell>
        </table:table-row>
        <table:table-row table:style-name="ro1">
          <table:table-cell office:value-type="string" calcext:value-type="string">
            <text:p><text:a xlink:href="http://dbpedia.org/resource/Rolls-Royce_Phantom_(2003)" xlink:type="simple">http://dbpedia.org/resource/Rolls-Royce_Phantom_(2003)</text:a></text:p>
          </table:table-cell>
          <table:table-cell office:value-type="float" office:value="1988.82" calcext:value-type="float">
            <text:p>1988.82</text:p>
          </table:table-cell>
          <table:table-cell office:value-type="float" office:value="1633.22" calcext:value-type="float">
            <text:p>1633.22</text:p>
          </table:table-cell>
          <table:table-cell office:value-type="float" office:value="5834.38" calcext:value-type="float">
            <text:p>5834.38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2.93359" calcext:value-type="float">
            <text:p>2.93359</text:p>
          </table:table-cell>
          <table:table-cell office:value-type="float" office:value="1.21773" calcext:value-type="float">
            <text:p>1.21773</text:p>
          </table:table-cell>
        </table:table-row>
        <table:table-row table:style-name="ro1">
          <table:table-cell office:value-type="string" calcext:value-type="string">
            <text:p><text:a xlink:href="http://dbpedia.org/resource/Chevrolet_Traverse" xlink:type="simple">http://dbpedia.org/resource/Chevrolet_Traverse</text:a></text:p>
          </table:table-cell>
          <table:table-cell office:value-type="float" office:value="1991.36" calcext:value-type="float">
            <text:p>1991.36</text:p>
          </table:table-cell>
          <table:table-cell office:value-type="float" office:value="1770.38" calcext:value-type="float">
            <text:p>1770.38</text:p>
          </table:table-cell>
          <table:table-cell office:value-type="float" office:value="5207" calcext:value-type="float">
            <text:p>5207</text:p>
          </table:table-cell>
          <table:table-cell office:value-type="float" office:value="0.34" calcext:value-type="float">
            <text:p>0.34</text:p>
          </table:table-cell>
          <table:table-cell office:value-type="float" office:value="2.6148" calcext:value-type="float">
            <text:p>2.6148</text:p>
          </table:table-cell>
          <table:table-cell office:value-type="float" office:value="1.12482" calcext:value-type="float">
            <text:p>1.12482</text:p>
          </table:table-cell>
        </table:table-row>
        <table:table-row table:style-name="ro1">
          <table:table-cell office:value-type="string" calcext:value-type="string">
            <text:p><text:a xlink:href="http://dbpedia.org/resource/Acura_ZDX" xlink:type="simple">http://dbpedia.org/resource/Acura_ZDX</text:a></text:p>
          </table:table-cell>
          <table:table-cell office:value-type="float" office:value="1993.9" calcext:value-type="float">
            <text:p>1993.9</text:p>
          </table:table-cell>
          <table:table-cell office:value-type="float" office:value="1595.12" calcext:value-type="float">
            <text:p>1595.12</text:p>
          </table:table-cell>
          <table:table-cell office:value-type="float" office:value="4886.96" calcext:value-type="float">
            <text:p>4886.96</text:p>
          </table:table-cell>
          <table:table-cell office:value-type="float" office:value="0.326403" calcext:value-type="float">
            <text:p>0.326403</text:p>
          </table:table-cell>
          <table:table-cell office:value-type="float" office:value="2.45096" calcext:value-type="float">
            <text:p>2.4509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<text:a xlink:href="http://dbpedia.org/resource/Lincoln_MKT" xlink:type="simple">http://dbpedia.org/resource/Lincoln_MKT</text:a></text:p>
          </table:table-cell>
          <table:table-cell office:value-type="float" office:value="1998.98" calcext:value-type="float">
            <text:p>1998.98</text:p>
          </table:table-cell>
          <table:table-cell office:value-type="float" office:value="1623.06" calcext:value-type="float">
            <text:p>1623.06</text:p>
          </table:table-cell>
          <table:table-cell office:value-type="float" office:value="5293.36" calcext:value-type="float">
            <text:p>5293.36</text:p>
          </table:table-cell>
          <table:table-cell office:value-type="float" office:value="0.306622" calcext:value-type="float">
            <text:p>0.306622</text:p>
          </table:table-cell>
          <table:table-cell office:value-type="float" office:value="2.64803" calcext:value-type="float">
            <text:p>2.64803</text:p>
          </table:table-cell>
          <table:table-cell office:value-type="float" office:value="1.23161" calcext:value-type="float">
            <text:p>1.23161</text:p>
          </table:table-cell>
        </table:table-row>
        <table:table-row table:style-name="ro1">
          <table:table-cell office:value-type="string" calcext:value-type="string">
            <text:p><text:a xlink:href="http://dbpedia.org/resource/Nissan_Titan" xlink:type="simple">http://dbpedia.org/resource/Nissan_Titan</text:a></text:p>
          </table:table-cell>
          <table:table-cell office:value-type="float" office:value="2001.52" calcext:value-type="float">
            <text:p>2001.52</text:p>
          </table:table-cell>
          <table:table-cell office:value-type="float" office:value="1945.64" calcext:value-type="float">
            <text:p>1945.64</text:p>
          </table:table-cell>
          <table:table-cell office:value-type="float" office:value="5694.68" calcext:value-type="float">
            <text:p>5694.68</text:p>
          </table:table-cell>
          <table:table-cell office:value-type="float" office:value="0.341659" calcext:value-type="float">
            <text:p>0.341659</text:p>
          </table:table-cell>
          <table:table-cell office:value-type="float" office:value="2.84518" calcext:value-type="float">
            <text:p>2.84518</text:p>
          </table:table-cell>
          <table:table-cell office:value-type="float" office:value="1.02872" calcext:value-type="float">
            <text:p>1.02872</text:p>
          </table:table-cell>
        </table:table-row>
        <table:table-row table:style-name="ro1">
          <table:table-cell office:value-type="string" calcext:value-type="string">
            <text:p><text:a xlink:href="http://dbpedia.org/resource/GMC_Acadia" xlink:type="simple">http://dbpedia.org/resource/GMC_Acadia</text:a></text:p>
          </table:table-cell>
          <table:table-cell office:value-type="float" office:value="2004.06" calcext:value-type="float">
            <text:p>2004.06</text:p>
          </table:table-cell>
          <table:table-cell office:value-type="float" office:value="1849.12" calcext:value-type="float">
            <text:p>1849.12</text:p>
          </table:table-cell>
          <table:table-cell office:value-type="float" office:value="5107.94" calcext:value-type="float">
            <text:p>5107.94</text:p>
          </table:table-cell>
          <table:table-cell office:value-type="float" office:value="0.362009" calcext:value-type="float">
            <text:p>0.362009</text:p>
          </table:table-cell>
          <table:table-cell office:value-type="float" office:value="2.5488" calcext:value-type="float">
            <text:p>2.5488</text:p>
          </table:table-cell>
          <table:table-cell office:value-type="float" office:value="1.08379" calcext:value-type="float">
            <text:p>1.08379</text:p>
          </table:table-cell>
        </table:table-row>
        <table:table-row table:style-name="ro1">
          <table:table-cell office:value-type="string" calcext:value-type="string">
            <text:p><text:a xlink:href="http://dbpedia.org/resource/Buick_Enclave" xlink:type="simple">http://dbpedia.org/resource/Buick_Enclave</text:a></text:p>
          </table:table-cell>
          <table:table-cell office:value-type="float" office:value="2006.6" calcext:value-type="float">
            <text:p>2006.6</text:p>
          </table:table-cell>
          <table:table-cell office:value-type="float" office:value="1833.88" calcext:value-type="float">
            <text:p>1833.88</text:p>
          </table:table-cell>
          <table:table-cell office:value-type="float" office:value="5125.72" calcext:value-type="float">
            <text:p>5125.72</text:p>
          </table:table-cell>
          <table:table-cell office:value-type="float" office:value="0.35778" calcext:value-type="float">
            <text:p>0.35778</text:p>
          </table:table-cell>
          <table:table-cell office:value-type="float" office:value="2.55443" calcext:value-type="float">
            <text:p>2.55443</text:p>
          </table:table-cell>
          <table:table-cell office:value-type="float" office:value="1.09418" calcext:value-type="float">
            <text:p>1.09418</text:p>
          </table:table-cell>
        </table:table-row>
        <table:table-row table:style-name="ro1">
          <table:table-cell office:value-type="string" calcext:value-type="string">
            <text:p><text:a xlink:href="http://dbpedia.org/resource/Audi_A5" xlink:type="simple">http://dbpedia.org/resource/Audi_A5</text:a></text:p>
          </table:table-cell>
          <table:table-cell office:value-type="float" office:value="2019" calcext:value-type="float">
            <text:p>2019</text:p>
          </table:table-cell>
          <table:table-cell office:value-type="float" office:value="1382" calcext:value-type="float">
            <text:p>1382</text:p>
          </table:table-cell>
          <table:table-cell office:value-type="float" office:value="4641" calcext:value-type="float">
            <text:p>4641</text:p>
          </table:table-cell>
          <table:table-cell office:value-type="float" office:value="0.297781" calcext:value-type="float">
            <text:p>0.297781</text:p>
          </table:table-cell>
          <table:table-cell office:value-type="float" office:value="2.29866" calcext:value-type="float">
            <text:p>2.29866</text:p>
          </table:table-cell>
          <table:table-cell office:value-type="float" office:value="1.46093" calcext:value-type="float">
            <text:p>1.46093</text:p>
          </table:table-cell>
        </table:table-row>
        <table:table-row table:style-name="ro1">
          <table:table-cell office:value-type="string" calcext:value-type="string">
            <text:p><text:a xlink:href="http://dbpedia.org/resource/Nissan_NV" xlink:type="simple">http://dbpedia.org/resource/Nissan_NV</text:a></text:p>
          </table:table-cell>
          <table:table-cell office:value-type="float" office:value="2029.46" calcext:value-type="float">
            <text:p>2029.46</text:p>
          </table:table-cell>
          <table:table-cell office:value-type="float" office:value="2131.06" calcext:value-type="float">
            <text:p>2131.06</text:p>
          </table:table-cell>
          <table:table-cell office:value-type="float" office:value="6111.24" calcext:value-type="float">
            <text:p>6111.24</text:p>
          </table:table-cell>
          <table:table-cell office:value-type="float" office:value="0.348712" calcext:value-type="float">
            <text:p>0.348712</text:p>
          </table:table-cell>
          <table:table-cell office:value-type="float" office:value="3.01126" calcext:value-type="float">
            <text:p>3.01126</text:p>
          </table:table-cell>
          <table:table-cell office:value-type="float" office:value="0.952324" calcext:value-type="float">
            <text:p>0.952324</text:p>
          </table:table-cell>
        </table:table-row>
        <table:table-row table:style-name="ro1">
          <table:table-cell office:value-type="string" calcext:value-type="string">
            <text:p><text:a xlink:href="http://dbpedia.org/resource/Lamborghini_Aventador" xlink:type="simple">http://dbpedia.org/resource/Lamborghini_Aventador</text:a></text:p>
          </table:table-cell>
          <table:table-cell office:value-type="float" office:value="2030" calcext:value-type="float">
            <text:p>2030</text:p>
          </table:table-cell>
          <table:table-cell office:value-type="float" office:value="1136" calcext:value-type="float">
            <text:p>1136</text:p>
          </table:table-cell>
          <table:table-cell office:value-type="float" office:value="4780" calcext:value-type="float">
            <text:p>4780</text:p>
          </table:table-cell>
          <table:table-cell office:value-type="float" office:value="0.237657" calcext:value-type="float">
            <text:p>0.237657</text:p>
          </table:table-cell>
          <table:table-cell office:value-type="float" office:value="2.35468" calcext:value-type="float">
            <text:p>2.35468</text:p>
          </table:table-cell>
          <table:table-cell office:value-type="float" office:value="1.78697" calcext:value-type="float">
            <text:p>1.78697</text:p>
          </table:table-cell>
        </table:table-row>
        <table:table-row table:style-name="ro1">
          <table:table-cell office:value-type="string" calcext:value-type="string">
            <text:p><text:a xlink:href="http://dbpedia.org/resource/Ford_Flex" xlink:type="simple">http://dbpedia.org/resource/Ford_Flex</text:a></text:p>
          </table:table-cell>
          <table:table-cell office:value-type="float" office:value="2034.54" calcext:value-type="float">
            <text:p>2034.54</text:p>
          </table:table-cell>
          <table:table-cell office:value-type="float" office:value="1727.2" calcext:value-type="float">
            <text:p>1727.2</text:p>
          </table:table-cell>
          <table:table-cell office:value-type="float" office:value="5125.72" calcext:value-type="float">
            <text:p>5125.72</text:p>
          </table:table-cell>
          <table:table-cell office:value-type="float" office:value="0.336967" calcext:value-type="float">
            <text:p>0.336967</text:p>
          </table:table-cell>
          <table:table-cell office:value-type="float" office:value="2.51935" calcext:value-type="float">
            <text:p>2.51935</text:p>
          </table:table-cell>
          <table:table-cell office:value-type="float" office:value="1.17794" calcext:value-type="float">
            <text:p>1.17794</text:p>
          </table:table-cell>
        </table:table-row>
        <table:table-row table:style-name="ro1">
          <table:table-cell office:value-type="string" calcext:value-type="string">
            <text:p><text:a xlink:href="http://dbpedia.org/resource/Lamborghini_Murciélago" xlink:type="simple">http://dbpedia.org/resource/Lamborghini_Murci%C3%A9lago</text:a></text:p>
          </table:table-cell>
          <table:table-cell office:value-type="float" office:value="2045" calcext:value-type="float">
            <text:p>2045</text:p>
          </table:table-cell>
          <table:table-cell office:value-type="float" office:value="1135" calcext:value-type="float">
            <text:p>1135</text:p>
          </table:table-cell>
          <table:table-cell office:value-type="float" office:value="4580" calcext:value-type="float">
            <text:p>4580</text:p>
          </table:table-cell>
          <table:table-cell office:value-type="float" office:value="0.247817" calcext:value-type="float">
            <text:p>0.247817</text:p>
          </table:table-cell>
          <table:table-cell office:value-type="float" office:value="2.23961" calcext:value-type="float">
            <text:p>2.23961</text:p>
          </table:table-cell>
          <table:table-cell office:value-type="float" office:value="1.80176" calcext:value-type="float">
            <text:p>1.80176</text:p>
          </table:table-cell>
        </table:table-row>
        <table:table-row table:style-name="ro1">
          <table:table-cell office:value-type="string" calcext:value-type="string">
            <text:p><text:a xlink:href="http://dbpedia.org/resource/Arrinera_Hussarya" xlink:type="simple">http://dbpedia.org/resource/Arrinera_Hussarya</text:a></text:p>
          </table:table-cell>
          <table:table-cell office:value-type="float" office:value="2056" calcext:value-type="float">
            <text:p>2056</text:p>
          </table:table-cell>
          <table:table-cell office:value-type="float" office:value="1190" calcext:value-type="float">
            <text:p>1190</text:p>
          </table:table-cell>
          <table:table-cell office:value-type="float" office:value="4450" calcext:value-type="float">
            <text:p>4450</text:p>
          </table:table-cell>
          <table:table-cell office:value-type="float" office:value="0.267416" calcext:value-type="float">
            <text:p>0.267416</text:p>
          </table:table-cell>
          <table:table-cell office:value-type="float" office:value="2.1644" calcext:value-type="float">
            <text:p>2.1644</text:p>
          </table:table-cell>
          <table:table-cell office:value-type="float" office:value="1.72773" calcext:value-type="float">
            <text:p>1.72773</text:p>
          </table:table-cell>
        </table:table-row>
        <table:table-row table:style-name="ro1">
          <table:table-cell office:value-type="string" calcext:value-type="string">
            <text:p><text:a xlink:href="http://dbpedia.org/resource/Land_Rover_DC100" xlink:type="simple">http://dbpedia.org/resource/Land_Rover_DC100</text:a></text:p>
          </table:table-cell>
          <table:table-cell office:value-type="float" office:value="2057" calcext:value-type="float">
            <text:p>2057</text:p>
          </table:table-cell>
          <table:table-cell office:value-type="float" office:value="1829" calcext:value-type="float">
            <text:p>1829</text:p>
          </table:table-cell>
          <table:table-cell office:value-type="float" office:value="4300" calcext:value-type="float">
            <text:p>4300</text:p>
          </table:table-cell>
          <table:table-cell office:value-type="float" office:value="0.425349" calcext:value-type="float">
            <text:p>0.425349</text:p>
          </table:table-cell>
          <table:table-cell office:value-type="float" office:value="2.09042" calcext:value-type="float">
            <text:p>2.09042</text:p>
          </table:table-cell>
          <table:table-cell office:value-type="float" office:value="1.12466" calcext:value-type="float">
            <text:p>1.12466</text:p>
          </table:table-cell>
        </table:table-row>
        <table:table-row table:style-name="ro1">
          <table:table-cell office:value-type="string" calcext:value-type="string">
            <text:p><text:a xlink:href="http://dbpedia.org/resource/Audi_Q5" xlink:type="simple">http://dbpedia.org/resource/Audi_Q5</text:a></text:p>
          </table:table-cell>
          <table:table-cell office:value-type="float" office:value="2089" calcext:value-type="float">
            <text:p>2089</text:p>
          </table:table-cell>
          <table:table-cell office:value-type="float" office:value="1650" calcext:value-type="float">
            <text:p>1650</text:p>
          </table:table-cell>
          <table:table-cell office:value-type="float" office:value="4639" calcext:value-type="float">
            <text:p>4639</text:p>
          </table:table-cell>
          <table:table-cell office:value-type="float" office:value="0.35568" calcext:value-type="float">
            <text:p>0.35568</text:p>
          </table:table-cell>
          <table:table-cell office:value-type="float" office:value="2.22068" calcext:value-type="float">
            <text:p>2.22068</text:p>
          </table:table-cell>
          <table:table-cell office:value-type="float" office:value="1.26606" calcext:value-type="float">
            <text:p>1.26606</text:p>
          </table:table-cell>
        </table:table-row>
        <table:table-row table:style-name="ro1">
          <table:table-cell office:value-type="string" calcext:value-type="string">
            <text:p><text:a xlink:href="http://dbpedia.org/resource/Alfa_Romeo_4C" xlink:type="simple">http://dbpedia.org/resource/Alfa_Romeo_4C</text:a></text:p>
          </table:table-cell>
          <table:table-cell office:value-type="float" office:value="2090" calcext:value-type="float">
            <text:p>2090</text:p>
          </table:table-cell>
          <table:table-cell office:value-type="float" office:value="1183" calcext:value-type="float">
            <text:p>1183</text:p>
          </table:table-cell>
          <table:table-cell office:value-type="float" office:value="3989" calcext:value-type="float">
            <text:p>3989</text:p>
          </table:table-cell>
          <table:table-cell office:value-type="float" office:value="0.296566" calcext:value-type="float">
            <text:p>0.296566</text:p>
          </table:table-cell>
          <table:table-cell office:value-type="float" office:value="1.90861" calcext:value-type="float">
            <text:p>1.90861</text:p>
          </table:table-cell>
          <table:table-cell office:value-type="float" office:value="1.76669" calcext:value-type="float">
            <text:p>1.76669</text:p>
          </table:table-cell>
        </table:table-row>
        <table:table-row table:style-name="ro1">
          <table:table-cell office:value-type="string" calcext:value-type="string">
            <text:p><text:a xlink:href="http://dbpedia.org/resource/Alfa_Romeo_4C" xlink:type="simple">http://dbpedia.org/resource/Alfa_Romeo_4C</text:a></text:p>
          </table:table-cell>
          <table:table-cell office:value-type="float" office:value="2090" calcext:value-type="float">
            <text:p>2090</text:p>
          </table:table-cell>
          <table:table-cell office:value-type="float" office:value="1183" calcext:value-type="float">
            <text:p>1183</text:p>
          </table:table-cell>
          <table:table-cell office:value-type="float" office:value="3989" calcext:value-type="float">
            <text:p>3989</text:p>
          </table:table-cell>
          <table:table-cell office:value-type="float" office:value="0.296566" calcext:value-type="float">
            <text:p>0.296566</text:p>
          </table:table-cell>
          <table:table-cell office:value-type="float" office:value="1.90861" calcext:value-type="float">
            <text:p>1.90861</text:p>
          </table:table-cell>
          <table:table-cell office:value-type="float" office:value="1.76669" calcext:value-type="float">
            <text:p>1.76669</text:p>
          </table:table-cell>
        </table:table-row>
        <table:table-row table:style-name="ro1">
          <table:table-cell table:style-name="ce3" office:value-type="string" calcext:value-type="string">
            <text:p><text:a xlink:href="http://dbpedia.org/resource/McLaren_X-1" xlink:type="simple">http://dbpedia.org/resource/McLaren_X-1</text:a></text:p>
          </table:table-cell>
          <table:table-cell table:style-name="ce6" office:value-type="float" office:value="2097" calcext:value-type="float">
            <text:p>2097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4616" calcext:value-type="float">
            <text:p>4616</text:p>
          </table:table-cell>
          <table:table-cell table:style-name="ce6" office:value-type="float" office:value="0.259749" calcext:value-type="float">
            <text:p>0.259749</text:p>
          </table:table-cell>
          <table:table-cell table:style-name="ce6" office:value-type="float" office:value="2.20124" calcext:value-type="float">
            <text:p>2.20124</text:p>
          </table:table-cell>
          <table:table-cell table:style-name="ce10" office:value-type="float" office:value="1.74896" calcext:value-type="float">
            <text:p>1.74896</text:p>
          </table:table-cell>
        </table:table-row>
        <table:table-row table:style-name="ro1">
          <table:table-cell table:style-name="Default"/>
          <table:table-cell table:style-name="Default" table:formula="of:=MIN([.B2:.B237])" office:value-type="float" office:value="1508" calcext:value-type="float">
            <text:p>1508</text:p>
          </table:table-cell>
          <table:table-cell table:style-name="Default" table:formula="of:=MIN([.C2:.C237])" office:value-type="float" office:value="746.76" calcext:value-type="float">
            <text:p>746.76</text:p>
          </table:table-cell>
          <table:table-cell table:style-name="Default" table:formula="of:=MIN([.D2:.D237])" office:value-type="float" office:value="3337" calcext:value-type="float">
            <text:p>3337</text:p>
          </table:table-cell>
          <table:table-cell table:style-name="Default" table:formula="of:=MIN([.E2:.E237])" office:value-type="float" office:value="0.160421" calcext:value-type="float">
            <text:p>0.160421</text:p>
          </table:table-cell>
          <table:table-cell table:style-name="Default" table:formula="of:=MIN([.F2:.F237])" office:value-type="float" office:value="1.90861" calcext:value-type="float">
            <text:p>1.90861</text:p>
          </table:table-cell>
          <table:table-cell table:style-name="Default" table:formula="of:=MIN([.G2:.G237])" office:value-type="float" office:value="0.790434" calcext:value-type="float">
            <text:p>0.790434</text:p>
          </table:table-cell>
        </table:table-row>
        <table:table-row table:style-name="ro1">
          <table:table-cell table:style-name="Default"/>
          <table:table-cell table:style-name="Default" table:formula="of:=MAX([.B2:.B237])" office:value-type="float" office:value="2097" calcext:value-type="float">
            <text:p>2097</text:p>
          </table:table-cell>
          <table:table-cell table:style-name="Default" table:formula="of:=MAX([.C2:.C237])" office:value-type="float" office:value="2467" calcext:value-type="float">
            <text:p>2467</text:p>
          </table:table-cell>
          <table:table-cell table:style-name="Default" table:formula="of:=MAX([.D2:.D237])" office:value-type="float" office:value="6111.24" calcext:value-type="float">
            <text:p>6111.24</text:p>
          </table:table-cell>
          <table:table-cell table:style-name="Default" table:formula="of:=MAX([.E2:.E237])" office:value-type="float" office:value="0.434783" calcext:value-type="float">
            <text:p>0.434783</text:p>
          </table:table-cell>
          <table:table-cell table:style-name="Default" table:formula="of:=MAX([.F2:.F237])" office:value-type="float" office:value="3.02335" calcext:value-type="float">
            <text:p>3.02335</text:p>
          </table:table-cell>
          <table:table-cell table:style-name="Default" table:formula="of:=MAX([.G2:.G237])" office:value-type="float" office:value="2.62467" calcext:value-type="float">
            <text:p>2.62467</text:p>
          </table:table-cell>
        </table:table-row>
        <table:table-row table:style-name="ro1">
          <table:table-cell table:style-name="Default"/>
          <table:table-cell table:style-name="Default" table:formula="of:=AVERAGE([.B2:.B237])" office:value-type="float" office:value="1829.71508474576" calcext:value-type="float">
            <text:p>1829.7150847458</text:p>
          </table:table-cell>
          <table:table-cell table:style-name="Default" table:formula="of:=AVERAGE([.C2:.C237])" office:value-type="float" office:value="1513.44822033898" calcext:value-type="float">
            <text:p>1513.448220339</text:p>
          </table:table-cell>
          <table:table-cell table:style-name="Default" table:formula="of:=AVERAGE([.D2:.D237])" office:value-type="float" office:value="4540.30423728814" calcext:value-type="float">
            <text:p>4540.3042372881</text:p>
          </table:table-cell>
          <table:table-cell table:style-name="Default" table:formula="of:=AVERAGE([.E2:.E237])" office:value-type="float" office:value="0.335847911016949" calcext:value-type="float">
            <text:p>0.335847911</text:p>
          </table:table-cell>
          <table:table-cell table:style-name="Default" table:formula="of:=AVERAGE([.F2:.F237])" office:value-type="float" office:value="2.4790454661017" calcext:value-type="float">
            <text:p>2.4790454661</text:p>
          </table:table-cell>
          <table:table-cell table:style-name="Default" table:formula="of:=AVERAGE([.G2:.G237])" office:value-type="float" office:value="1.22797033050847" calcext:value-type="float">
            <text:p>1.2279703305</text:p>
          </table:table-cell>
        </table:table-row>
        <table:table-row table:style-name="ro1">
          <table:table-cell table:style-name="Default"/>
          <table:table-cell table:style-name="Default" table:formula="of:=MEDIAN([.B2:.B237])" office:value-type="float" office:value="1828.4" calcext:value-type="float">
            <text:p>1828.4</text:p>
          </table:table-cell>
          <table:table-cell table:style-name="Default" table:formula="of:=MEDIAN([.C2:.C237])" office:value-type="float" office:value="1483.68" calcext:value-type="float">
            <text:p>1483.68</text:p>
          </table:table-cell>
          <table:table-cell table:style-name="Default" table:formula="of:=MEDIAN([.D2:.D237])" office:value-type="float" office:value="4544.03" calcext:value-type="float">
            <text:p>4544.03</text:p>
          </table:table-cell>
          <table:table-cell table:style-name="Default" table:formula="of:=MEDIAN([.E2:.E237])" office:value-type="float" office:value="0.3382585" calcext:value-type="float">
            <text:p>0.3382585</text:p>
          </table:table-cell>
          <table:table-cell table:style-name="Default" table:formula="of:=MEDIAN([.F2:.F237])" office:value-type="float" office:value="2.497495" calcext:value-type="float">
            <text:p>2.497495</text:p>
          </table:table-cell>
          <table:table-cell table:style-name="Default" table:formula="of:=MEDIAN([.G2:.G237])" office:value-type="float" office:value="1.201045" calcext:value-type="float">
            <text:p>1.201045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l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</text:p>
          </table:table-cell>
          <table:table-cell table:style-name="Default" table:formula="of:=COVAR([.B$2:.B$237]; [.B$2:.B$237])" office:value-type="float" office:value="11184.1507249928" calcext:value-type="float">
            <text:p>11184.1507249928</text:p>
          </table:table-cell>
          <table:table-cell table:style-name="Default" table:formula="of:=COVAR([.B2:.B237]; [.C2:.C237])" office:value-type="float" office:value="1131.33144718472" calcext:value-type="float">
            <text:p>1131.3314471847</text:p>
          </table:table-cell>
          <table:table-cell table:style-name="ce7" table:formula="of:=COVAR([.B$2:.B$237]; [.D$2:.D$237])" office:value-type="float" office:value="34734.2807699799" calcext:value-type="float">
            <text:p>34734.2807699799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</text:p>
          </table:table-cell>
          <table:table-cell table:style-name="Default" table:formula="of:=COVAR([.B2:.B237]; [.C2:.C237])" office:value-type="float" office:value="1131.33144718472" calcext:value-type="float">
            <text:p>1131.3314471847</text:p>
          </table:table-cell>
          <table:table-cell table:style-name="Default" table:formula="of:=COVAR([.C$2:.C$237]; [.C$2:.C$237])" office:value-type="float" office:value="33515.3992832735" calcext:value-type="float">
            <text:p>33515.3992832735</text:p>
          </table:table-cell>
          <table:table-cell table:style-name="Default" table:formula="of:=COVAR([.C$2:.C$237]; [.D$2:.D$237])" office:value-type="float" office:value="23220.109026185" calcext:value-type="float">
            <text:p>23220.109026185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</text:p>
          </table:table-cell>
          <table:table-cell table:style-name="Default" table:formula="of:=COVAR([.B$2:.B$237]; [.D$2:.D$237])" office:value-type="float" office:value="34734.2807699799" calcext:value-type="float">
            <text:p>34734.2807699799</text:p>
          </table:table-cell>
          <table:table-cell table:style-name="Default" table:formula="of:=COVAR([.C$2:.C$237]; [.D$2:.D$237])" office:value-type="float" office:value="23220.109026185" calcext:value-type="float">
            <text:p>23220.109026185</text:p>
          </table:table-cell>
          <table:table-cell table:style-name="Default" table:formula="of:=COVAR([.D$2:.D$237]; [.D$2:.D$237])" office:value-type="float" office:value="213910.595744757" calcext:value-type="float">
            <text:p>213910.595744757</text:p>
          </table:table-cell>
          <table:table-cell table:style-name="Default"/>
        </table:table-row>
      </table:table>
      <table:named-expressions>
        <table:named-range table:name="HTML_1" table:base-cell-address="$Sheet1.$A$1" table:cell-range-address=".$A$1:.$G$237"/>
        <table:named-range table:name="HTML_all" table:base-cell-address="$Sheet1.$A$1" table:cell-range-address=".$A$1:.$G$237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15:32:53.611132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15:44:53.504326755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16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00" chart:interval-major="50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477cm" svg:y="4.203cm" style:legend-expansion="high" chart:style-name="ch2"/>
        <chart:plot-area chart:style-name="ch3" table:cell-range-address="Sheet1.B2:Sheet1.C237 Sheet1.C1:Sheet1.C1" chart:data-source-has-labels="row" svg:x="1.33cm" svg:y="0.855cm" svg:width="12.509cm" svg:height="6.989cm">
          <chartooo:coordinate-region svg:x="2.322cm" svg:y="1.054cm" svg:width="11.145cm" svg:height="6.143cm"/>
          <chart:axis chart:dimension="x" chart:name="primary-x" chart:style-name="ch4">
            <chart:title svg:x="7.143cm" svg:y="8.024cm" chart:style-name="ch5">
              <text:p>width</text:p>
            </chart:title>
          </chart:axis>
          <chart:axis chart:dimension="y" chart:name="primary-y" chart:style-name="ch6">
            <chart:title svg:x="0.451cm" svg:y="4.856cm" chart:style-name="ch7">
              <text:p>height</text:p>
            </chart:title>
            <chart:grid chart:style-name="ch8" chart:class="major"/>
          </chart:axis>
          <chart:series chart:style-name="ch9" chart:values-cell-range-address="Sheet1.C2:Sheet1.C237" chart:label-cell-address="Sheet1.C1:Sheet1.C1" chart:class="chart:scatter">
            <chart:domain table:cell-range-address="Sheet1.B2:Sheet1.B237"/>
            <chart:data-point chart:repeated="2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m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8">
                <text:p>1508</text:p>
                <draw:g>
                  <svg:desc>Sheet1.B2:Sheet1.B237</svg:desc>
                </draw:g>
              </table:table-cell>
              <table:table-cell office:value-type="float" office:value="1420">
                <text:p>1420</text:p>
                <draw:g>
                  <svg:desc>Sheet1.C2:Sheet1.C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0">
                <text:p>15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5">
                <text:p>15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4">
                <text:p>161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7">
                <text:p>161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7">
                <text:p>162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0">
                <text:p>163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0">
                <text:p>163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1">
                <text:p>164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3">
                <text:p>164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4">
                <text:p>164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5">
                <text:p>166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3">
                <text:p>1673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3">
                <text:p>1673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0">
                <text:p>168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0">
                <text:p>168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2">
                <text:p>168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4">
                <text:p>1684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4">
                <text:p>1684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84.02">
                <text:p>1684.02</text:p>
              </table:table-cell>
              <table:table-cell office:value-type="float" office:value="1384.3">
                <text:p>1384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7">
                <text:p>168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0">
                <text:p>169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4.18">
                <text:p>1694.18</text:p>
              </table:table-cell>
              <table:table-cell office:value-type="float" office:value="1445.26">
                <text:p>1445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5">
                <text:p>169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8">
                <text:p>1698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0">
                <text:p>170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">
                <text:p>17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0">
                <text:p>17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0">
                <text:p>170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4.34">
                <text:p>1704.34</text:p>
              </table:table-cell>
              <table:table-cell office:value-type="float" office:value="1600.2">
                <text:p>160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0">
                <text:p>171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0">
                <text:p>171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0">
                <text:p>172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1">
                <text:p>172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1">
                <text:p>1721</text:p>
              </table:table-cell>
              <table:table-cell office:value-type="float" office:value="1511.3">
                <text:p>1511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23">
                <text:p>1723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5">
                <text:p>172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25">
                <text:p>172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5">
                <text:p>172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7.2">
                <text:p>1727.2</text:p>
              </table:table-cell>
              <table:table-cell office:value-type="float" office:value="1158.24">
                <text:p>1158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7.2">
                <text:p>1727.2</text:p>
              </table:table-cell>
              <table:table-cell office:value-type="float" office:value="1569.72">
                <text:p>1569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0">
                <text:p>1730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0">
                <text:p>1730</text:p>
              </table:table-cell>
              <table:table-cell office:value-type="float" office:value="1574.8">
                <text:p>157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0">
                <text:p>173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5">
                <text:p>173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9">
                <text:p>173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0">
                <text:p>17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0">
                <text:p>174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5">
                <text:p>174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7.52">
                <text:p>1747.52</text:p>
              </table:table-cell>
              <table:table-cell office:value-type="float" office:value="1534.16">
                <text:p>1534.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8">
                <text:p>174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1">
                <text:p>1751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1">
                <text:p>1751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1">
                <text:p>175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2">
                <text:p>1752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5">
                <text:p>175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5.14">
                <text:p>1755.14</text:p>
              </table:table-cell>
              <table:table-cell office:value-type="float" office:value="1635.76">
                <text:p>1635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60">
                <text:p>176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60.22">
                <text:p>1760.22</text:p>
              </table:table-cell>
              <table:table-cell office:value-type="float" office:value="1630.68">
                <text:p>1630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63">
                <text:p>176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5">
                <text:p>176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5">
                <text:p>176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66">
                <text:p>1766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0">
                <text:p>177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0">
                <text:p>177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0">
                <text:p>177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72">
                <text:p>177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5">
                <text:p>1775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75">
                <text:p>177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5">
                <text:p>177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5">
                <text:p>1775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5.46">
                <text:p>1775.46</text:p>
              </table:table-cell>
              <table:table-cell office:value-type="float" office:value="1574.8">
                <text:p>157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7">
                <text:p>177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79">
                <text:p>177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2">
                <text:p>178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4">
                <text:p>178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5.62">
                <text:p>1785.62</text:p>
              </table:table-cell>
              <table:table-cell office:value-type="float" office:value="1610.36">
                <text:p>1610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5.62">
                <text:p>1785.62</text:p>
              </table:table-cell>
              <table:table-cell office:value-type="float" office:value="1391.92">
                <text:p>1391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5.62">
                <text:p>1785.62</text:p>
              </table:table-cell>
              <table:table-cell office:value-type="float" office:value="1391.92">
                <text:p>1391.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6">
                <text:p>178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6">
                <text:p>178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86">
                <text:p>178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89">
                <text:p>1789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9">
                <text:p>178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0">
                <text:p>179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90.7">
                <text:p>1790.7</text:p>
              </table:table-cell>
              <table:table-cell office:value-type="float" office:value="1399.54">
                <text:p>1399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1">
                <text:p>179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2">
                <text:p>179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3">
                <text:p>1793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3.24">
                <text:p>1793.24</text:p>
              </table:table-cell>
              <table:table-cell office:value-type="float" office:value="1412.24">
                <text:p>1412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8">
                <text:p>179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9">
                <text:p>1799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0.86">
                <text:p>1800.86</text:p>
              </table:table-cell>
              <table:table-cell office:value-type="float" office:value="1658.62">
                <text:p>1658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01">
                <text:p>180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2">
                <text:p>180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03.4">
                <text:p>1803.4</text:p>
              </table:table-cell>
              <table:table-cell office:value-type="float" office:value="1572.26">
                <text:p>1572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05">
                <text:p>180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5.94">
                <text:p>1805.94</text:p>
              </table:table-cell>
              <table:table-cell office:value-type="float" office:value="1419.86">
                <text:p>1419.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8">
                <text:p>180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09">
                <text:p>1809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9">
                <text:p>180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9">
                <text:p>1809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11">
                <text:p>181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3.56">
                <text:p>1813.56</text:p>
              </table:table-cell>
              <table:table-cell office:value-type="float" office:value="1483.36">
                <text:p>1483.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15">
                <text:p>181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5">
                <text:p>181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5">
                <text:p>181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5">
                <text:p>181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16.1">
                <text:p>1816.1</text:p>
              </table:table-cell>
              <table:table-cell office:value-type="float" office:value="1788.16">
                <text:p>1788.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16.1">
                <text:p>1816.1</text:p>
              </table:table-cell>
              <table:table-cell office:value-type="float" office:value="1788.16">
                <text:p>1788.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0">
                <text:p>1820</text:p>
              </table:table-cell>
              <table:table-cell office:value-type="float" office:value="1473.2">
                <text:p>1473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20">
                <text:p>1820</text:p>
              </table:table-cell>
              <table:table-cell office:value-type="float" office:value="1473.2">
                <text:p>1473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20">
                <text:p>182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1.18">
                <text:p>1821.18</text:p>
              </table:table-cell>
              <table:table-cell office:value-type="float" office:value="1480.82">
                <text:p>1480.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25">
                <text:p>182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6">
                <text:p>1826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8">
                <text:p>1828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8.8">
                <text:p>1828.8</text:p>
              </table:table-cell>
              <table:table-cell office:value-type="float" office:value="1465.58">
                <text:p>1465.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1">
                <text:p>1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32">
                <text:p>183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3.88">
                <text:p>1833.88</text:p>
              </table:table-cell>
              <table:table-cell office:value-type="float" office:value="1691.64">
                <text:p>1691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3.88">
                <text:p>1833.88</text:p>
              </table:table-cell>
              <table:table-cell office:value-type="float" office:value="1417.32">
                <text:p>1417.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35">
                <text:p>183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5">
                <text:p>183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37">
                <text:p>1837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38.96">
                <text:p>1838.96</text:p>
              </table:table-cell>
              <table:table-cell office:value-type="float" office:value="1699.26">
                <text:p>1699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40">
                <text:p>184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40">
                <text:p>184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41.5">
                <text:p>1841.5</text:p>
              </table:table-cell>
              <table:table-cell office:value-type="float" office:value="1483.36">
                <text:p>1483.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2">
                <text:p>184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4.04">
                <text:p>1844.04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44.04">
                <text:p>1844.04</text:p>
              </table:table-cell>
              <table:table-cell office:value-type="float" office:value="1463.04">
                <text:p>1463.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4.04">
                <text:p>1844.04</text:p>
              </table:table-cell>
              <table:table-cell office:value-type="float" office:value="1463.04">
                <text:p>1463.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5">
                <text:p>184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47">
                <text:p>184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48">
                <text:p>184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49.12">
                <text:p>1849.12</text:p>
              </table:table-cell>
              <table:table-cell office:value-type="float" office:value="1684.02">
                <text:p>1684.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49.12">
                <text:p>1849.12</text:p>
              </table:table-cell>
              <table:table-cell office:value-type="float" office:value="1744.98">
                <text:p>1744.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">
                <text:p>185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0">
                <text:p>185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0">
                <text:p>1850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50">
                <text:p>185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51.66">
                <text:p>1851.66</text:p>
              </table:table-cell>
              <table:table-cell office:value-type="float" office:value="1310.64">
                <text:p>1310.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2">
                <text:p>185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52">
                <text:p>185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3">
                <text:p>185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55">
                <text:p>1855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56">
                <text:p>185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6.74">
                <text:p>1856.74</text:p>
              </table:table-cell>
              <table:table-cell office:value-type="float" office:value="1775.46">
                <text:p>1775.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9.28">
                <text:p>1859.28</text:p>
              </table:table-cell>
              <table:table-cell office:value-type="float" office:value="1463.04">
                <text:p>1463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61">
                <text:p>1861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64.36">
                <text:p>1864.36</text:p>
              </table:table-cell>
              <table:table-cell office:value-type="float" office:value="1379.22">
                <text:p>1379.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66.9">
                <text:p>1866.9</text:p>
              </table:table-cell>
              <table:table-cell office:value-type="float" office:value="1254.76">
                <text:p>1254.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68">
                <text:p>18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1">
                <text:p>187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71">
                <text:p>187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71">
                <text:p>187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1.98">
                <text:p>1871.98</text:p>
              </table:table-cell>
              <table:table-cell office:value-type="float" office:value="1645.92">
                <text:p>1645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74.52">
                <text:p>1874.5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74.52">
                <text:p>1874.52</text:p>
              </table:table-cell>
              <table:table-cell office:value-type="float" office:value="1473.2">
                <text:p>1473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77">
                <text:p>187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7.06">
                <text:p>1877.06</text:p>
              </table:table-cell>
              <table:table-cell office:value-type="float" office:value="1689.1">
                <text:p>1689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80">
                <text:p>188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85">
                <text:p>188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8">
                <text:p>1888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9.76">
                <text:p>1889.76</text:p>
              </table:table-cell>
              <table:table-cell office:value-type="float" office:value="1480.82">
                <text:p>1480.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89.76">
                <text:p>1889.76</text:p>
              </table:table-cell>
              <table:table-cell office:value-type="float" office:value="1465.58">
                <text:p>1465.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90">
                <text:p>189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92">
                <text:p>189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94">
                <text:p>1894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94.84">
                <text:p>1894.84</text:p>
              </table:table-cell>
              <table:table-cell office:value-type="float" office:value="1369.06">
                <text:p>1369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5">
                <text:p>189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9.92">
                <text:p>1899.92</text:p>
              </table:table-cell>
              <table:table-cell office:value-type="float" office:value="1463.04">
                <text:p>1463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9.92">
                <text:p>1899.92</text:p>
              </table:table-cell>
              <table:table-cell office:value-type="float" office:value="1463.04">
                <text:p>1463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0">
                <text:p>190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01">
                <text:p>190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01">
                <text:p>190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2">
                <text:p>190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2">
                <text:p>190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4">
                <text:p>190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5">
                <text:p>1905</text:p>
              </table:table-cell>
              <table:table-cell office:value-type="float" office:value="1826.26">
                <text:p>1826.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05">
                <text:p>1905</text:p>
              </table:table-cell>
              <table:table-cell office:value-type="float" office:value="1678.94">
                <text:p>1678.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05">
                <text:p>1905</text:p>
              </table:table-cell>
              <table:table-cell office:value-type="float" office:value="1610.36">
                <text:p>1610.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9">
                <text:p>190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5.16">
                <text:p>1915.16</text:p>
              </table:table-cell>
              <table:table-cell office:value-type="float" office:value="1478.28">
                <text:p>1478.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7.7">
                <text:p>1917.7</text:p>
              </table:table-cell>
              <table:table-cell office:value-type="float" office:value="1376.68">
                <text:p>1376.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7.7">
                <text:p>1917.7</text:p>
              </table:table-cell>
              <table:table-cell office:value-type="float" office:value="1376.68">
                <text:p>1376.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2">
                <text:p>1922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2">
                <text:p>1922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3">
                <text:p>192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5.32">
                <text:p>1925.32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6">
                <text:p>192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27.86">
                <text:p>1927.86</text:p>
              </table:table-cell>
              <table:table-cell office:value-type="float" office:value="1358.9">
                <text:p>1358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27.86">
                <text:p>1927.86</text:p>
              </table:table-cell>
              <table:table-cell office:value-type="float" office:value="1236.98">
                <text:p>1236.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27.86">
                <text:p>1927.86</text:p>
              </table:table-cell>
              <table:table-cell office:value-type="float" office:value="1564.64">
                <text:p>1564.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27.86">
                <text:p>1927.86</text:p>
              </table:table-cell>
              <table:table-cell office:value-type="float" office:value="1816.1">
                <text:p>1816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0.4">
                <text:p>1930.4</text:p>
              </table:table-cell>
              <table:table-cell office:value-type="float" office:value="1701.8">
                <text:p>1701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31">
                <text:p>1931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35">
                <text:p>1935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35.48">
                <text:p>1935.48</text:p>
              </table:table-cell>
              <table:table-cell office:value-type="float" office:value="1541.78">
                <text:p>1541.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9">
                <text:p>1939</text:p>
              </table:table-cell>
              <table:table-cell office:value-type="float" office:value="1252.22">
                <text:p>1252.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2">
                <text:p>194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45.64">
                <text:p>1945.64</text:p>
              </table:table-cell>
              <table:table-cell office:value-type="float" office:value="1805.94">
                <text:p>1805.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48">
                <text:p>194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">
                <text:p>195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53">
                <text:p>195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56">
                <text:p>19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60">
                <text:p>1960</text:p>
              </table:table-cell>
              <table:table-cell office:value-type="float" office:value="746.76">
                <text:p>746.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0.88">
                <text:p>1960.88</text:p>
              </table:table-cell>
              <table:table-cell office:value-type="float" office:value="1722.12">
                <text:p>1722.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62">
                <text:p>196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6.12">
                <text:p>1976.12</text:p>
              </table:table-cell>
              <table:table-cell office:value-type="float" office:value="1785.62">
                <text:p>1785.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76.12">
                <text:p>1976.12</text:p>
              </table:table-cell>
              <table:table-cell office:value-type="float" office:value="1785.62">
                <text:p>1785.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79">
                <text:p>1979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3.74">
                <text:p>1983.74</text:p>
              </table:table-cell>
              <table:table-cell office:value-type="float" office:value="1737.36">
                <text:p>1737.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7">
                <text:p>1987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7">
                <text:p>198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8.82">
                <text:p>1988.82</text:p>
              </table:table-cell>
              <table:table-cell office:value-type="float" office:value="1633.22">
                <text:p>1633.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1.36">
                <text:p>1991.36</text:p>
              </table:table-cell>
              <table:table-cell office:value-type="float" office:value="1770.38">
                <text:p>1770.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3.9">
                <text:p>1993.9</text:p>
              </table:table-cell>
              <table:table-cell office:value-type="float" office:value="1595.12">
                <text:p>1595.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8.98">
                <text:p>1998.98</text:p>
              </table:table-cell>
              <table:table-cell office:value-type="float" office:value="1623.06">
                <text:p>1623.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1.52">
                <text:p>2001.52</text:p>
              </table:table-cell>
              <table:table-cell office:value-type="float" office:value="1945.64">
                <text:p>1945.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4.06">
                <text:p>2004.06</text:p>
              </table:table-cell>
              <table:table-cell office:value-type="float" office:value="1849.12">
                <text:p>1849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6.6">
                <text:p>2006.6</text:p>
              </table:table-cell>
              <table:table-cell office:value-type="float" office:value="1833.88">
                <text:p>1833.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9">
                <text:p>2019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29.46">
                <text:p>2029.46</text:p>
              </table:table-cell>
              <table:table-cell office:value-type="float" office:value="2131.06">
                <text:p>2131.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30">
                <text:p>203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34.54">
                <text:p>2034.54</text:p>
              </table:table-cell>
              <table:table-cell office:value-type="float" office:value="1727.2">
                <text:p>1727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45">
                <text:p>204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6">
                <text:p>205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7">
                <text:p>205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9">
                <text:p>208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0">
                <text:p>20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90">
                <text:p>20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97">
                <text:p>2097</text:p>
              </table:table-cell>
              <table:table-cell office:value-type="float" office:value="1199">
                <text:p>1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interval-major="50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00" chart:maximum="70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Sheet1.C2:Sheet1.D237 Sheet1.D1:Sheet1.D1" chart:data-source-has-labels="row" svg:x="1.331cm" svg:y="0.855cm" svg:width="12.613cm" svg:height="6.984cm">
          <chartooo:coordinate-region svg:x="2.323cm" svg:y="1.054cm" svg:width="11.249cm" svg:height="6.138cm"/>
          <chart:axis chart:dimension="x" chart:name="primary-x" chart:style-name="ch4">
            <chart:title svg:x="7.13cm" svg:y="8.019cm" chart:style-name="ch5">
              <text:p>height</text:p>
            </chart:title>
          </chart:axis>
          <chart:axis chart:dimension="y" chart:name="primary-y" chart:style-name="ch6">
            <chart:title svg:x="0.451cm" svg:y="4.854cm" chart:style-name="ch7">
              <text:p>length</text:p>
            </chart:title>
            <chart:grid chart:style-name="ch8" chart:class="major"/>
          </chart:axis>
          <chart:series chart:style-name="ch9" chart:values-cell-range-address="Sheet1.D2:Sheet1.D237" chart:label-cell-address="Sheet1.D1:Sheet1.D1" chart:class="chart:scatter">
            <chart:domain table:cell-range-address="Sheet1.C2:Sheet1.C237"/>
            <chart:data-point chart:repeated="2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mm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0">
                <text:p>1420</text:p>
                <draw:g>
                  <svg:desc>Sheet1.C2:Sheet1.C237</svg:desc>
                </draw:g>
              </table:table-cell>
              <table:table-cell office:value-type="float" office:value="3337">
                <text:p>3337</text:p>
                <draw:g>
                  <svg:desc>Sheet1.D2:Sheet1.D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0">
                <text:p>1550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5">
                <text:p>144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2">
                <text:p>1442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8">
                <text:p>1488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">
                <text:p>147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8">
                <text:p>1468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9">
                <text:p>1489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0">
                <text:p>148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0">
                <text:p>1230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0">
                <text:p>149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3">
                <text:p>155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3">
                <text:p>155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7">
                <text:p>1427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0">
                <text:p>1420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4">
                <text:p>145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">
                <text:p>1607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7">
                <text:p>1607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4.3">
                <text:p>1384.3</text:p>
              </table:table-cell>
              <table:table-cell office:value-type="float" office:value="3728.72">
                <text:p>3728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0">
                <text:p>1490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0">
                <text:p>1420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5.26">
                <text:p>1445.26</text:p>
              </table:table-cell>
              <table:table-cell office:value-type="float" office:value="3995.42">
                <text:p>3995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0">
                <text:p>159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5">
                <text:p>1415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0">
                <text:p>166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0">
                <text:p>166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.2">
                <text:p>1600.2</text:p>
              </table:table-cell>
              <table:table-cell office:value-type="float" office:value="4287.52">
                <text:p>4287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0">
                <text:p>146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0">
                <text:p>1490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4">
                <text:p>1484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6">
                <text:p>1446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1.3">
                <text:p>1511.3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7">
                <text:p>1697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5">
                <text:p>143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5">
                <text:p>143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8">
                <text:p>1438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8.24">
                <text:p>1158.24</text:p>
              </table:table-cell>
              <table:table-cell office:value-type="float" office:value="3797.3">
                <text:p>3797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9.72">
                <text:p>1569.72</text:p>
              </table:table-cell>
              <table:table-cell office:value-type="float" office:value="3858.26">
                <text:p>3858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4">
                <text:p>1494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4.8">
                <text:p>1574.8</text:p>
              </table:table-cell>
              <table:table-cell office:value-type="float" office:value="4114.8">
                <text:p>411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5">
                <text:p>1575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4">
                <text:p>1664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0">
                <text:p>1460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95">
                <text:p>139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6">
                <text:p>1416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0">
                <text:p>148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4.16">
                <text:p>1534.16</text:p>
              </table:table-cell>
              <table:table-cell office:value-type="float" office:value="4414.52">
                <text:p>4414.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2">
                <text:p>1472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4">
                <text:p>160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80">
                <text:p>1680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14">
                <text:p>181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5">
                <text:p>1435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5">
                <text:p>1605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35.76">
                <text:p>1635.76</text:p>
              </table:table-cell>
              <table:table-cell office:value-type="float" office:value="4409.44">
                <text:p>4409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">
                <text:p>1516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30.68">
                <text:p>1630.68</text:p>
              </table:table-cell>
              <table:table-cell office:value-type="float" office:value="4404.36">
                <text:p>4404.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62">
                <text:p>136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0">
                <text:p>160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0">
                <text:p>157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4">
                <text:p>1674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0">
                <text:p>1340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0">
                <text:p>159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0">
                <text:p>1750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0">
                <text:p>1430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6">
                <text:p>1646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5">
                <text:p>1285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5">
                <text:p>1285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35">
                <text:p>1735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4.8">
                <text:p>1574.8</text:p>
              </table:table-cell>
              <table:table-cell office:value-type="float" office:value="4615.18">
                <text:p>4615.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37">
                <text:p>1437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9">
                <text:p>1479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0">
                <text:p>166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7">
                <text:p>1447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5">
                <text:p>1475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0.36">
                <text:p>1610.36</text:p>
              </table:table-cell>
              <table:table-cell office:value-type="float" office:value="4104.64">
                <text:p>4104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1.92">
                <text:p>1391.92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1.92">
                <text:p>1391.92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24">
                <text:p>1524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24">
                <text:p>1524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8">
                <text:p>1518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1">
                <text:p>1561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0">
                <text:p>1470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0">
                <text:p>169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9.54">
                <text:p>1399.54</text:p>
              </table:table-cell>
              <table:table-cell office:value-type="float" office:value="4218.94">
                <text:p>4218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3">
                <text:p>1443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8">
                <text:p>1498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91">
                <text:p>1691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12.24">
                <text:p>1412.24</text:p>
              </table:table-cell>
              <table:table-cell office:value-type="float" office:value="4549.14">
                <text:p>4549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5">
                <text:p>1465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2">
                <text:p>1452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8.62">
                <text:p>1658.62</text:p>
              </table:table-cell>
              <table:table-cell office:value-type="float" office:value="4645.66">
                <text:p>4645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05">
                <text:p>1305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5">
                <text:p>1445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.26">
                <text:p>1572.26</text:p>
              </table:table-cell>
              <table:table-cell office:value-type="float" office:value="4630.42">
                <text:p>4630.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15">
                <text:p>1715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19.86">
                <text:p>1419.86</text:p>
              </table:table-cell>
              <table:table-cell office:value-type="float" office:value="4643.12">
                <text:p>4643.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6">
                <text:p>1486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1">
                <text:p>1691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8">
                <text:p>1478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6">
                <text:p>1686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9">
                <text:p>1429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3.36">
                <text:p>1483.36</text:p>
              </table:table-cell>
              <table:table-cell office:value-type="float" office:value="4671.06">
                <text:p>4671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0">
                <text:p>147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8">
                <text:p>1498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8">
                <text:p>1498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5">
                <text:p>1525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88.16">
                <text:p>1788.16</text:p>
              </table:table-cell>
              <table:table-cell office:value-type="float" office:value="4300.22">
                <text:p>4300.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88.16">
                <text:p>1788.16</text:p>
              </table:table-cell>
              <table:table-cell office:value-type="float" office:value="4300.22">
                <text:p>4300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3.2">
                <text:p>1473.2</text:p>
              </table:table-cell>
              <table:table-cell office:value-type="float" office:value="4780.28">
                <text:p>4780.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3.2">
                <text:p>1473.2</text:p>
              </table:table-cell>
              <table:table-cell office:value-type="float" office:value="4780.28">
                <text:p>4780.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0">
                <text:p>1470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0.82">
                <text:p>1480.82</text:p>
              </table:table-cell>
              <table:table-cell office:value-type="float" office:value="4650.74">
                <text:p>4650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3">
                <text:p>1463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62">
                <text:p>1362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2">
                <text:p>1422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5.58">
                <text:p>1465.58</text:p>
              </table:table-cell>
              <table:table-cell office:value-type="float" office:value="4671.06">
                <text:p>4671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08">
                <text:p>1608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3">
                <text:p>1483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91.64">
                <text:p>1691.64</text:p>
              </table:table-cell>
              <table:table-cell office:value-type="float" office:value="4886.96">
                <text:p>4886.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7.32">
                <text:p>1417.32</text:p>
              </table:table-cell>
              <table:table-cell office:value-type="float" office:value="4861.56">
                <text:p>4861.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40">
                <text:p>16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2">
                <text:p>1442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39">
                <text:p>1639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9.26">
                <text:p>1699.26</text:p>
              </table:table-cell>
              <table:table-cell office:value-type="float" office:value="4526.28">
                <text:p>4526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70">
                <text:p>167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2">
                <text:p>1482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3.36">
                <text:p>1483.36</text:p>
              </table:table-cell>
              <table:table-cell office:value-type="float" office:value="4869.18">
                <text:p>4869.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10">
                <text:p>17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4.6">
                <text:p>1244.6</text:p>
              </table:table-cell>
              <table:table-cell office:value-type="float" office:value="4434.84">
                <text:p>4434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3.04">
                <text:p>1463.04</text:p>
              </table:table-cell>
              <table:table-cell office:value-type="float" office:value="4986.02">
                <text:p>4986.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3.04">
                <text:p>1463.04</text:p>
              </table:table-cell>
              <table:table-cell office:value-type="float" office:value="4986.02">
                <text:p>4986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9">
                <text:p>1359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3">
                <text:p>1353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3">
                <text:p>1223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84.02">
                <text:p>1684.02</text:p>
              </table:table-cell>
              <table:table-cell office:value-type="float" office:value="4706.62">
                <text:p>4706.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44.98">
                <text:p>1744.98</text:p>
              </table:table-cell>
              <table:table-cell office:value-type="float" office:value="5590.54">
                <text:p>5590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5">
                <text:p>1475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5">
                <text:p>1475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4">
                <text:p>1704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0">
                <text:p>112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0.64">
                <text:p>1310.64</text:p>
              </table:table-cell>
              <table:table-cell office:value-type="float" office:value="4460.24">
                <text:p>4460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8">
                <text:p>113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8">
                <text:p>113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6">
                <text:p>1456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7">
                <text:p>1417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8">
                <text:p>1498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75.46">
                <text:p>1775.46</text:p>
              </table:table-cell>
              <table:table-cell office:value-type="float" office:value="4544.06">
                <text:p>4544.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3.04">
                <text:p>1463.04</text:p>
              </table:table-cell>
              <table:table-cell office:value-type="float" office:value="4907.28">
                <text:p>4907.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5">
                <text:p>171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9.22">
                <text:p>1379.22</text:p>
              </table:table-cell>
              <table:table-cell office:value-type="float" office:value="4630.42">
                <text:p>4630.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4.76">
                <text:p>1254.76</text:p>
              </table:table-cell>
              <table:table-cell office:value-type="float" office:value="4381.5">
                <text:p>438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0">
                <text:p>1400</text:p>
              </table:table-cell>
              <table:table-cell office:value-type="float" office:value="4815">
                <text:p>4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4">
                <text:p>1504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0">
                <text:p>1670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3">
                <text:p>1473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5.92">
                <text:p>1645.92</text:p>
              </table:table-cell>
              <table:table-cell office:value-type="float" office:value="4676.14">
                <text:p>4676.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70">
                <text:p>1270</text:p>
              </table:table-cell>
              <table:table-cell office:value-type="float" office:value="4696.46">
                <text:p>4696.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3.2">
                <text:p>1473.2</text:p>
              </table:table-cell>
              <table:table-cell office:value-type="float" office:value="5161.28">
                <text:p>5161.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0">
                <text:p>1460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9.1">
                <text:p>1689.1</text:p>
              </table:table-cell>
              <table:table-cell office:value-type="float" office:value="4820.92">
                <text:p>4820.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0">
                <text:p>1480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0">
                <text:p>166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5">
                <text:p>1765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0.82">
                <text:p>1480.82</text:p>
              </table:table-cell>
              <table:table-cell office:value-type="float" office:value="4975.86">
                <text:p>4975.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5.58">
                <text:p>1465.58</text:p>
              </table:table-cell>
              <table:table-cell office:value-type="float" office:value="4980.94">
                <text:p>4980.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5">
                <text:p>1785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20">
                <text:p>132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92">
                <text:p>1392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9.06">
                <text:p>1369.06</text:p>
              </table:table-cell>
              <table:table-cell office:value-type="float" office:value="4655.82">
                <text:p>4655.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5">
                <text:p>1605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3.04">
                <text:p>1463.04</text:p>
              </table:table-cell>
              <table:table-cell office:value-type="float" office:value="5273.04">
                <text:p>5273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3.04">
                <text:p>1463.04</text:p>
              </table:table-cell>
              <table:table-cell office:value-type="float" office:value="5273.04">
                <text:p>5273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0">
                <text:p>149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9">
                <text:p>1559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9">
                <text:p>1559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9">
                <text:p>1479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8">
                <text:p>1308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26">
                <text:p>1226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9">
                <text:p>1249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6.26">
                <text:p>1826.26</text:p>
              </table:table-cell>
              <table:table-cell office:value-type="float" office:value="4787.9">
                <text:p>4787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78.94">
                <text:p>1678.94</text:p>
              </table:table-cell>
              <table:table-cell office:value-type="float" office:value="4828.54">
                <text:p>4828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10.36">
                <text:p>1610.36</text:p>
              </table:table-cell>
              <table:table-cell office:value-type="float" office:value="4800.6">
                <text:p>4800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9">
                <text:p>1199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8.28">
                <text:p>1478.28</text:p>
              </table:table-cell>
              <table:table-cell office:value-type="float" office:value="5306.06">
                <text:p>5306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76.68">
                <text:p>1376.68</text:p>
              </table:table-cell>
              <table:table-cell office:value-type="float" office:value="4836.16">
                <text:p>4836.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6.68">
                <text:p>1376.68</text:p>
              </table:table-cell>
              <table:table-cell office:value-type="float" office:value="4836.16">
                <text:p>4836.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74">
                <text:p>1674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74">
                <text:p>1674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08">
                <text:p>1308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14.5">
                <text:p>1714.5</text:p>
              </table:table-cell>
              <table:table-cell office:value-type="float" office:value="4737.1">
                <text:p>4737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21">
                <text:p>1521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58.9">
                <text:p>1358.9</text:p>
              </table:table-cell>
              <table:table-cell office:value-type="float" office:value="5019.04">
                <text:p>5019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36.98">
                <text:p>1236.98</text:p>
              </table:table-cell>
              <table:table-cell office:value-type="float" office:value="4475.48">
                <text:p>4475.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64.64">
                <text:p>1564.64</text:p>
              </table:table-cell>
              <table:table-cell office:value-type="float" office:value="5184.14">
                <text:p>5184.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6.1">
                <text:p>1816.1</text:p>
              </table:table-cell>
              <table:table-cell office:value-type="float" office:value="4737.1">
                <text:p>4737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1.8">
                <text:p>1701.8</text:p>
              </table:table-cell>
              <table:table-cell office:value-type="float" office:value="4678.68">
                <text:p>4678.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8">
                <text:p>1418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30">
                <text:p>1730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1.78">
                <text:p>1541.78</text:p>
              </table:table-cell>
              <table:table-cell office:value-type="float" office:value="5153.66">
                <text:p>5153.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52.22">
                <text:p>1252.22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73">
                <text:p>1273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05.94">
                <text:p>1805.94</text:p>
              </table:table-cell>
              <table:table-cell office:value-type="float" office:value="4841.24">
                <text:p>4841.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50">
                <text:p>1550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67">
                <text:p>2467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79">
                <text:p>1379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4">
                <text:p>1344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6.76">
                <text:p>746.76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22.12">
                <text:p>1722.12</text:p>
              </table:table-cell>
              <table:table-cell office:value-type="float" office:value="4988.56">
                <text:p>4988.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36">
                <text:p>1336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85.62">
                <text:p>1785.62</text:p>
              </table:table-cell>
              <table:table-cell office:value-type="float" office:value="5252.72">
                <text:p>5252.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85.62">
                <text:p>1785.62</text:p>
              </table:table-cell>
              <table:table-cell office:value-type="float" office:value="5252.72">
                <text:p>5252.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96">
                <text:p>1696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37.36">
                <text:p>1737.36</text:p>
              </table:table-cell>
              <table:table-cell office:value-type="float" office:value="5087.62">
                <text:p>5087.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2">
                <text:p>1592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81">
                <text:p>1581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33.22">
                <text:p>1633.22</text:p>
              </table:table-cell>
              <table:table-cell office:value-type="float" office:value="5834.38">
                <text:p>5834.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70.38">
                <text:p>1770.38</text:p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95.12">
                <text:p>1595.12</text:p>
              </table:table-cell>
              <table:table-cell office:value-type="float" office:value="4886.96">
                <text:p>4886.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3.06">
                <text:p>1623.06</text:p>
              </table:table-cell>
              <table:table-cell office:value-type="float" office:value="5293.36">
                <text:p>5293.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45.64">
                <text:p>1945.64</text:p>
              </table:table-cell>
              <table:table-cell office:value-type="float" office:value="5694.68">
                <text:p>5694.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49.12">
                <text:p>1849.12</text:p>
              </table:table-cell>
              <table:table-cell office:value-type="float" office:value="5107.94">
                <text:p>5107.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33.88">
                <text:p>1833.88</text:p>
              </table:table-cell>
              <table:table-cell office:value-type="float" office:value="5125.72">
                <text:p>5125.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2">
                <text:p>1382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31.06">
                <text:p>2131.06</text:p>
              </table:table-cell>
              <table:table-cell office:value-type="float" office:value="6111.24">
                <text:p>6111.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6">
                <text:p>1136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27.2">
                <text:p>1727.2</text:p>
              </table:table-cell>
              <table:table-cell office:value-type="float" office:value="5125.72">
                <text:p>5125.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5">
                <text:p>1135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0">
                <text:p>119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29">
                <text:p>1829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0">
                <text:p>1650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83">
                <text:p>1183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3">
                <text:p>1183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9">
                <text:p>1199</text:p>
              </table:table-cell>
              <table:table-cell office:value-type="float" office:value="4616">
                <text:p>4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2" chart:maximum="3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27cm" svg:y="4.201cm" style:legend-expansion="high" chart:style-name="ch2"/>
        <chart:plot-area chart:style-name="ch3" table:cell-range-address="Sheet1.E2:Sheet1.F237 Sheet1.F1:Sheet1.F1" chart:data-source-has-labels="row" svg:x="1.331cm" svg:y="0.855cm" svg:width="12.956cm" svg:height="6.984cm">
          <chartooo:coordinate-region svg:x="2.058cm" svg:y="0.855cm" svg:width="12.229cm" svg:height="6.338cm"/>
          <chart:axis chart:dimension="x" chart:name="primary-x" chart:style-name="ch4">
            <chart:title svg:x="7.619cm" svg:y="8.019cm" chart:style-name="ch5">
              <text:p>hl</text:p>
            </chart:title>
            <chart:grid chart:style-name="ch6" chart:class="major"/>
          </chart:axis>
          <chart:axis chart:dimension="y" chart:name="primary-y" chart:style-name="ch7">
            <chart:title svg:x="0.451cm" svg:y="4.563cm" chart:style-name="ch8">
              <text:p>lw</text:p>
            </chart:title>
            <chart:grid chart:style-name="ch6" chart:class="major"/>
          </chart:axis>
          <chart:series chart:style-name="ch9" chart:values-cell-range-address="Sheet1.F2:Sheet1.F237" chart:label-cell-address="Sheet1.F1:Sheet1.F1" chart:class="chart:scatter">
            <chart:domain table:cell-range-address="Sheet1.E2:Sheet1.E237"/>
            <chart:data-point chart:repeated="2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w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5532">
                <text:p>0.425532</text:p>
                <draw:g>
                  <svg:desc>Sheet1.E2:Sheet1.E237</svg:desc>
                </draw:g>
              </table:table-cell>
              <table:table-cell office:value-type="float" office:value="2.21286">
                <text:p>2.21286</text:p>
                <draw:g>
                  <svg:desc>Sheet1.F2:Sheet1.F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185">
                <text:p>0.429185</text:p>
              </table:table-cell>
              <table:table-cell office:value-type="float" office:value="2.25484">
                <text:p>2.25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3">
                <text:p>0.434783</text:p>
              </table:table-cell>
              <table:table-cell office:value-type="float" office:value="2.23511">
                <text:p>2.23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2439">
                <text:p>0.352439</text:p>
              </table:table-cell>
              <table:table-cell office:value-type="float" office:value="2.54027">
                <text:p>2.54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2.54793">
                <text:p>2.54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9628">
                <text:p>0.419628</text:p>
              </table:table-cell>
              <table:table-cell office:value-type="float" office:value="2.17947">
                <text:p>2.17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8571">
                <text:p>0.428571</text:p>
              </table:table-cell>
              <table:table-cell office:value-type="float" office:value="2.10429">
                <text:p>2.10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7365">
                <text:p>0.427365</text:p>
              </table:table-cell>
              <table:table-cell office:value-type="float" office:value="2.10736">
                <text:p>2.10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0621">
                <text:p>0.420621</text:p>
              </table:table-cell>
              <table:table-cell office:value-type="float" office:value="2.15722">
                <text:p>2.15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8922">
                <text:p>0.398922</text:p>
              </table:table-cell>
              <table:table-cell office:value-type="float" office:value="2.25806">
                <text:p>2.25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6778">
                <text:p>0.276778</text:p>
              </table:table-cell>
              <table:table-cell office:value-type="float" office:value="2.70316">
                <text:p>2.70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1076">
                <text:p>0.391076</text:p>
              </table:table-cell>
              <table:table-cell office:value-type="float" office:value="2.28829">
                <text:p>2.28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5907">
                <text:p>0.405907</text:p>
              </table:table-cell>
              <table:table-cell office:value-type="float" office:value="2.28691">
                <text:p>2.28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5907">
                <text:p>0.405907</text:p>
              </table:table-cell>
              <table:table-cell office:value-type="float" office:value="2.28691">
                <text:p>2.28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6021">
                <text:p>0.376021</text:p>
              </table:table-cell>
              <table:table-cell office:value-type="float" office:value="2.25893">
                <text:p>2.25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6437">
                <text:p>0.326437</text:p>
              </table:table-cell>
              <table:table-cell office:value-type="float" office:value="2.58929">
                <text:p>2.58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915">
                <text:p>0.367915</text:p>
              </table:table-cell>
              <table:table-cell office:value-type="float" office:value="2.34958">
                <text:p>2.34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2164">
                <text:p>0.382164</text:p>
              </table:table-cell>
              <table:table-cell office:value-type="float" office:value="2.49703">
                <text:p>2.49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164">
                <text:p>0.382164</text:p>
              </table:table-cell>
              <table:table-cell office:value-type="float" office:value="2.49703">
                <text:p>2.49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1253">
                <text:p>0.371253</text:p>
              </table:table-cell>
              <table:table-cell office:value-type="float" office:value="2.21418">
                <text:p>2.21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9727">
                <text:p>0.369727</text:p>
              </table:table-cell>
              <table:table-cell office:value-type="float" office:value="2.38886">
                <text:p>2.38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743">
                <text:p>0.318743</text:p>
              </table:table-cell>
              <table:table-cell office:value-type="float" office:value="2.63609">
                <text:p>2.63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729">
                <text:p>0.361729</text:p>
              </table:table-cell>
              <table:table-cell office:value-type="float" office:value="2.35832">
                <text:p>2.35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9525">
                <text:p>0.419525</text:p>
              </table:table-cell>
              <table:table-cell office:value-type="float" office:value="2.23599">
                <text:p>2.23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0225">
                <text:p>0.370225</text:p>
              </table:table-cell>
              <table:table-cell office:value-type="float" office:value="2.25088">
                <text:p>2.25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392">
                <text:p>0.422392</text:p>
              </table:table-cell>
              <table:table-cell office:value-type="float" office:value="2.31176">
                <text:p>2.31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2113">
                <text:p>0.352113</text:p>
              </table:table-cell>
              <table:table-cell office:value-type="float" office:value="2.50588">
                <text:p>2.50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2113">
                <text:p>0.352113</text:p>
              </table:table-cell>
              <table:table-cell office:value-type="float" office:value="2.50588">
                <text:p>2.50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604">
                <text:p>0.41604</text:p>
              </table:table-cell>
              <table:table-cell office:value-type="float" office:value="2.34706">
                <text:p>2.3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3223">
                <text:p>0.373223</text:p>
              </table:table-cell>
              <table:table-cell office:value-type="float" office:value="2.51565">
                <text:p>2.51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62">
                <text:p>0.36962</text:p>
              </table:table-cell>
              <table:table-cell office:value-type="float" office:value="2.30994">
                <text:p>2.30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8173">
                <text:p>0.378173</text:p>
              </table:table-cell>
              <table:table-cell office:value-type="float" office:value="2.30409">
                <text:p>2.30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1298">
                <text:p>0.40129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5895">
                <text:p>0.355895</text:p>
              </table:table-cell>
              <table:table-cell office:value-type="float" office:value="2.36084">
                <text:p>2.36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6021">
                <text:p>0.366021</text:p>
              </table:table-cell>
              <table:table-cell office:value-type="float" office:value="2.39919">
                <text:p>2.39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6588">
                <text:p>0.396588</text:p>
              </table:table-cell>
              <table:table-cell office:value-type="float" office:value="2.48346">
                <text:p>2.48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2947">
                <text:p>0.332947</text:p>
              </table:table-cell>
              <table:table-cell office:value-type="float" office:value="2.49855">
                <text:p>2.49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2947">
                <text:p>0.332947</text:p>
              </table:table-cell>
              <table:table-cell office:value-type="float" office:value="2.49855">
                <text:p>2.49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1197">
                <text:p>0.321197</text:p>
              </table:table-cell>
              <table:table-cell office:value-type="float" office:value="2.59536">
                <text:p>2.59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5017">
                <text:p>0.305017</text:p>
              </table:table-cell>
              <table:table-cell office:value-type="float" office:value="2.19853">
                <text:p>2.19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6847">
                <text:p>0.406847</text:p>
              </table:table-cell>
              <table:table-cell office:value-type="float" office:value="2.23382">
                <text:p>2.23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7632">
                <text:p>0.327632</text:p>
              </table:table-cell>
              <table:table-cell office:value-type="float" office:value="2.63584">
                <text:p>2.63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2716">
                <text:p>0.382716</text:p>
              </table:table-cell>
              <table:table-cell office:value-type="float" office:value="2.3785">
                <text:p>2.3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2746">
                <text:p>0.382746</text:p>
              </table:table-cell>
              <table:table-cell office:value-type="float" office:value="2.37861">
                <text:p>2.37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651">
                <text:p>0.381651</text:p>
              </table:table-cell>
              <table:table-cell office:value-type="float" office:value="2.51297">
                <text:p>2.51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8501">
                <text:p>0.368501</text:p>
              </table:table-cell>
              <table:table-cell office:value-type="float" office:value="2.27832">
                <text:p>2.27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1912">
                <text:p>0.341912</text:p>
              </table:table-cell>
              <table:table-cell office:value-type="float" office:value="2.34483">
                <text:p>2.34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8118">
                <text:p>0.358118</text:p>
              </table:table-cell>
              <table:table-cell office:value-type="float" office:value="2.27241">
                <text:p>2.27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1839">
                <text:p>0.331839</text:p>
              </table:table-cell>
              <table:table-cell office:value-type="float" office:value="2.55587">
                <text:p>2.55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7526">
                <text:p>0.347526</text:p>
              </table:table-cell>
              <table:table-cell office:value-type="float" office:value="2.52616">
                <text:p>2.52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5261">
                <text:p>0.365261</text:p>
              </table:table-cell>
              <table:table-cell office:value-type="float" office:value="2.30549">
                <text:p>2.30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3427">
                <text:p>0.393427</text:p>
              </table:table-cell>
              <table:table-cell office:value-type="float" office:value="2.32838">
                <text:p>2.328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3499">
                <text:p>0.373499</text:p>
              </table:table-cell>
              <table:table-cell office:value-type="float" office:value="2.56882">
                <text:p>2.56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5769">
                <text:p>0.415769</text:p>
              </table:table-cell>
              <table:table-cell office:value-type="float" office:value="2.49172">
                <text:p>2.49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5801">
                <text:p>0.315801</text:p>
              </table:table-cell>
              <table:table-cell office:value-type="float" office:value="2.59361">
                <text:p>2.59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8659">
                <text:p>0.358659</text:p>
              </table:table-cell>
              <table:table-cell office:value-type="float" office:value="2.54986">
                <text:p>2.549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0968">
                <text:p>0.370968</text:p>
              </table:table-cell>
              <table:table-cell office:value-type="float" office:value="2.5123">
                <text:p>2.5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8902">
                <text:p>0.3589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0242">
                <text:p>0.370242</text:p>
              </table:table-cell>
              <table:table-cell office:value-type="float" office:value="2.50216">
                <text:p>2.50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3408">
                <text:p>0.303408</text:p>
              </table:table-cell>
              <table:table-cell office:value-type="float" office:value="2.54623">
                <text:p>2.54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3314">
                <text:p>0.393314</text:p>
              </table:table-cell>
              <table:table-cell office:value-type="float" office:value="2.30482">
                <text:p>2.30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0606">
                <text:p>0.380606</text:p>
              </table:table-cell>
              <table:table-cell office:value-type="float" office:value="2.33711">
                <text:p>2.33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4068">
                <text:p>0.394068</text:p>
              </table:table-cell>
              <table:table-cell office:value-type="float" office:value="2.40544">
                <text:p>2.40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2825">
                <text:p>0.3028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9767">
                <text:p>0.369767</text:p>
              </table:table-cell>
              <table:table-cell office:value-type="float" office:value="2.42938">
                <text:p>2.42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4193">
                <text:p>0.384193</text:p>
              </table:table-cell>
              <table:table-cell office:value-type="float" office:value="2.57345">
                <text:p>2.5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6801">
                <text:p>0.306801</text:p>
              </table:table-cell>
              <table:table-cell office:value-type="float" office:value="2.63036">
                <text:p>2.63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4579">
                <text:p>0.384579</text:p>
              </table:table-cell>
              <table:table-cell office:value-type="float" office:value="2.41127">
                <text:p>2.41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3066">
                <text:p>0.303066</text:p>
              </table:table-cell>
              <table:table-cell office:value-type="float" office:value="2.38873">
                <text:p>2.38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3066">
                <text:p>0.303066</text:p>
              </table:table-cell>
              <table:table-cell office:value-type="float" office:value="2.38873">
                <text:p>2.38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5541">
                <text:p>0.375541</text:p>
              </table:table-cell>
              <table:table-cell office:value-type="float" office:value="2.60282">
                <text:p>2.60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1222">
                <text:p>0.341222</text:p>
              </table:table-cell>
              <table:table-cell office:value-type="float" office:value="2.59943">
                <text:p>2.59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0367">
                <text:p>0.310367</text:p>
              </table:table-cell>
              <table:table-cell office:value-type="float" office:value="2.60552">
                <text:p>2.60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2227">
                <text:p>0.352227</text:p>
              </table:table-cell>
              <table:table-cell office:value-type="float" office:value="2.36031">
                <text:p>2.360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966">
                <text:p>0.400966</text:p>
              </table:table-cell>
              <table:table-cell office:value-type="float" office:value="2.32584">
                <text:p>2.325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031">
                <text:p>0.34031</text:p>
              </table:table-cell>
              <table:table-cell office:value-type="float" office:value="2.38608">
                <text:p>2.38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2702">
                <text:p>0.352702</text:p>
              </table:table-cell>
              <table:table-cell office:value-type="float" office:value="2.34417">
                <text:p>2.34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2327">
                <text:p>0.392327</text:p>
              </table:table-cell>
              <table:table-cell office:value-type="float" office:value="2.29872">
                <text:p>2.29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6216">
                <text:p>0.296216</text:p>
              </table:table-cell>
              <table:table-cell office:value-type="float" office:value="2.63158">
                <text:p>2.63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6216">
                <text:p>0.296216</text:p>
              </table:table-cell>
              <table:table-cell office:value-type="float" office:value="2.63158">
                <text:p>2.63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5461">
                <text:p>0.335461</text:p>
              </table:table-cell>
              <table:table-cell office:value-type="float" office:value="2.54367">
                <text:p>2.54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5461">
                <text:p>0.335461</text:p>
              </table:table-cell>
              <table:table-cell office:value-type="float" office:value="2.54367">
                <text:p>2.54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9433">
                <text:p>0.369433</text:p>
              </table:table-cell>
              <table:table-cell office:value-type="float" office:value="2.30067">
                <text:p>2.30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1011">
                <text:p>0.381011</text:p>
              </table:table-cell>
              <table:table-cell office:value-type="float" office:value="2.29011">
                <text:p>2.29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7152">
                <text:p>0.317152</text:p>
              </table:table-cell>
              <table:table-cell office:value-type="float" office:value="2.59083">
                <text:p>2.59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0751">
                <text:p>0.390751</text:p>
              </table:table-cell>
              <table:table-cell office:value-type="float" office:value="2.4162">
                <text:p>2.4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1728">
                <text:p>0.331728</text:p>
              </table:table-cell>
              <table:table-cell office:value-type="float" office:value="2.35603">
                <text:p>2.35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7434">
                <text:p>0.327434</text:p>
              </table:table-cell>
              <table:table-cell office:value-type="float" office:value="2.46064">
                <text:p>2.46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548">
                <text:p>0.34548</text:p>
              </table:table-cell>
              <table:table-cell office:value-type="float" office:value="2.41964">
                <text:p>2.41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0426">
                <text:p>0.400426</text:p>
              </table:table-cell>
              <table:table-cell office:value-type="float" office:value="2.35527">
                <text:p>2.355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0441">
                <text:p>0.310441</text:p>
              </table:table-cell>
              <table:table-cell office:value-type="float" office:value="2.53683">
                <text:p>2.536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704">
                <text:p>0.336704</text:p>
              </table:table-cell>
              <table:table-cell office:value-type="float" office:value="2.41991">
                <text:p>2.41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1246">
                <text:p>0.341246</text:p>
              </table:table-cell>
              <table:table-cell office:value-type="float" office:value="2.3652">
                <text:p>2.3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7026">
                <text:p>0.357026</text:p>
              </table:table-cell>
              <table:table-cell office:value-type="float" office:value="2.57969">
                <text:p>2.57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849">
                <text:p>0.29849</text:p>
              </table:table-cell>
              <table:table-cell office:value-type="float" office:value="2.42754">
                <text:p>2.427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0739">
                <text:p>0.330739</text:p>
              </table:table-cell>
              <table:table-cell office:value-type="float" office:value="2.42453">
                <text:p>2.42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955">
                <text:p>0.33955</text:p>
              </table:table-cell>
              <table:table-cell office:value-type="float" office:value="2.56761">
                <text:p>2.56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9214">
                <text:p>0.369214</text:p>
              </table:table-cell>
              <table:table-cell office:value-type="float" office:value="2.57341">
                <text:p>2.57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5799">
                <text:p>0.305799</text:p>
              </table:table-cell>
              <table:table-cell office:value-type="float" office:value="2.57103">
                <text:p>2.571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7359">
                <text:p>0.347359</text:p>
              </table:table-cell>
              <table:table-cell office:value-type="float" office:value="2.36615">
                <text:p>2.366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8249">
                <text:p>0.368249</text:p>
              </table:table-cell>
              <table:table-cell office:value-type="float" office:value="2.53842">
                <text:p>2.53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0052">
                <text:p>0.320052</text:p>
              </table:table-cell>
              <table:table-cell office:value-type="float" office:value="2.55279">
                <text:p>2.55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0845">
                <text:p>0.380845</text:p>
              </table:table-cell>
              <table:table-cell office:value-type="float" office:value="2.44721">
                <text:p>2.44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904">
                <text:p>0.30904</text:p>
              </table:table-cell>
              <table:table-cell office:value-type="float" office:value="2.55329">
                <text:p>2.553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17564">
                <text:p>0.317564</text:p>
              </table:table-cell>
              <table:table-cell office:value-type="float" office:value="2.57563">
                <text:p>2.575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08176">
                <text:p>0.308176</text:p>
              </table:table-cell>
              <table:table-cell office:value-type="float" office:value="2.6281">
                <text:p>2.62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0327">
                <text:p>0.350327</text:p>
              </table:table-cell>
              <table:table-cell office:value-type="float" office:value="2.35592">
                <text:p>2.35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0327">
                <text:p>0.350327</text:p>
              </table:table-cell>
              <table:table-cell office:value-type="float" office:value="2.35592">
                <text:p>2.355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5855">
                <text:p>0.325855</text:p>
              </table:table-cell>
              <table:table-cell office:value-type="float" office:value="2.57851">
                <text:p>2.57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583">
                <text:p>0.41583</text:p>
              </table:table-cell>
              <table:table-cell office:value-type="float" office:value="2.36783">
                <text:p>2.367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1583">
                <text:p>0.41583</text:p>
              </table:table-cell>
              <table:table-cell office:value-type="float" office:value="2.36783">
                <text:p>2.36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08183">
                <text:p>0.308183</text:p>
              </table:table-cell>
              <table:table-cell office:value-type="float" office:value="2.62653">
                <text:p>2.626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08183">
                <text:p>0.308183</text:p>
              </table:table-cell>
              <table:table-cell office:value-type="float" office:value="2.62653">
                <text:p>2.62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4663">
                <text:p>0.304663</text:p>
              </table:table-cell>
              <table:table-cell office:value-type="float" office:value="2.6511">
                <text:p>2.65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8405">
                <text:p>0.318405</text:p>
              </table:table-cell>
              <table:table-cell office:value-type="float" office:value="2.5537">
                <text:p>2.5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1029">
                <text:p>0.301029</text:p>
              </table:table-cell>
              <table:table-cell office:value-type="float" office:value="2.66301">
                <text:p>2.663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3471">
                <text:p>0.293471</text:p>
              </table:table-cell>
              <table:table-cell office:value-type="float" office:value="2.54162">
                <text:p>2.54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2449">
                <text:p>0.322449</text:p>
              </table:table-cell>
              <table:table-cell office:value-type="float" office:value="2.41247">
                <text:p>2.412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3757">
                <text:p>0.313757</text:p>
              </table:table-cell>
              <table:table-cell office:value-type="float" office:value="2.55417">
                <text:p>2.554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6705">
                <text:p>0.366705</text:p>
              </table:table-cell>
              <table:table-cell office:value-type="float" office:value="2.39487">
                <text:p>2.394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2838">
                <text:p>0.302838</text:p>
              </table:table-cell>
              <table:table-cell office:value-type="float" office:value="2.67303">
                <text:p>2.67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6154">
                <text:p>0.346154</text:p>
              </table:table-cell>
              <table:table-cell office:value-type="float" office:value="2.66482">
                <text:p>2.66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91536">
                <text:p>0.291536</text:p>
              </table:table-cell>
              <table:table-cell office:value-type="float" office:value="2.65097">
                <text:p>2.65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2031">
                <text:p>0.362031</text:p>
              </table:table-cell>
              <table:table-cell office:value-type="float" office:value="2.46866">
                <text:p>2.46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4166">
                <text:p>0.294166</text:p>
              </table:table-cell>
              <table:table-cell office:value-type="float" office:value="2.67139">
                <text:p>2.671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5487">
                <text:p>0.375487</text:p>
              </table:table-cell>
              <table:table-cell office:value-type="float" office:value="2.37616">
                <text:p>2.37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5421">
                <text:p>0.375421</text:p>
              </table:table-cell>
              <table:table-cell office:value-type="float" office:value="2.46133">
                <text:p>2.46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7841">
                <text:p>0.367841</text:p>
              </table:table-cell>
              <table:table-cell office:value-type="float" office:value="2.46739">
                <text:p>2.467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15521">
                <text:p>0.315521</text:p>
              </table:table-cell>
              <table:table-cell office:value-type="float" office:value="2.55272">
                <text:p>2.55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4643">
                <text:p>0.304643</text:p>
              </table:table-cell>
              <table:table-cell office:value-type="float" office:value="2.64414">
                <text:p>2.64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4875">
                <text:p>0.384875</text:p>
              </table:table-cell>
              <table:table-cell office:value-type="float" office:value="2.41205">
                <text:p>2.41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80641">
                <text:p>0.280641</text:p>
              </table:table-cell>
              <table:table-cell office:value-type="float" office:value="2.40496">
                <text:p>2.404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93428">
                <text:p>0.293428</text:p>
              </table:table-cell>
              <table:table-cell office:value-type="float" office:value="2.70386">
                <text:p>2.703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3428">
                <text:p>0.293428</text:p>
              </table:table-cell>
              <table:table-cell office:value-type="float" office:value="2.70386">
                <text:p>2.703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6783">
                <text:p>0.316783</text:p>
              </table:table-cell>
              <table:table-cell office:value-type="float" office:value="2.3252">
                <text:p>2.32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7197">
                <text:p>0.277197</text:p>
              </table:table-cell>
              <table:table-cell office:value-type="float" office:value="2.64266">
                <text:p>2.64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81667">
                <text:p>0.281667</text:p>
              </table:table-cell>
              <table:table-cell office:value-type="float" office:value="2.34957">
                <text:p>2.349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798">
                <text:p>0.357798</text:p>
              </table:table-cell>
              <table:table-cell office:value-type="float" office:value="2.54533">
                <text:p>2.54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2131">
                <text:p>0.312131</text:p>
              </table:table-cell>
              <table:table-cell office:value-type="float" office:value="3.02335">
                <text:p>3.023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708">
                <text:p>0.29708</text:p>
              </table:table-cell>
              <table:table-cell office:value-type="float" office:value="2.68378">
                <text:p>2.68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708">
                <text:p>0.29708</text:p>
              </table:table-cell>
              <table:table-cell office:value-type="float" office:value="2.68378">
                <text:p>2.68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2459">
                <text:p>0.372459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7179">
                <text:p>0.287179</text:p>
              </table:table-cell>
              <table:table-cell office:value-type="float" office:value="2.10811">
                <text:p>2.108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385">
                <text:p>0.29385</text:p>
              </table:table-cell>
              <table:table-cell office:value-type="float" office:value="2.40878">
                <text:p>2.40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4651">
                <text:p>0.264651</text:p>
              </table:table-cell>
              <table:table-cell office:value-type="float" office:value="2.32181">
                <text:p>2.32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64651">
                <text:p>0.264651</text:p>
              </table:table-cell>
              <table:table-cell office:value-type="float" office:value="2.32181">
                <text:p>2.32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0384">
                <text:p>0.30384</text:p>
              </table:table-cell>
              <table:table-cell office:value-type="float" office:value="2.58608">
                <text:p>2.58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527">
                <text:p>0.29527</text:p>
              </table:table-cell>
              <table:table-cell office:value-type="float" office:value="2.58706">
                <text:p>2.587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10145">
                <text:p>0.310145</text:p>
              </table:table-cell>
              <table:table-cell office:value-type="float" office:value="2.60237">
                <text:p>2.602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0721">
                <text:p>0.390721</text:p>
              </table:table-cell>
              <table:table-cell office:value-type="float" office:value="2.44733">
                <text:p>2.44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8137">
                <text:p>0.298137</text:p>
              </table:table-cell>
              <table:table-cell office:value-type="float" office:value="2.63934">
                <text:p>2.639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057">
                <text:p>0.37057</text:p>
              </table:table-cell>
              <table:table-cell office:value-type="float" office:value="2.48684">
                <text:p>2.486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97861">
                <text:p>0.297861</text:p>
              </table:table-cell>
              <table:table-cell office:value-type="float" office:value="2.48365">
                <text:p>2.483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6377">
                <text:p>0.286377</text:p>
              </table:table-cell>
              <table:table-cell office:value-type="float" office:value="2.34694">
                <text:p>2.346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0758">
                <text:p>0.290758</text:p>
              </table:table-cell>
              <table:table-cell office:value-type="float" office:value="2.57762">
                <text:p>2.577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2009">
                <text:p>0.332009</text:p>
              </table:table-cell>
              <table:table-cell office:value-type="float" office:value="2.42117">
                <text:p>2.421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18127">
                <text:p>0.418127</text:p>
              </table:table-cell>
              <table:table-cell office:value-type="float" office:value="2.13469">
                <text:p>2.134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90189">
                <text:p>0.290189</text:p>
              </table:table-cell>
              <table:table-cell office:value-type="float" office:value="2.71299">
                <text:p>2.71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51983">
                <text:p>0.351983</text:p>
              </table:table-cell>
              <table:table-cell office:value-type="float" office:value="2.49796">
                <text:p>2.497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0416">
                <text:p>0.270416</text:p>
              </table:table-cell>
              <table:table-cell office:value-type="float" office:value="2.50542">
                <text:p>2.50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5433">
                <text:p>0.285433</text:p>
              </table:table-cell>
              <table:table-cell office:value-type="float" office:value="2.75339">
                <text:p>2.753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94296">
                <text:p>0.294296</text:p>
              </table:table-cell>
              <table:table-cell office:value-type="float" office:value="2.64305">
                <text:p>2.64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50369">
                <text:p>0.350369</text:p>
              </table:table-cell>
              <table:table-cell office:value-type="float" office:value="2.56834">
                <text:p>2.56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7154">
                <text:p>0.277154</text:p>
              </table:table-cell>
              <table:table-cell office:value-type="float" office:value="2.84043">
                <text:p>2.84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8008">
                <text:p>0.348008</text:p>
              </table:table-cell>
              <table:table-cell office:value-type="float" office:value="2.5305">
                <text:p>2.53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7459">
                <text:p>0.377459</text:p>
              </table:table-cell>
              <table:table-cell office:value-type="float" office:value="2.47669">
                <text:p>2.476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97601">
                <text:p>0.297601</text:p>
              </table:table-cell>
              <table:table-cell office:value-type="float" office:value="2.63306">
                <text:p>2.633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4238">
                <text:p>0.294238</text:p>
              </table:table-cell>
              <table:table-cell office:value-type="float" office:value="2.63575">
                <text:p>2.635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9313">
                <text:p>0.389313</text:p>
              </table:table-cell>
              <table:table-cell office:value-type="float" office:value="2.42593">
                <text:p>2.425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5574">
                <text:p>0.275574</text:p>
              </table:table-cell>
              <table:table-cell office:value-type="float" office:value="2.53171">
                <text:p>2.53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78011">
                <text:p>0.278011</text:p>
              </table:table-cell>
              <table:table-cell office:value-type="float" office:value="2.64361">
                <text:p>2.643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94053">
                <text:p>0.294053</text:p>
              </table:table-cell>
              <table:table-cell office:value-type="float" office:value="2.4571">
                <text:p>2.4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8542">
                <text:p>0.368542</text:p>
              </table:table-cell>
              <table:table-cell office:value-type="float" office:value="2.29815">
                <text:p>2.29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7457">
                <text:p>0.277457</text:p>
              </table:table-cell>
              <table:table-cell office:value-type="float" office:value="2.7754">
                <text:p>2.77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7457">
                <text:p>0.277457</text:p>
              </table:table-cell>
              <table:table-cell office:value-type="float" office:value="2.7754">
                <text:p>2.77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92731">
                <text:p>0.292731</text:p>
              </table:table-cell>
              <table:table-cell office:value-type="float" office:value="2.67895">
                <text:p>2.678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1925">
                <text:p>0.311925</text:p>
              </table:table-cell>
              <table:table-cell office:value-type="float" office:value="2.62914">
                <text:p>2.629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11925">
                <text:p>0.311925</text:p>
              </table:table-cell>
              <table:table-cell office:value-type="float" office:value="2.62914">
                <text:p>2.629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91601">
                <text:p>0.291601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6654">
                <text:p>0.286654</text:p>
              </table:table-cell>
              <table:table-cell office:value-type="float" office:value="2.39905">
                <text:p>2.39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5691">
                <text:p>0.275691</text:p>
              </table:table-cell>
              <table:table-cell office:value-type="float" office:value="2.33807">
                <text:p>2.33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1878">
                <text:p>0.281878</text:p>
              </table:table-cell>
              <table:table-cell office:value-type="float" office:value="2.32721">
                <text:p>2.327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1432">
                <text:p>0.381432</text:p>
              </table:table-cell>
              <table:table-cell office:value-type="float" office:value="2.51333">
                <text:p>2.51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7712">
                <text:p>0.347712</text:p>
              </table:table-cell>
              <table:table-cell office:value-type="float" office:value="2.53467">
                <text:p>2.53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545">
                <text:p>0.3354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66031">
                <text:p>0.266031</text:p>
              </table:table-cell>
              <table:table-cell office:value-type="float" office:value="2.36092">
                <text:p>2.360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78602">
                <text:p>0.278602</text:p>
              </table:table-cell>
              <table:table-cell office:value-type="float" office:value="2.77056">
                <text:p>2.77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4664">
                <text:p>0.284664</text:p>
              </table:table-cell>
              <table:table-cell office:value-type="float" office:value="2.52185">
                <text:p>2.52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4664">
                <text:p>0.284664</text:p>
              </table:table-cell>
              <table:table-cell office:value-type="float" office:value="2.52185">
                <text:p>2.52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40106">
                <text:p>0.340106</text:p>
              </table:table-cell>
              <table:table-cell office:value-type="float" office:value="2.56087">
                <text:p>2.56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40106">
                <text:p>0.340106</text:p>
              </table:table-cell>
              <table:table-cell office:value-type="float" office:value="2.56087">
                <text:p>2.560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2617">
                <text:p>0.292617</text:p>
              </table:table-cell>
              <table:table-cell office:value-type="float" office:value="2.32449">
                <text:p>2.324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193">
                <text:p>0.36193</text:p>
              </table:table-cell>
              <table:table-cell office:value-type="float" office:value="2.46042">
                <text:p>2.46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2825">
                <text:p>0.272825</text:p>
              </table:table-cell>
              <table:table-cell office:value-type="float" office:value="2.8946">
                <text:p>2.8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70749">
                <text:p>0.270749</text:p>
              </table:table-cell>
              <table:table-cell office:value-type="float" office:value="2.60343">
                <text:p>2.60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639">
                <text:p>0.27639</text:p>
              </table:table-cell>
              <table:table-cell office:value-type="float" office:value="2.32148">
                <text:p>2.32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1813">
                <text:p>0.301813</text:p>
              </table:table-cell>
              <table:table-cell office:value-type="float" office:value="2.68906">
                <text:p>2.689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3378">
                <text:p>0.383378</text:p>
              </table:table-cell>
              <table:table-cell office:value-type="float" office:value="2.45718">
                <text:p>2.457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3735">
                <text:p>0.363735</text:p>
              </table:table-cell>
              <table:table-cell office:value-type="float" office:value="2.42368">
                <text:p>2.42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5312">
                <text:p>0.285312</text:p>
              </table:table-cell>
              <table:table-cell office:value-type="float" office:value="2.5738">
                <text:p>2.5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40887">
                <text:p>0.340887</text:p>
              </table:table-cell>
              <table:table-cell office:value-type="float" office:value="2.62274">
                <text:p>2.622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99162">
                <text:p>0.299162</text:p>
              </table:table-cell>
              <table:table-cell office:value-type="float" office:value="2.66273">
                <text:p>2.662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69991">
                <text:p>0.269991</text:p>
              </table:table-cell>
              <table:table-cell office:value-type="float" office:value="2.39195">
                <text:p>2.391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7566">
                <text:p>0.27566</text:p>
              </table:table-cell>
              <table:table-cell office:value-type="float" office:value="2.37796">
                <text:p>2.37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73033">
                <text:p>0.373033</text:p>
              </table:table-cell>
              <table:table-cell office:value-type="float" office:value="2.48825">
                <text:p>2.488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8709">
                <text:p>0.28709</text:p>
              </table:table-cell>
              <table:table-cell office:value-type="float" office:value="2.77156">
                <text:p>2.771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31898">
                <text:p>0.431898</text:p>
              </table:table-cell>
              <table:table-cell office:value-type="float" office:value="2.92923">
                <text:p>2.929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81027">
                <text:p>0.281027</text:p>
              </table:table-cell>
              <table:table-cell office:value-type="float" office:value="2.51254">
                <text:p>2.512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4174">
                <text:p>0.274174</text:p>
              </table:table-cell>
              <table:table-cell office:value-type="float" office:value="2.50613">
                <text:p>2.506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0421">
                <text:p>0.16042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45214">
                <text:p>0.345214</text:p>
              </table:table-cell>
              <table:table-cell office:value-type="float" office:value="2.54404">
                <text:p>2.544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86388">
                <text:p>0.286388</text:p>
              </table:table-cell>
              <table:table-cell office:value-type="float" office:value="2.37768">
                <text:p>2.37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9942">
                <text:p>0.339942</text:p>
              </table:table-cell>
              <table:table-cell office:value-type="float" office:value="2.6581">
                <text:p>2.65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9942">
                <text:p>0.339942</text:p>
              </table:table-cell>
              <table:table-cell office:value-type="float" office:value="2.6581">
                <text:p>2.65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47755">
                <text:p>0.347755</text:p>
              </table:table-cell>
              <table:table-cell office:value-type="float" office:value="2.46438">
                <text:p>2.464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41488">
                <text:p>0.341488</text:p>
              </table:table-cell>
              <table:table-cell office:value-type="float" office:value="2.56466">
                <text:p>2.564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8383">
                <text:p>0.28383</text:p>
              </table:table-cell>
              <table:table-cell office:value-type="float" office:value="2.82285">
                <text:p>2.822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1868">
                <text:p>0.281868</text:p>
              </table:table-cell>
              <table:table-cell office:value-type="float" office:value="2.82285">
                <text:p>2.822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993">
                <text:p>0.27993</text:p>
              </table:table-cell>
              <table:table-cell office:value-type="float" office:value="2.93359">
                <text:p>2.933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">
                <text:p>0.34</text:p>
              </table:table-cell>
              <table:table-cell office:value-type="float" office:value="2.6148">
                <text:p>2.61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6403">
                <text:p>0.326403</text:p>
              </table:table-cell>
              <table:table-cell office:value-type="float" office:value="2.45096">
                <text:p>2.450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06622">
                <text:p>0.306622</text:p>
              </table:table-cell>
              <table:table-cell office:value-type="float" office:value="2.64803">
                <text:p>2.648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1659">
                <text:p>0.341659</text:p>
              </table:table-cell>
              <table:table-cell office:value-type="float" office:value="2.84518">
                <text:p>2.845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2009">
                <text:p>0.362009</text:p>
              </table:table-cell>
              <table:table-cell office:value-type="float" office:value="2.5488">
                <text:p>2.54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5778">
                <text:p>0.35778</text:p>
              </table:table-cell>
              <table:table-cell office:value-type="float" office:value="2.55443">
                <text:p>2.554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97781">
                <text:p>0.297781</text:p>
              </table:table-cell>
              <table:table-cell office:value-type="float" office:value="2.29866">
                <text:p>2.298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48712">
                <text:p>0.348712</text:p>
              </table:table-cell>
              <table:table-cell office:value-type="float" office:value="3.01126">
                <text:p>3.01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7657">
                <text:p>0.237657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36967">
                <text:p>0.336967</text:p>
              </table:table-cell>
              <table:table-cell office:value-type="float" office:value="2.51935">
                <text:p>2.519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7817">
                <text:p>0.247817</text:p>
              </table:table-cell>
              <table:table-cell office:value-type="float" office:value="2.23961">
                <text:p>2.239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67416">
                <text:p>0.267416</text:p>
              </table:table-cell>
              <table:table-cell office:value-type="float" office:value="2.1644">
                <text:p>2.1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5349">
                <text:p>0.425349</text:p>
              </table:table-cell>
              <table:table-cell office:value-type="float" office:value="2.09042">
                <text:p>2.090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5568">
                <text:p>0.35568</text:p>
              </table:table-cell>
              <table:table-cell office:value-type="float" office:value="2.22068">
                <text:p>2.220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6566">
                <text:p>0.296566</text:p>
              </table:table-cell>
              <table:table-cell office:value-type="float" office:value="1.90861">
                <text:p>1.908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6566">
                <text:p>0.296566</text:p>
              </table:table-cell>
              <table:table-cell office:value-type="float" office:value="1.90861">
                <text:p>1.908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9749">
                <text:p>0.259749</text:p>
              </table:table-cell>
              <table:table-cell office:value-type="float" office:value="2.20124">
                <text:p>2.20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.5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22cm" svg:y="4.201cm" style:legend-expansion="high" chart:style-name="ch2"/>
        <chart:plot-area chart:style-name="ch3" table:cell-range-address="Sheet1.F2:Sheet1.G237 Sheet1.G1:Sheet1.G1" chart:data-source-has-labels="row" svg:x="1.331cm" svg:y="0.855cm" svg:width="12.851cm" svg:height="6.984cm">
          <chartooo:coordinate-region svg:x="2.058cm" svg:y="0.855cm" svg:width="12.124cm" svg:height="6.337cm"/>
          <chart:axis chart:dimension="x" chart:name="primary-x" chart:style-name="ch4">
            <chart:title svg:x="7.54cm" svg:y="8.019cm" chart:style-name="ch5">
              <text:p>lw</text:p>
            </chart:title>
          </chart:axis>
          <chart:axis chart:dimension="y" chart:name="primary-y" chart:style-name="ch6">
            <chart:title svg:x="0.451cm" svg:y="4.616cm" chart:style-name="ch7">
              <text:p>wh</text:p>
            </chart:title>
            <chart:grid chart:style-name="ch8" chart:class="major"/>
          </chart:axis>
          <chart:series chart:style-name="ch9" chart:values-cell-range-address="Sheet1.G2:Sheet1.G237" chart:label-cell-address="Sheet1.G1:Sheet1.G1" chart:class="chart:scatter">
            <chart:domain table:cell-range-address="Sheet1.F2:Sheet1.F237"/>
            <chart:data-point chart:repeated="2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w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1286">
                <text:p>2.21286</text:p>
                <draw:g>
                  <svg:desc>Sheet1.F2:Sheet1.F237</svg:desc>
                </draw:g>
              </table:table-cell>
              <table:table-cell office:value-type="float" office:value="1.06197">
                <text:p>1.06197</text:p>
                <draw:g>
                  <svg:desc>Sheet1.G2:Sheet1.G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484">
                <text:p>2.25484</text:p>
              </table:table-cell>
              <table:table-cell office:value-type="float" office:value="1.03333">
                <text:p>1.0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511">
                <text:p>2.23511</text:p>
              </table:table-cell>
              <table:table-cell office:value-type="float" office:value="1.02903">
                <text:p>1.02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4027">
                <text:p>2.54027</text:p>
              </table:table-cell>
              <table:table-cell office:value-type="float" office:value="1.11696">
                <text:p>1.11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4793">
                <text:p>2.54793</text:p>
              </table:table-cell>
              <table:table-cell office:value-type="float" office:value="1.12136">
                <text:p>1.12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947">
                <text:p>2.17947</text:p>
              </table:table-cell>
              <table:table-cell office:value-type="float" office:value="1.09341">
                <text:p>1.09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429">
                <text:p>2.10429</text:p>
              </table:table-cell>
              <table:table-cell office:value-type="float" office:value="1.10884">
                <text:p>1.10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736">
                <text:p>2.10736</text:p>
              </table:table-cell>
              <table:table-cell office:value-type="float" office:value="1.11035">
                <text:p>1.11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722">
                <text:p>2.15722</text:p>
              </table:table-cell>
              <table:table-cell office:value-type="float" office:value="1.10208">
                <text:p>1.10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806">
                <text:p>2.25806</text:p>
              </table:table-cell>
              <table:table-cell office:value-type="float" office:value="1.11014">
                <text:p>1.11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0316">
                <text:p>2.70316</text:p>
              </table:table-cell>
              <table:table-cell office:value-type="float" office:value="1.33659">
                <text:p>1.33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829">
                <text:p>2.28829</text:p>
              </table:table-cell>
              <table:table-cell office:value-type="float" office:value="1.11745">
                <text:p>1.11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8691">
                <text:p>2.28691</text:p>
              </table:table-cell>
              <table:table-cell office:value-type="float" office:value="1.07727">
                <text:p>1.07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691">
                <text:p>2.28691</text:p>
              </table:table-cell>
              <table:table-cell office:value-type="float" office:value="1.07727">
                <text:p>1.07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5893">
                <text:p>2.25893</text:p>
              </table:table-cell>
              <table:table-cell office:value-type="float" office:value="1.17729">
                <text:p>1.1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929">
                <text:p>2.58929</text:p>
              </table:table-cell>
              <table:table-cell office:value-type="float" office:value="1.1831">
                <text:p>1.1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958">
                <text:p>2.34958</text:p>
              </table:table-cell>
              <table:table-cell office:value-type="float" office:value="1.15681">
                <text:p>1.15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9703">
                <text:p>2.49703</text:p>
              </table:table-cell>
              <table:table-cell office:value-type="float" office:value="1.04792">
                <text:p>1.04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9703">
                <text:p>2.49703</text:p>
              </table:table-cell>
              <table:table-cell office:value-type="float" office:value="1.04792">
                <text:p>1.04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1418">
                <text:p>2.21418</text:p>
              </table:table-cell>
              <table:table-cell office:value-type="float" office:value="1.21651">
                <text:p>1.21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8886">
                <text:p>2.38886</text:p>
              </table:table-cell>
              <table:table-cell office:value-type="float" office:value="1.13221">
                <text:p>1.13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3609">
                <text:p>2.63609</text:p>
              </table:table-cell>
              <table:table-cell office:value-type="float" office:value="1.19014">
                <text:p>1.19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5832">
                <text:p>2.35832</text:p>
              </table:table-cell>
              <table:table-cell office:value-type="float" office:value="1.17223">
                <text:p>1.17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599">
                <text:p>2.23599</text:p>
              </table:table-cell>
              <table:table-cell office:value-type="float" office:value="1.06604">
                <text:p>1.06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5088">
                <text:p>2.2508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176">
                <text:p>2.31176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0588">
                <text:p>2.50588</text:p>
              </table:table-cell>
              <table:table-cell office:value-type="float" office:value="1.13333">
                <text:p>1.1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0588">
                <text:p>2.50588</text:p>
              </table:table-cell>
              <table:table-cell office:value-type="float" office:value="1.13333">
                <text:p>1.1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706">
                <text:p>2.34706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1565">
                <text:p>2.51565</text:p>
              </table:table-cell>
              <table:table-cell office:value-type="float" office:value="1.06508">
                <text:p>1.06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0994">
                <text:p>2.30994</text:p>
              </table:table-cell>
              <table:table-cell office:value-type="float" office:value="1.17123">
                <text:p>1.17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409">
                <text:p>2.30409</text:p>
              </table:table-cell>
              <table:table-cell office:value-type="float" office:value="1.14765">
                <text:p>1.14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">
                <text:p>2.15</text:p>
              </table:table-cell>
              <table:table-cell office:value-type="float" office:value="1.15903">
                <text:p>1.15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6084">
                <text:p>2.36084</text:p>
              </table:table-cell>
              <table:table-cell office:value-type="float" office:value="1.19018">
                <text:p>1.19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9919">
                <text:p>2.39919</text:p>
              </table:table-cell>
              <table:table-cell office:value-type="float" office:value="1.13875">
                <text:p>1.13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8346">
                <text:p>2.48346</text:p>
              </table:table-cell>
              <table:table-cell office:value-type="float" office:value="1.01532">
                <text:p>1.01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9855">
                <text:p>2.49855</text:p>
              </table:table-cell>
              <table:table-cell office:value-type="float" office:value="1.20209">
                <text:p>1.20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9855">
                <text:p>2.49855</text:p>
              </table:table-cell>
              <table:table-cell office:value-type="float" office:value="1.20209">
                <text:p>1.20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9536">
                <text:p>2.59536</text:p>
              </table:table-cell>
              <table:table-cell office:value-type="float" office:value="1.19958">
                <text:p>1.19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9853">
                <text:p>2.19853</text:p>
              </table:table-cell>
              <table:table-cell office:value-type="float" office:value="1.49123">
                <text:p>1.49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382">
                <text:p>2.23382</text:p>
              </table:table-cell>
              <table:table-cell office:value-type="float" office:value="1.10032">
                <text:p>1.10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3584">
                <text:p>2.63584</text:p>
              </table:table-cell>
              <table:table-cell office:value-type="float" office:value="1.15797">
                <text:p>1.15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785">
                <text:p>2.3785</text:p>
              </table:table-cell>
              <table:table-cell office:value-type="float" office:value="1.09855">
                <text:p>1.09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7861">
                <text:p>2.37861</text:p>
              </table:table-cell>
              <table:table-cell office:value-type="float" office:value="1.09841">
                <text:p>1.09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1297">
                <text:p>2.51297</text:p>
              </table:table-cell>
              <table:table-cell office:value-type="float" office:value="1.04267">
                <text:p>1.04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7832">
                <text:p>2.27832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483">
                <text:p>2.34483</text:p>
              </table:table-cell>
              <table:table-cell office:value-type="float" office:value="1.24731">
                <text:p>1.24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7241">
                <text:p>2.27241</text:p>
              </table:table-cell>
              <table:table-cell office:value-type="float" office:value="1.22881">
                <text:p>1.22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587">
                <text:p>2.55587</text:p>
              </table:table-cell>
              <table:table-cell office:value-type="float" office:value="1.17905">
                <text:p>1.17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2616">
                <text:p>2.52616</text:p>
              </table:table-cell>
              <table:table-cell office:value-type="float" office:value="1.13907">
                <text:p>1.13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0549">
                <text:p>2.30549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2838">
                <text:p>2.32838</text:p>
              </table:table-cell>
              <table:table-cell office:value-type="float" office:value="1.09165">
                <text:p>1.09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6882">
                <text:p>2.56882</text:p>
              </table:table-cell>
              <table:table-cell office:value-type="float" office:value="1.04226">
                <text:p>1.04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9172">
                <text:p>2.49172</text:p>
              </table:table-cell>
              <table:table-cell office:value-type="float" office:value="0.96527">
                <text:p>0.96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9361">
                <text:p>2.59361</text:p>
              </table:table-cell>
              <table:table-cell office:value-type="float" office:value="1.22091">
                <text:p>1.22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4986">
                <text:p>2.54986</text:p>
              </table:table-cell>
              <table:table-cell office:value-type="float" office:value="1.09346">
                <text:p>1.09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123">
                <text:p>2.5123</text:p>
              </table:table-cell>
              <table:table-cell office:value-type="float" office:value="1.07298">
                <text:p>1.07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">
                <text:p>2.4</text:p>
              </table:table-cell>
              <table:table-cell office:value-type="float" office:value="1.16095">
                <text:p>1.16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0216">
                <text:p>2.50216</text:p>
              </table:table-cell>
              <table:table-cell office:value-type="float" office:value="1.07944">
                <text:p>1.07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4623">
                <text:p>2.54623</text:p>
              </table:table-cell>
              <table:table-cell office:value-type="float" office:value="1.29442">
                <text:p>1.29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0482">
                <text:p>2.30482</text:p>
              </table:table-cell>
              <table:table-cell office:value-type="float" office:value="1.10312">
                <text:p>1.10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3711">
                <text:p>2.3371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0544">
                <text:p>2.40544</text:p>
              </table:table-cell>
              <table:table-cell office:value-type="float" office:value="1.05496">
                <text:p>1.05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">
                <text:p>2.5</text:p>
              </table:table-cell>
              <table:table-cell office:value-type="float" office:value="1.3209">
                <text:p>1.3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938">
                <text:p>2.42938</text:p>
              </table:table-cell>
              <table:table-cell office:value-type="float" office:value="1.11321">
                <text:p>1.113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7345">
                <text:p>2.57345</text:p>
              </table:table-cell>
              <table:table-cell office:value-type="float" office:value="1.01143">
                <text:p>1.01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3036">
                <text:p>2.63036</text:p>
              </table:table-cell>
              <table:table-cell office:value-type="float" office:value="1.23916">
                <text:p>1.23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1127">
                <text:p>2.41127</text:p>
              </table:table-cell>
              <table:table-cell office:value-type="float" office:value="1.07837">
                <text:p>1.078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8873">
                <text:p>2.38873</text:p>
              </table:table-cell>
              <table:table-cell office:value-type="float" office:value="1.38132">
                <text:p>1.38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8873">
                <text:p>2.38873</text:p>
              </table:table-cell>
              <table:table-cell office:value-type="float" office:value="1.38132">
                <text:p>1.38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282">
                <text:p>2.60282</text:p>
              </table:table-cell>
              <table:table-cell office:value-type="float" office:value="1.02305">
                <text:p>1.02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9943">
                <text:p>2.59943</text:p>
              </table:table-cell>
              <table:table-cell office:value-type="float" office:value="1.12742">
                <text:p>1.12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0552">
                <text:p>2.60552</text:p>
              </table:table-cell>
              <table:table-cell office:value-type="float" office:value="1.2366">
                <text:p>1.2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6031">
                <text:p>2.36031</text:p>
              </table:table-cell>
              <table:table-cell office:value-type="float" office:value="1.20284">
                <text:p>1.20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2584">
                <text:p>2.32584</text:p>
              </table:table-cell>
              <table:table-cell office:value-type="float" office:value="1.07229">
                <text:p>1.07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8608">
                <text:p>2.38608</text:p>
              </table:table-cell>
              <table:table-cell office:value-type="float" office:value="1.23151">
                <text:p>1.23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4417">
                <text:p>2.34417</text:p>
              </table:table-cell>
              <table:table-cell office:value-type="float" office:value="1.20949">
                <text:p>1.20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9872">
                <text:p>2.29872</text:p>
              </table:table-cell>
              <table:table-cell office:value-type="float" office:value="1.10883">
                <text:p>1.10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158">
                <text:p>2.63158</text:p>
              </table:table-cell>
              <table:table-cell office:value-type="float" office:value="1.28285">
                <text:p>1.28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3158">
                <text:p>2.63158</text:p>
              </table:table-cell>
              <table:table-cell office:value-type="float" office:value="1.28285">
                <text:p>1.28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4367">
                <text:p>2.54367</text:p>
              </table:table-cell>
              <table:table-cell office:value-type="float" office:value="1.17192">
                <text:p>1.17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4367">
                <text:p>2.54367</text:p>
              </table:table-cell>
              <table:table-cell office:value-type="float" office:value="1.17192">
                <text:p>1.17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0067">
                <text:p>2.30067</text:p>
              </table:table-cell>
              <table:table-cell office:value-type="float" office:value="1.17655">
                <text:p>1.17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9011">
                <text:p>2.29011</text:p>
              </table:table-cell>
              <table:table-cell office:value-type="float" office:value="1.14606">
                <text:p>1.14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9083">
                <text:p>2.59083</text:p>
              </table:table-cell>
              <table:table-cell office:value-type="float" office:value="1.21701">
                <text:p>1.217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162">
                <text:p>2.4162</text:p>
              </table:table-cell>
              <table:table-cell office:value-type="float" office:value="1.05917">
                <text:p>1.059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5603">
                <text:p>2.35603</text:p>
              </table:table-cell>
              <table:table-cell office:value-type="float" office:value="1.27949">
                <text:p>1.279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6064">
                <text:p>2.46064</text:p>
              </table:table-cell>
              <table:table-cell office:value-type="float" office:value="1.24116">
                <text:p>1.24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1964">
                <text:p>2.41964</text:p>
              </table:table-cell>
              <table:table-cell office:value-type="float" office:value="1.19626">
                <text:p>1.19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5527">
                <text:p>2.35527</text:p>
              </table:table-cell>
              <table:table-cell office:value-type="float" office:value="1.06032">
                <text:p>1.06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3683">
                <text:p>2.53683</text:p>
              </table:table-cell>
              <table:table-cell office:value-type="float" office:value="1.26978">
                <text:p>1.26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1991">
                <text:p>2.41991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652">
                <text:p>2.3652</text:p>
              </table:table-cell>
              <table:table-cell office:value-type="float" office:value="1.23898">
                <text:p>1.23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7969">
                <text:p>2.57969</text:p>
              </table:table-cell>
              <table:table-cell office:value-type="float" office:value="1.08576">
                <text:p>1.085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2754">
                <text:p>2.42754</text:p>
              </table:table-cell>
              <table:table-cell office:value-type="float" office:value="1.38008">
                <text:p>1.38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2453">
                <text:p>2.42453</text:p>
              </table:table-cell>
              <table:table-cell office:value-type="float" office:value="1.24706">
                <text:p>1.247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6761">
                <text:p>2.56761</text:p>
              </table:table-cell>
              <table:table-cell office:value-type="float" office:value="1.14701">
                <text:p>1.14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7341">
                <text:p>2.57341</text:p>
              </table:table-cell>
              <table:table-cell office:value-type="float" office:value="1.05248">
                <text:p>1.05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7103">
                <text:p>2.57103</text:p>
              </table:table-cell>
              <table:table-cell office:value-type="float" office:value="1.27191">
                <text:p>1.27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6615">
                <text:p>2.36615</text:p>
              </table:table-cell>
              <table:table-cell office:value-type="float" office:value="1.21669">
                <text:p>1.216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3842">
                <text:p>2.53842</text:p>
              </table:table-cell>
              <table:table-cell office:value-type="float" office:value="1.06978">
                <text:p>1.06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5279">
                <text:p>2.55279</text:p>
              </table:table-cell>
              <table:table-cell office:value-type="float" office:value="1.22395">
                <text:p>1.22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4721">
                <text:p>2.44721</text:p>
              </table:table-cell>
              <table:table-cell office:value-type="float" office:value="1.07295">
                <text:p>1.072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5329">
                <text:p>2.55329</text:p>
              </table:table-cell>
              <table:table-cell office:value-type="float" office:value="1.26732">
                <text:p>1.26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7563">
                <text:p>2.57563</text:p>
              </table:table-cell>
              <table:table-cell office:value-type="float" office:value="1.2226">
                <text:p>1.22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281">
                <text:p>2.6281</text:p>
              </table:table-cell>
              <table:table-cell office:value-type="float" office:value="1.23469">
                <text:p>1.23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5592">
                <text:p>2.35592</text:p>
              </table:table-cell>
              <table:table-cell office:value-type="float" office:value="1.21162">
                <text:p>1.211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5592">
                <text:p>2.35592</text:p>
              </table:table-cell>
              <table:table-cell office:value-type="float" office:value="1.21162">
                <text:p>1.211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7851">
                <text:p>2.57851</text:p>
              </table:table-cell>
              <table:table-cell office:value-type="float" office:value="1.19016">
                <text:p>1.19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36783">
                <text:p>2.36783</text:p>
              </table:table-cell>
              <table:table-cell office:value-type="float" office:value="1.01562">
                <text:p>1.01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6783">
                <text:p>2.36783</text:p>
              </table:table-cell>
              <table:table-cell office:value-type="float" office:value="1.01562">
                <text:p>1.01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2653">
                <text:p>2.62653</text:p>
              </table:table-cell>
              <table:table-cell office:value-type="float" office:value="1.23541">
                <text:p>1.23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2653">
                <text:p>2.62653</text:p>
              </table:table-cell>
              <table:table-cell office:value-type="float" office:value="1.23541">
                <text:p>1.235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511">
                <text:p>2.6511</text:p>
              </table:table-cell>
              <table:table-cell office:value-type="float" office:value="1.2381">
                <text:p>1.23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537">
                <text:p>2.5537</text:p>
              </table:table-cell>
              <table:table-cell office:value-type="float" office:value="1.22985">
                <text:p>1.22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6301">
                <text:p>2.66301</text:p>
              </table:table-cell>
              <table:table-cell office:value-type="float" office:value="1.24744">
                <text:p>1.24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4162">
                <text:p>2.54162</text:p>
              </table:table-cell>
              <table:table-cell office:value-type="float" office:value="1.34068">
                <text:p>1.34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1247">
                <text:p>2.41247</text:p>
              </table:table-cell>
              <table:table-cell office:value-type="float" office:value="1.28551">
                <text:p>1.285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5417">
                <text:p>2.55417</text:p>
              </table:table-cell>
              <table:table-cell office:value-type="float" office:value="1.24783">
                <text:p>1.247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9487">
                <text:p>2.39487</text:p>
              </table:table-cell>
              <table:table-cell office:value-type="float" office:value="1.13868">
                <text:p>1.13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7303">
                <text:p>2.67303</text:p>
              </table:table-cell>
              <table:table-cell office:value-type="float" office:value="1.23533">
                <text:p>1.235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6482">
                <text:p>2.66482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5097">
                <text:p>2.65097</text:p>
              </table:table-cell>
              <table:table-cell office:value-type="float" office:value="1.29391">
                <text:p>1.293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866">
                <text:p>2.46866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7139">
                <text:p>2.67139</text:p>
              </table:table-cell>
              <table:table-cell office:value-type="float" office:value="1.27254">
                <text:p>1.27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7616">
                <text:p>2.37616</text:p>
              </table:table-cell>
              <table:table-cell office:value-type="float" office:value="1.12081">
                <text:p>1.120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133">
                <text:p>2.46133</text:p>
              </table:table-cell>
              <table:table-cell office:value-type="float" office:value="1.08221">
                <text:p>1.08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6739">
                <text:p>2.46739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5272">
                <text:p>2.55272</text:p>
              </table:table-cell>
              <table:table-cell office:value-type="float" office:value="1.24157">
                <text:p>1.241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4414">
                <text:p>2.64414</text:p>
              </table:table-cell>
              <table:table-cell office:value-type="float" office:value="1.24144">
                <text:p>1.24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41205">
                <text:p>2.41205</text:p>
              </table:table-cell>
              <table:table-cell office:value-type="float" office:value="1.07719">
                <text:p>1.077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40496">
                <text:p>2.40496</text:p>
              </table:table-cell>
              <table:table-cell office:value-type="float" office:value="1.48163">
                <text:p>1.48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0386">
                <text:p>2.70386</text:p>
              </table:table-cell>
              <table:table-cell office:value-type="float" office:value="1.26042">
                <text:p>1.26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0386">
                <text:p>2.70386</text:p>
              </table:table-cell>
              <table:table-cell office:value-type="float" office:value="1.26042">
                <text:p>1.260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252">
                <text:p>2.3252</text:p>
              </table:table-cell>
              <table:table-cell office:value-type="float" office:value="1.35762">
                <text:p>1.357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4266">
                <text:p>2.64266</text:p>
              </table:table-cell>
              <table:table-cell office:value-type="float" office:value="1.36511">
                <text:p>1.36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4957">
                <text:p>2.34957</text:p>
              </table:table-cell>
              <table:table-cell office:value-type="float" office:value="1.51104">
                <text:p>1.51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4533">
                <text:p>2.54533</text:p>
              </table:table-cell>
              <table:table-cell office:value-type="float" office:value="1.09804">
                <text:p>1.098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2335">
                <text:p>3.02335</text:p>
              </table:table-cell>
              <table:table-cell office:value-type="float" office:value="1.05968">
                <text:p>1.05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8378">
                <text:p>2.68378</text:p>
              </table:table-cell>
              <table:table-cell office:value-type="float" office:value="1.25424">
                <text:p>1.25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8378">
                <text:p>2.68378</text:p>
              </table:table-cell>
              <table:table-cell office:value-type="float" office:value="1.25424">
                <text:p>1.254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7297">
                <text:p>2.47297</text:p>
              </table:table-cell>
              <table:table-cell office:value-type="float" office:value="1.08568">
                <text:p>1.085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0811">
                <text:p>2.10811</text:p>
              </table:table-cell>
              <table:table-cell office:value-type="float" office:value="1.65179">
                <text:p>1.65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0878">
                <text:p>2.40878</text:p>
              </table:table-cell>
              <table:table-cell office:value-type="float" office:value="1.41279">
                <text:p>1.41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2181">
                <text:p>2.32181</text:p>
              </table:table-cell>
              <table:table-cell office:value-type="float" office:value="1.62742">
                <text:p>1.627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2181">
                <text:p>2.32181</text:p>
              </table:table-cell>
              <table:table-cell office:value-type="float" office:value="1.62742">
                <text:p>1.62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8608">
                <text:p>2.58608</text:p>
              </table:table-cell>
              <table:table-cell office:value-type="float" office:value="1.27266">
                <text:p>1.27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8706">
                <text:p>2.58706</text:p>
              </table:table-cell>
              <table:table-cell office:value-type="float" office:value="1.3091">
                <text:p>1.3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237">
                <text:p>2.60237</text:p>
              </table:table-cell>
              <table:table-cell office:value-type="float" office:value="1.23899">
                <text:p>1.238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4733">
                <text:p>2.44733</text:p>
              </table:table-cell>
              <table:table-cell office:value-type="float" office:value="1.04578">
                <text:p>1.04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63934">
                <text:p>2.63934</text:p>
              </table:table-cell>
              <table:table-cell office:value-type="float" office:value="1.27083">
                <text:p>1.270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8684">
                <text:p>2.48684</text:p>
              </table:table-cell>
              <table:table-cell office:value-type="float" office:value="1.08513">
                <text:p>1.08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48365">
                <text:p>2.48365</text:p>
              </table:table-cell>
              <table:table-cell office:value-type="float" office:value="1.35175">
                <text:p>1.351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4694">
                <text:p>2.34694</text:p>
              </table:table-cell>
              <table:table-cell office:value-type="float" office:value="1.48785">
                <text:p>1.487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7762">
                <text:p>2.57762</text:p>
              </table:table-cell>
              <table:table-cell office:value-type="float" office:value="1.33429">
                <text:p>1.334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2117">
                <text:p>2.42117</text:p>
              </table:table-cell>
              <table:table-cell office:value-type="float" office:value="1.24402">
                <text:p>1.24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3469">
                <text:p>2.13469</text:p>
              </table:table-cell>
              <table:table-cell office:value-type="float" office:value="1.12036">
                <text:p>1.12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71299">
                <text:p>2.71299</text:p>
              </table:table-cell>
              <table:table-cell office:value-type="float" office:value="1.2702">
                <text:p>1.27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9796">
                <text:p>2.49796</text:p>
              </table:table-cell>
              <table:table-cell office:value-type="float" office:value="1.13735">
                <text:p>1.13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0542">
                <text:p>2.50542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5339">
                <text:p>2.75339</text:p>
              </table:table-cell>
              <table:table-cell office:value-type="float" office:value="1.27241">
                <text:p>1.272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4305">
                <text:p>2.64305</text:p>
              </table:table-cell>
              <table:table-cell office:value-type="float" office:value="1.28562">
                <text:p>1.285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6834">
                <text:p>2.56834</text:p>
              </table:table-cell>
              <table:table-cell office:value-type="float" office:value="1.11128">
                <text:p>1.11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4043">
                <text:p>2.84043</text:p>
              </table:table-cell>
              <table:table-cell office:value-type="float" office:value="1.27027">
                <text:p>1.270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305">
                <text:p>2.5305</text:p>
              </table:table-cell>
              <table:table-cell office:value-type="float" office:value="1.13554">
                <text:p>1.135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7669">
                <text:p>2.47669</text:p>
              </table:table-cell>
              <table:table-cell office:value-type="float" office:value="1.06969">
                <text:p>1.06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3306">
                <text:p>2.63306</text:p>
              </table:table-cell>
              <table:table-cell office:value-type="float" office:value="1.27616">
                <text:p>1.27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3575">
                <text:p>2.63575</text:p>
              </table:table-cell>
              <table:table-cell office:value-type="float" office:value="1.28943">
                <text:p>1.289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2593">
                <text:p>2.42593</text:p>
              </table:table-cell>
              <table:table-cell office:value-type="float" office:value="1.05882">
                <text:p>1.058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3171">
                <text:p>2.53171</text:p>
              </table:table-cell>
              <table:table-cell office:value-type="float" office:value="1.43333">
                <text:p>1.4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361">
                <text:p>2.64361</text:p>
              </table:table-cell>
              <table:table-cell office:value-type="float" office:value="1.36063">
                <text:p>1.360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4571">
                <text:p>2.4571</text:p>
              </table:table-cell>
              <table:table-cell office:value-type="float" office:value="1.38404">
                <text:p>1.38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9815">
                <text:p>2.29815</text:p>
              </table:table-cell>
              <table:table-cell office:value-type="float" office:value="1.18069">
                <text:p>1.180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754">
                <text:p>2.7754</text:p>
              </table:table-cell>
              <table:table-cell office:value-type="float" office:value="1.29861">
                <text:p>1.29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754">
                <text:p>2.7754</text:p>
              </table:table-cell>
              <table:table-cell office:value-type="float" office:value="1.29861">
                <text:p>1.29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67895">
                <text:p>2.67895</text:p>
              </table:table-cell>
              <table:table-cell office:value-type="float" office:value="1.27517">
                <text:p>1.27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2914">
                <text:p>2.62914</text:p>
              </table:table-cell>
              <table:table-cell office:value-type="float" office:value="1.21937">
                <text:p>1.219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2914">
                <text:p>2.62914</text:p>
              </table:table-cell>
              <table:table-cell office:value-type="float" office:value="1.21937">
                <text:p>1.219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66667">
                <text:p>2.66667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39905">
                <text:p>2.39905</text:p>
              </table:table-cell>
              <table:table-cell office:value-type="float" office:value="1.45413">
                <text:p>1.45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33807">
                <text:p>2.33807</text:p>
              </table:table-cell>
              <table:table-cell office:value-type="float" office:value="1.55139">
                <text:p>1.551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32721">
                <text:p>2.32721</text:p>
              </table:table-cell>
              <table:table-cell office:value-type="float" office:value="1.52442">
                <text:p>1.524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51333">
                <text:p>2.51333</text:p>
              </table:table-cell>
              <table:table-cell office:value-type="float" office:value="1.04312">
                <text:p>1.043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3467">
                <text:p>2.53467</text:p>
              </table:table-cell>
              <table:table-cell office:value-type="float" office:value="1.13464">
                <text:p>1.13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2">
                <text:p>2.52</text:p>
              </table:table-cell>
              <table:table-cell office:value-type="float" office:value="1.18297">
                <text:p>1.182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6092">
                <text:p>2.36092</text:p>
              </table:table-cell>
              <table:table-cell office:value-type="float" office:value="1.59216">
                <text:p>1.592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7056">
                <text:p>2.77056</text:p>
              </table:table-cell>
              <table:table-cell office:value-type="float" office:value="1.29553">
                <text:p>1.295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2185">
                <text:p>2.52185</text:p>
              </table:table-cell>
              <table:table-cell office:value-type="float" office:value="1.39299">
                <text:p>1.39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2185">
                <text:p>2.52185</text:p>
              </table:table-cell>
              <table:table-cell office:value-type="float" office:value="1.39299">
                <text:p>1.39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6087">
                <text:p>2.5608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6087">
                <text:p>2.5608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32449">
                <text:p>2.32449</text:p>
              </table:table-cell>
              <table:table-cell office:value-type="float" office:value="1.47018">
                <text:p>1.470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6042">
                <text:p>2.46042</text:p>
              </table:table-cell>
              <table:table-cell office:value-type="float" office:value="1.12296">
                <text:p>1.122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946">
                <text:p>2.8946</text:p>
              </table:table-cell>
              <table:table-cell office:value-type="float" office:value="1.26627">
                <text:p>1.26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60343">
                <text:p>2.60343</text:p>
              </table:table-cell>
              <table:table-cell office:value-type="float" office:value="1.41869">
                <text:p>1.418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32148">
                <text:p>2.32148</text:p>
              </table:table-cell>
              <table:table-cell office:value-type="float" office:value="1.55852">
                <text:p>1.558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8906">
                <text:p>2.68906</text:p>
              </table:table-cell>
              <table:table-cell office:value-type="float" office:value="1.23214">
                <text:p>1.23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5718">
                <text:p>2.45718</text:p>
              </table:table-cell>
              <table:table-cell office:value-type="float" office:value="1.06154">
                <text:p>1.061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2368">
                <text:p>2.42368</text:p>
              </table:table-cell>
              <table:table-cell office:value-type="float" office:value="1.13433">
                <text:p>1.13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738">
                <text:p>2.5738</text:p>
              </table:table-cell>
              <table:table-cell office:value-type="float" office:value="1.36178">
                <text:p>1.361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2274">
                <text:p>2.62274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66273">
                <text:p>2.66273</text:p>
              </table:table-cell>
              <table:table-cell office:value-type="float" office:value="1.25535">
                <text:p>1.255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9195">
                <text:p>2.39195</text:p>
              </table:table-cell>
              <table:table-cell office:value-type="float" office:value="1.54845">
                <text:p>1.548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7796">
                <text:p>2.37796</text:p>
              </table:table-cell>
              <table:table-cell office:value-type="float" office:value="1.52553">
                <text:p>1.52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8825">
                <text:p>2.48825</text:p>
              </table:table-cell>
              <table:table-cell office:value-type="float" office:value="1.07736">
                <text:p>1.077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7156">
                <text:p>2.77156</text:p>
              </table:table-cell>
              <table:table-cell office:value-type="float" office:value="1.25677">
                <text:p>1.256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2923">
                <text:p>2.92923</text:p>
              </table:table-cell>
              <table:table-cell office:value-type="float" office:value="0.790434">
                <text:p>0.7904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51254">
                <text:p>2.51254</text:p>
              </table:table-cell>
              <table:table-cell office:value-type="float" office:value="1.41624">
                <text:p>1.41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50613">
                <text:p>2.50613</text:p>
              </table:table-cell>
              <table:table-cell office:value-type="float" office:value="1.45536">
                <text:p>1.455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75">
                <text:p>2.375</text:p>
              </table:table-cell>
              <table:table-cell office:value-type="float" office:value="2.62467">
                <text:p>2.624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54404">
                <text:p>2.54404</text:p>
              </table:table-cell>
              <table:table-cell office:value-type="float" office:value="1.13864">
                <text:p>1.138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7768">
                <text:p>2.37768</text:p>
              </table:table-cell>
              <table:table-cell office:value-type="float" office:value="1.46856">
                <text:p>1.468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581">
                <text:p>2.6581</text:p>
              </table:table-cell>
              <table:table-cell office:value-type="float" office:value="1.10669">
                <text:p>1.10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581">
                <text:p>2.6581</text:p>
              </table:table-cell>
              <table:table-cell office:value-type="float" office:value="1.10669">
                <text:p>1.106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46438">
                <text:p>2.46438</text:p>
              </table:table-cell>
              <table:table-cell office:value-type="float" office:value="1.16686">
                <text:p>1.166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6466">
                <text:p>2.56466</text:p>
              </table:table-cell>
              <table:table-cell office:value-type="float" office:value="1.14181">
                <text:p>1.141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2285">
                <text:p>2.82285</text:p>
              </table:table-cell>
              <table:table-cell office:value-type="float" office:value="1.24812">
                <text:p>1.248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2285">
                <text:p>2.82285</text:p>
              </table:table-cell>
              <table:table-cell office:value-type="float" office:value="1.2568">
                <text:p>1.25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3359">
                <text:p>2.93359</text:p>
              </table:table-cell>
              <table:table-cell office:value-type="float" office:value="1.21773">
                <text:p>1.217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6148">
                <text:p>2.6148</text:p>
              </table:table-cell>
              <table:table-cell office:value-type="float" office:value="1.12482">
                <text:p>1.124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45096">
                <text:p>2.450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64803">
                <text:p>2.64803</text:p>
              </table:table-cell>
              <table:table-cell office:value-type="float" office:value="1.23161">
                <text:p>1.231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4518">
                <text:p>2.84518</text:p>
              </table:table-cell>
              <table:table-cell office:value-type="float" office:value="1.02872">
                <text:p>1.028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5488">
                <text:p>2.5488</text:p>
              </table:table-cell>
              <table:table-cell office:value-type="float" office:value="1.08379">
                <text:p>1.083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55443">
                <text:p>2.55443</text:p>
              </table:table-cell>
              <table:table-cell office:value-type="float" office:value="1.09418">
                <text:p>1.094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9866">
                <text:p>2.29866</text:p>
              </table:table-cell>
              <table:table-cell office:value-type="float" office:value="1.46093">
                <text:p>1.460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1126">
                <text:p>3.01126</text:p>
              </table:table-cell>
              <table:table-cell office:value-type="float" office:value="0.952324">
                <text:p>0.9523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5468">
                <text:p>2.35468</text:p>
              </table:table-cell>
              <table:table-cell office:value-type="float" office:value="1.78697">
                <text:p>1.786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51935">
                <text:p>2.51935</text:p>
              </table:table-cell>
              <table:table-cell office:value-type="float" office:value="1.17794">
                <text:p>1.177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3961">
                <text:p>2.23961</text:p>
              </table:table-cell>
              <table:table-cell office:value-type="float" office:value="1.80176">
                <text:p>1.801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1644">
                <text:p>2.1644</text:p>
              </table:table-cell>
              <table:table-cell office:value-type="float" office:value="1.72773">
                <text:p>1.727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09042">
                <text:p>2.09042</text:p>
              </table:table-cell>
              <table:table-cell office:value-type="float" office:value="1.12466">
                <text:p>1.124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2068">
                <text:p>2.22068</text:p>
              </table:table-cell>
              <table:table-cell office:value-type="float" office:value="1.26606">
                <text:p>1.266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0861">
                <text:p>1.90861</text:p>
              </table:table-cell>
              <table:table-cell office:value-type="float" office:value="1.76669">
                <text:p>1.766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0861">
                <text:p>1.90861</text:p>
              </table:table-cell>
              <table:table-cell office:value-type="float" office:value="1.76669">
                <text:p>1.766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0124">
                <text:p>2.20124</text:p>
              </table:table-cell>
              <table:table-cell office:value-type="float" office:value="1.74896">
                <text:p>1.748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